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xmlns="http://www.w3.org/1999/xhtml" dir="ltr" lang="ru"&gt;</text:p>
      <text:p text:style-name="Standard">&lt;head&gt;</text:p>
      <text:p text:style-name="Standard"/>
      <text:p text:style-name="Standard"><text:s text:c="4"/>&lt;title&gt;Форум программистов и сисадминов Киберфорум&lt;/title&gt;</text:p>
      <text:p text:style-name="Standard"><text:s text:c="4"/>&lt;link rel="canonical" href="https://www.cyberforum.ru/" /&gt;</text:p>
      <text:p text:style-name="Standard"><text:s text:c="4"/>&lt;base href="https://www.cyberforum.ru/" /&gt;</text:p>
      <text:p text:style-name="Standard">&lt;meta http-equiv="Content-Type" content="text/html; charset=utf-8" /&gt;</text:p>
      <text:p text:style-name="Standard"/>
      <text:p text:style-name="Standard">&lt;meta name="keywords" content="форум программистов, компьютерный форум, киберфорум, сайберфорум, компьютеры, программирование, софт, электроника" /&gt;</text:p>
      <text:p text:style-name="Standard">&lt;meta name="description" content="КиберФорум - форум программистов, системных администраторов, администраторов баз данных, компьютерный форум, форум по электронике и бытовой технике, обсуждение софта. Бесплатная помощь в решении задач по программированию и наукам, решение проблем с компьютером, операционными системам" /&gt;</text:p>
      <text:p text:style-name="Standard"/>
      <text:p text:style-name="Standard">&lt;meta name="viewport" content="width=device-width"&gt;</text:p>
      <text:p text:style-name="Standard"/>
      <text:p text:style-name="Standard">&lt;link rel="stylesheet" type="text/css" href="//cyberstatic.net/clientscript/vbulletin_css/cyberforum.css" /&gt;</text:p>
      <text:p text:style-name="Standard">&lt;link rel="stylesheet" type="text/css" href="//cyberstatic.net/clientscript/vbulletin_important.css" /&gt;</text:p>
      <text:p text:style-name="Standard"/>
      <text:p text:style-name="Standard"/>
      <text:p text:style-name="Standard"/>
      <text:p text:style-name="Standard">&lt;script&gt;</text:p>
      <text:p text:style-name="Standard">&lt;!--</text:p>
      <text:p text:style-name="Standard">var SESSIONURL = "s=0de2b0e10463a68081b6cb741b9fcddc&amp;";</text:p>
      <text:p text:style-name="Standard">var SECURITYTOKEN = "guest";</text:p>
      <text:p text:style-name="Standard">var IMGDIR_MISC = "//cyberstatic.net/images/misc";</text:p>
      <text:p text:style-name="Standard">var vb_disable_ajax = parseInt("0", 10);</text:p>
      <text:p text:style-name="Standard">// --&gt;</text:p>
      <text:p text:style-name="Standard">&lt;/script&gt;</text:p>
      <text:p text:style-name="Standard"/>
      <text:p text:style-name="Standard">&lt;script src="//ajax.googleapis.com/ajax/libs/yui/2.9.0/build/yahoo-dom-event/yahoo-dom-event.js"&gt;&lt;/script&gt;</text:p>
      <text:p text:style-name="Standard">&lt;script src="//ajax.googleapis.com/ajax/libs/yui/2.9.0/build/connection/connection-min.js"&gt;&lt;/script&gt;</text:p>
      <text:p text:style-name="Standard">&lt;script src="//ajax.googleapis.com/ajax/libs/jquery/2.2.4/jquery.min.js"&gt;&lt;/script&gt;</text:p>
      <text:p text:style-name="Standard">&lt;script src="//cyberstatic.net/clientscript/custom/jquery.browser.min.js"&gt;&lt;/script&gt;</text:p>
      <text:p text:style-name="Standard"/>
      <text:p text:style-name="Standard">&lt;script src="//cyberstatic.net/clientscript/vbulletin_global2.js"&gt;&lt;/script&gt;</text:p>
      <text:p text:style-name="Standard"/>
      <text:p text:style-name="Standard"/>
      <text:p text:style-name="Standard">&lt;script src="//cyberstatic.net/clientscript/vbulletin_vbpost.js"&gt;&lt;/script&gt;</text:p>
      <text:p text:style-name="Standard"/>
      <text:p text:style-name="Standard"/>
      <text:p text:style-name="Standard">&lt;script src="//cyberstatic.net/clientscript/vbulletin_md5.js"&gt;&lt;/script&gt;</text:p>
      <text:p text:style-name="Standard"/>
      <text:p text:style-name="Standard"/>
      <text:p text:style-name="Standard"/>
      <text:p text:style-name="Standard"><text:soft-page-break/><text:tab/>&lt;link rel="alternate" type="application/rss+xml" title="Форум программистов и сисадминов Киберфорум RSS Feed" href="https://www.cyberforum.ru/external.php?type=RSS2" /&gt;</text:p>
      <text:p text:style-name="Standard"><text:tab/></text:p>
      <text:p text:style-name="Standard"/>
      <text:p text:style-name="Standard">&lt;link type="application/opensearchdescription+xml" rel="search" href="https://www.cyberforum.ru/opensearch.xml" title="CyberForum.ru" /&gt;</text:p>
      <text:p text:style-name="Standard">&lt;link rel="stylesheet" href="//cyberstatic.net/clientscript/vbulletin_css/geshi.css" type="text/css" media="screen" /&gt;</text:p>
      <text:p text:style-name="Standard">&lt;link rel="stylesheet" type="text/css" href="//cyberstatic.net/clientscript/vbulletin_css/spoiler.css" /&gt;</text:p>
      <text:p text:style-name="Standard">&lt;script&gt;</text:p>
      <text:p text:style-name="Standard"><text:tab/>var IMGDIR_BUTTON = "//cyberstatic.net/images/buttons";</text:p>
      <text:p text:style-name="Standard">&lt;/script&gt;</text:p>
      <text:p text:style-name="Standard"/>
      <text:p text:style-name="Standard"/>
      <text:p text:style-name="Standard">&lt;script async src="https://statika.mpsuadv.ru/scripts/1191.js"&gt;&lt;/script&gt;</text:p>
      <text:p text:style-name="Standard"/>
      <text:p text:style-name="Standard"/>
      <text:p text:style-name="Standard"/>
      <text:p text:style-name="Standard">&lt;script&gt;window.yaContextCb=window.yaContextCb||[]&lt;/script&gt;</text:p>
      <text:p text:style-name="Standard">&lt;script src="https://yandex.ru/ads/system/context.js" async&gt;&lt;/script&gt;</text:p>
      <text:p text:style-name="Standard"/>
      <text:p text:style-name="Standard"/>
      <text:p text:style-name="Standard"/>
      <text:p text:style-name="Standard">&lt;/head&gt;</text:p>
      <text:p text:style-name="Standard">&lt;body&gt;</text:p>
      <text:p text:style-name="Standard"/>
      <text:p text:style-name="Standard"/>
      <text:p text:style-name="Standard">&lt;div style="min-width: 1100px; <text:s/>margin: 7px 20px 80px 20px;"&gt;</text:p>
      <text:p text:style-name="Standard"/>
      <text:p text:style-name="Standard"/>
      <text:p text:style-name="Standard">&lt;div&gt;</text:p>
      <text:p text:style-name="Standard"><text:tab/>&lt;div class="page" style="text-align: left;"&gt;</text:p>
      <text:p text:style-name="Standard"><text:tab/><text:tab/>&lt;div style="margin: 0px 3px 0px 3px" align="left"&gt;</text:p>
      <text:p text:style-name="Standard"/>
      <text:p text:style-name="Standard"/>
      <text:p text:style-name="Standard">&lt;div class="vbmenu_popup" id="vbbloglinks_menu" style="display:none;margin-top:3px" align="left"&gt;</text:p>
      <text:p text:style-name="Standard"><text:tab/>&lt;table cellpadding="4" cellspacing="1" border="0"&gt;</text:p>
      <text:p text:style-name="Standard"/>
      <text:p text:style-name="Standard"><text:tab/>&lt;tr&gt;</text:p>
      <text:p text:style-name="Standard"><text:tab/><text:tab/>&lt;td class="vbmenu_option"&gt;&lt;a href="https://www.cyberforum.ru/blogs/recent-entries/"&gt;Блоги программистов и сисадминов&lt;/a&gt;&lt;/td&gt;</text:p>
      <text:p text:style-name="Standard"><text:tab/>&lt;/tr&gt;</text:p>
      <text:p text:style-name="Standard"/>
      <text:p text:style-name="Standard"><text:tab/>&lt;/table&gt;</text:p>
      <text:p text:style-name="Standard">&lt;/div&gt;</text:p>
      <text:p text:style-name="Standard">&lt;table class="tborder" cellpadding="5" cellspacing="1" border="0" width="100%" align="center"&gt;</text:p>
      <text:p text:style-name="Standard">&lt;tr&gt;</text:p>
      <text:p text:style-name="Standard"/>
      <text:p text:style-name="Standard"><text:tab/>&lt;td class="alt1" width="100%" style="padding-left: 10px"&gt;</text:p>
      <text:p text:style-name="Standard"><text:soft-page-break/><text:tab/><text:tab/>&lt;a href="https://www.cyberforum.ru/" <text:s/>style="display: block; float: left; margin: 5px 25px 10px 0px"&gt;&lt;img loading="lazy" decoding="async" border="0" src="//cyberstatic.net/images/cyberforum_logo.png" height="50px" alt="Форум программистов, компьютерный форум, киберфорум" title="Форум программистов, компьютерный форум, киберфорум" /&gt;&lt;/a&gt;</text:p>
      <text:p text:style-name="Standard"><text:tab/><text:tab/>&lt;div class="smallfont" style="float: right; margin: 0px 0px 0px 20px;"&gt;</text:p>
      <text:p text:style-name="Standard"><text:tab/><text:tab/><text:tab/>&lt;div class="ya-share2" data-services="vkontakte,odnoklassniki" data-image="//cyberstatic.net/images/cyberforum_logo.png"&gt;&lt;/div&gt;</text:p>
      <text:p text:style-name="Standard"><text:tab/><text:tab/>&lt;/div&gt;</text:p>
      <text:p text:style-name="Standard"><text:tab/><text:tab/><text:tab/></text:p>
      <text:p text:style-name="Standard"><text:tab/><text:tab/><text:tab/>&lt;div&gt;&lt;h1&gt;Форум программистов и сисадминов Киберфорум&lt;/h1&gt;&lt;br /&gt;&lt;span class="smallfont"&gt;КиберФорум - форум программистов и системных администраторов. Бесплатная помощь в решении задач по программированию, математике, физике и другим наукам, решение проблем с компьютером, операционными системами.&lt;/span&gt;&lt;/div&gt;</text:p>
      <text:p text:style-name="Standard"><text:tab/><text:tab/></text:p>
      <text:p text:style-name="Standard"><text:tab/>&lt;/td&gt;</text:p>
      <text:p text:style-name="Standard"/>
      <text:p text:style-name="Standard"><text:tab/>&lt;td class="alt2" style="padding: 0px"&gt;</text:p>
      <text:p text:style-name="Standard"><text:tab/><text:tab/>&lt;table cellpadding="5" cellspacing="3" border="0" width="230px"&gt;</text:p>
      <text:p text:style-name="Standard"><text:tab/><text:tab/>&lt;tr&gt;</text:p>
      <text:p text:style-name="Standard"><text:tab/><text:tab/><text:tab/>&lt;td class="smallfont" style="white-space: nowrap"&gt;&lt;b&gt;&lt;a href="https://www.cyberforum.ru/auth.php" class="forumtitle2"&gt;Войти&lt;/a&gt;&lt;/b&gt;&lt;/td&gt;</text:p>
      <text:p text:style-name="Standard"><text:tab/><text:tab/>&lt;/tr&gt;</text:p>
      <text:p text:style-name="Standard"><text:tab/><text:tab/>&lt;tr&gt;</text:p>
      <text:p text:style-name="Standard"><text:tab/><text:tab/><text:tab/>&lt;td&gt;</text:p>
      <text:p text:style-name="Standard"><text:tab/><text:tab/><text:tab/><text:tab/>&lt;b&gt;&lt;a href="https://www.cyberforum.ru/register.php"&gt;Регистрация&lt;/a&gt;&lt;/b&gt;&lt;br/&gt;</text:p>
      <text:p text:style-name="Standard"><text:tab/><text:tab/><text:tab/><text:tab/>&lt;a href="https://www.cyberforum.ru/login.php?do=lostpw"&gt;Восстановить пароль&lt;/a&gt;</text:p>
      <text:p text:style-name="Standard"><text:tab/><text:tab/><text:tab/>&lt;/td&gt;</text:p>
      <text:p text:style-name="Standard"><text:tab/><text:tab/>&lt;/tr&gt;</text:p>
      <text:p text:style-name="Standard"><text:tab/><text:tab/>&lt;/table&gt;</text:p>
      <text:p text:style-name="Standard"/>
      <text:p text:style-name="Standard"><text:tab/>&lt;/td&gt;</text:p>
      <text:p text:style-name="Standard"/>
      <text:p text:style-name="Standard">&lt;/tr&gt;</text:p>
      <text:p text:style-name="Standard">&lt;/table&gt;</text:p>
      <text:p text:style-name="Standard">&lt;div class="tborder" style="padding:1px; border-top-width:0px; margin-bottom: 3px;"&gt;</text:p>
      <text:p text:style-name="Standard"><text:tab/>&lt;table cellpadding="0" cellspacing="0" border="0" width="100%" align="center"&gt;</text:p>
      <text:p text:style-name="Standard"><text:tab/>&lt;tr align="center"&gt;</text:p>
      <text:p text:style-name="Standard"><text:tab/><text:tab/></text:p>
      <text:p text:style-name="Standard"><text:tab/><text:tab/></text:p>
      <text:p text:style-name="Standard"/>
      <text:p text:style-name="Standard"><text:tab/><text:tab/>&lt;td class="vbmenu_control"&gt;&lt;a href="https://www.cyberforum.ru/map.php"&gt;Карта форума&lt;/a&gt;&lt;/td&gt;</text:p>
      <text:p text:style-name="Standard"/>
      <text:p text:style-name="Standard"/>
      <text:p text:style-name="Standard"><text:tab/><text:tab/>&lt;td class="vbmenu_control"&gt;&lt;a id="vbbloglinks" href="https://www.cyberforum.ru/blogs/"&gt;Блоги&lt;/a&gt;&lt;script&gt;vbmenu_register("vbbloglinks");&lt;/script&gt;&lt;/td&gt;</text:p>
      <text:p text:style-name="Standard"><text:tab/><text:tab/></text:p>
      <text:p text:style-name="Standard"><text:soft-page-break/><text:tab/><text:tab/><text:tab/></text:p>
      <text:p text:style-name="Standard"><text:tab/><text:tab/><text:tab/></text:p>
      <text:p text:style-name="Standard"><text:tab/><text:tab/><text:tab/><text:tab/>&lt;td class="vbmenu_control"&gt;&lt;a href="https://www.cyberforum.ru/groups/"&gt;Социальные группы&lt;/a&gt;&lt;/td&gt;</text:p>
      <text:p text:style-name="Standard"><text:tab/><text:tab/><text:tab/></text:p>
      <text:p text:style-name="Standard"><text:tab/><text:tab/></text:p>
      <text:p text:style-name="Standard"><text:tab/><text:tab/></text:p>
      <text:p text:style-name="Standard"><text:tab/><text:tab/><text:tab/></text:p>
      <text:p text:style-name="Standard"><text:tab/><text:tab/><text:tab/><text:tab/>&lt;td class="vbmenu_control"&gt;&lt;a href="https://www.cyberforum.ru/search.php" accesskey="4"&gt;Поиск&lt;/a&gt;&lt;/td&gt;</text:p>
      <text:p text:style-name="Standard"><text:tab/><text:tab/><text:tab/><text:tab/></text:p>
      <text:p text:style-name="Standard"><text:tab/><text:tab/><text:tab/><text:tab/>&lt;td class="vbmenu_control"&gt;&lt;a href="https://www.cyberforum.ru/search.php?do=getdaily" accesskey="2"&gt;Сообщения за день&lt;/a&gt;&lt;/td&gt;</text:p>
      <text:p text:style-name="Standard"><text:tab/><text:tab/><text:tab/><text:tab/></text:p>
      <text:p text:style-name="Standard"><text:tab/><text:tab/><text:tab/></text:p>
      <text:p text:style-name="Standard"/>
      <text:p text:style-name="Standard"><text:tab/><text:tab/><text:tab/></text:p>
      <text:p text:style-name="Standard"><text:tab/><text:tab/></text:p>
      <text:p text:style-name="Standard"><text:tab/><text:tab/></text:p>
      <text:p text:style-name="Standard"><text:tab/><text:tab/><text:tab/>&lt;td class="vbmenu_control"&gt;&lt;a href="https://www.cyberforum.ru/landings/edugram/index.html"&gt;Заказать работу&lt;/a&gt;&lt;/td&gt;</text:p>
      <text:p text:style-name="Standard"><text:tab/><text:tab/></text:p>
      <text:p text:style-name="Standard"><text:tab/><text:tab/></text:p>
      <text:p text:style-name="Standard"><text:tab/><text:tab/>&lt;td class="vbmenu_control" width="100%"&gt;&amp;nbsp;&lt;/td&gt;</text:p>
      <text:p text:style-name="Standard"><text:tab/><text:tab/>&lt;/tr&gt;</text:p>
      <text:p text:style-name="Standard"><text:tab/>&lt;/table&gt;</text:p>
      <text:p text:style-name="Standard">&lt;/div&gt;</text:p>
      <text:p text:style-name="Standard"/>
      <text:p text:style-name="Standard"/>
      <text:p text:style-name="Standard">&lt;table id="yatopbanner" cellspacing="0" cellpadding="2" border="0" align="center" width="100%" class="tborder" style="margin: 0px 0px 3px 0px;"&gt;&lt;tr&gt;</text:p>
      <text:p text:style-name="Standard">&lt;td width="100%" class="alt1" align="center" valign="middle"&gt;</text:p>
      <text:p text:style-name="Standard"/>
      <text:p text:style-name="Standard">&lt;div id="yandex_rtb_R-A-29317-1"&gt;&lt;/div&gt;</text:p>
      <text:p text:style-name="Standard">&lt;script&gt;window.yaContextCb.push(()=&gt;{</text:p>
      <text:p text:style-name="Standard"><text:s text:c="2"/>Ya.Context.AdvManager.render({</text:p>
      <text:p text:style-name="Standard"><text:s text:c="4"/>renderTo: 'yandex_rtb_R-A-29317-1',</text:p>
      <text:p text:style-name="Standard"><text:s text:c="4"/>blockId: 'R-A-29317-1'</text:p>
      <text:p text:style-name="Standard"><text:s text:c="2"/>})</text:p>
      <text:p text:style-name="Standard">})&lt;/script&gt;</text:p>
      <text:p text:style-name="Standard"/>
      <text:p text:style-name="Standard"/>
      <text:p text:style-name="Standard">&lt;/td&gt;</text:p>
      <text:p text:style-name="Standard">&lt;/tr&gt;&lt;/table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&lt;table cellpadding="0" cellspacing="0" width="100%" align="center"&gt;</text:p>
      <text:p text:style-name="Standard"><text:s text:c="3"/>&lt;tbody&gt;</text:p>
      <text:p text:style-name="Standard"><text:s text:c="7"/>&lt;tr&gt;</text:p>
      <text:p text:style-name="Standard"><text:s text:c="12"/>&lt;td&gt;</text:p>
      <text:p text:style-name="Standard"><text:s text:c="16"/>&lt;table cellpadding="0" cellspacing="0" border="0" align="center" width="100%"&gt;</text:p>
      <text:p text:style-name="Standard"><text:s text:c="20"/>&lt;tr&gt;</text:p>
      <text:p text:style-name="Standard"><text:s text:c="23"/>&lt;td width="50%" valign="top" style="padding: 0px 3px 0px 0px;"&gt;</text:p>
      <text:p text:style-name="Standard"><text:s text:c="29"/></text:p>
      <text:p text:style-name="Standard"><text:tab/><text:tab/><text:tab/><text:tab/><text:tab/> <text:s/>&lt;table id="kr_table_1" cellspacing="1" cellpadding="5" border="0" align="center" width="100%" class="tborder" style="margin: 0px 0px 3px 0px;"&gt;</text:p>
      <text:p text:style-name="Standard"><text:tab/><text:tab/><text:tab/><text:tab/><text:tab/><text:tab/>&lt;thead&gt;</text:p>
      <text:p text:style-name="Standard"><text:tab/><text:tab/><text:tab/><text:tab/><text:tab/><text:tab/> <text:s text:c="2"/>&lt;tr&gt;</text:p>
      <text:p text:style-name="Standard"><text:tab/><text:tab/><text:tab/><text:tab/><text:tab/><text:tab/><text:tab/> &lt;td colspan="3" class="tcat"&gt;</text:p>
      <text:p text:style-name="Standard"><text:tab/><text:tab/><text:tab/><text:tab/><text:tab/><text:tab/><text:tab/> <text:s text:c="3"/>&lt;a href="https://www.cyberforum.ru/programming/"&gt;Форум программистов&lt;/a&gt;</text:p>
      <text:p text:style-name="Standard"><text:tab/><text:tab/><text:tab/><text:tab/><text:tab/><text:tab/><text:tab/> &lt;/td&gt;</text:p>
      <text:p text:style-name="Standard"><text:tab/><text:tab/><text:tab/><text:tab/><text:tab/><text:tab/> <text:s text:c="2"/>&lt;/tr&gt;</text:p>
      <text:p text:style-name="Standard"><text:tab/><text:tab/><text:tab/><text:tab/><text:tab/><text:tab/>&lt;/thead&gt;</text:p>
      <text:p text:style-name="Standard"><text:s text:c="4"/>&lt;tr align="center"&gt;</text:p>
      <text:p text:style-name="Standard"><text:s text:c="8"/>&lt;td class="alt1Active" align="left" id="f138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c-cpp/"&gt;&lt;span class="forumtitle"&gt;C/C++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38" /&gt; Тем: 487,545 / Ответов: 2,398,207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9" /&gt; &lt;a href="https://www.cyberforum.ru/cpp/"&gt;C++&lt;/a&gt;&lt;/td&gt;&lt;td class="smallfont" style="text-transform:none;white-space: wrap;" width="270px"&gt; &lt;img loading="lazy" decoding="async" class="inlineimg" src="//cyberstatic.net/images/statusicon/subforum_new.gif" alt="" border="0" id="forum_statusicon_77" /&gt; &lt;a href="https://www.cyberforum.ru/cpp-beginners/"&gt;С++ для начинающих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372" /&gt; &lt;a href="https://www.cyberforum.ru/cpp-networks/"&gt;C++: Сети&lt;/a&gt;&lt;/td&gt;&lt;td class="smallfont" style="text-transform:none;white-space: wrap;" <text:soft-page-break/>width="270px"&gt; &lt;img loading="lazy" decoding="async" class="inlineimg" src="//cyberstatic.net/images/statusicon/subforum_new.gif" alt="" border="0" id="forum_statusicon_21" /&gt; &lt;a href="https://www.cyberforum.ru/visual-cpp/"&gt;Visual C++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89" /&gt; &lt;a href="https://www.cyberforum.ru/visual-cpp-database/"&gt;Visual C++: Базы данных&lt;/a&gt;&lt;/td&gt;&lt;td class="smallfont" style="text-transform:none;white-space: wrap;" width="270px"&gt; &lt;img loading="lazy" decoding="async" class="inlineimg" src="//cyberstatic.net/images/statusicon/subforum_new.gif" alt="" border="0" id="forum_statusicon_20" /&gt; &lt;a href="https://www.cyberforum.ru/cpp-builder/"&gt;C++ Builder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88" /&gt; &lt;a href="https://www.cyberforum.ru/cpp-builder-database/"&gt;C++ Builder: Базы данных&lt;/a&gt;&lt;/td&gt;&lt;td class="smallfont" style="text-transform:none;white-space: wrap;" width="270px"&gt; &lt;img loading="lazy" decoding="async" class="inlineimg" src="//cyberstatic.net/images/statusicon/subforum_old.gif" alt="" border="0" id="forum_statusicon_416" /&gt; &lt;a href="https://www.cyberforum.ru/cpp-builder-firemonkey/"&gt;C++ Builder: FireMonkey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93" /&gt; &lt;a href="https://www.cyberforum.ru/boost-cpp/"&gt;Boost C++&lt;/a&gt;&lt;/td&gt;&lt;td class="smallfont" style="text-transform:none;white-space: wrap;" width="270px"&gt; &lt;img loading="lazy" decoding="async" class="inlineimg" src="//cyberstatic.net/images/statusicon/subforum_old.gif" alt="" border="0" id="forum_statusicon_527" /&gt; &lt;a href="https://www.cyberforum.ru/cpp-opencv/"&gt;C++: OpenCV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198" /&gt; &lt;a href="https://www.cyberforum.ru/cpp-cross-platform/"&gt;Кроссплатфор&amp;shy;менная разработка&lt;/a&gt;&lt;/td&gt;&lt;td class="smallfont" style="text-transform:none;white-space: wrap;" width="270px"&gt; &lt;img loading="lazy" decoding="async" class="inlineimg" src="//cyberstatic.net/images/statusicon/subforum_new.gif" alt="" border="0" id="forum_statusicon_319" /&gt; &lt;a href="https://www.cyberforum.ru/qt/"&gt;C++ Qt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363" /&gt; &lt;a href="https://www.cyberforum.ru/c/"&gt;C (Си)&lt;/a&gt;&lt;/td&gt;&lt;td class="smallfont" style="text-transform:none;white-space: wrap;" width="270px"&gt; &lt;img loading="lazy" decoding="async" class="inlineimg" src="//cyberstatic.net/images/statusicon/subforum_new.gif" alt="" border="0" id="forum_statusicon_364" /&gt; &lt;a href="https://www.cyberforum.ru/c-beginners/"&gt;C для начинающих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56" /&gt; &lt;a href="https://www.cyberforum.ru/win-api/"&gt;C/C++: WinAPI&lt;/a&gt;&lt;/td&gt;&lt;td class="smallfont" style="text-transform:none;white-space: wrap;" width="270px"&gt; &lt;img loading="lazy" decoding="async" class="inlineimg" src="//cyberstatic.net/images/statusicon/subforum_old.gif" alt="" border="0" id="forum_statusicon_78" /&gt; &lt;a href="https://www.cyberforum.ru/cpp-linux/"&gt;C/С++ под Linux&lt;/a&gt;&lt;/td&gt;&lt;/tr&gt;&lt;tr&gt;&lt;td width="25px"&gt;&lt;/td&gt;&lt;td class="smallfont" style="text-<text:soft-page-break/>transform:none;white-space: wrap;" width="270px"&gt; &lt;img loading="lazy" decoding="async" class="inlineimg" src="//cyberstatic.net/images/statusicon/subforum_old.gif" alt="" border="0" id="forum_statusicon_171" /&gt; &lt;a href="https://www.cyberforum.ru/cpp-ide-tools/"&gt;C/C++: IDE, инструментарий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17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net-framework/"&gt;&lt;span class="forumtitle"&gt;.NET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7" /&gt; Тем: 301,860 / Ответов: 1,465,198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18" /&gt; &lt;a href="https://www.cyberforum.ru/csharp-net/"&gt;C# .NET&lt;/a&gt;&lt;/td&gt;&lt;td class="smallfont" style="text-transform:none;white-space: wrap;" width="270px"&gt; &lt;img loading="lazy" decoding="async" class="inlineimg" src="//cyberstatic.net/images/statusicon/subforum_new.gif" alt="" border="0" id="forum_statusicon_91" /&gt; &lt;a href="https://www.cyberforum.ru/csharp-beginners/"&gt;C# для начинающих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94" /&gt; &lt;a href="https://www.cyberforum.ru/windows-forms/"&gt;C# Windows Forms&lt;/a&gt;&lt;/td&gt;&lt;td class="smallfont" style="text-transform:none;white-space: wrap;" width="270px"&gt; &lt;img loading="lazy" decoding="async" class="inlineimg" src="//cyberstatic.net/images/statusicon/subforum_old.gif" alt="" border="0" id="forum_statusicon_22" /&gt; &lt;a href="https://www.cyberforum.ru/ado-net/"&gt;C#: Базы данных, ADO.NET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4" /&gt; &lt;a href="https://www.cyberforum.ru/asp-net/"&gt;C#: Web, ASP.NET&lt;/a&gt;&lt;/td&gt;&lt;td class="smallfont" style="text-transform:none;white-space: wrap;" width="270px"&gt; &lt;img loading="lazy" decoding="async" class="inlineimg" <text:soft-page-break/>src="//cyberstatic.net/images/statusicon/subforum_old.gif" alt="" border="0" id="forum_statusicon_283" /&gt; &lt;a href="https://www.cyberforum.ru/asp-net-mvc/"&gt;C#: ASP.NET MVC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15" /&gt; &lt;a href="https://www.cyberforum.ru/asp-net-core/"&gt;C#: ASP.NET Core&lt;/a&gt;&lt;/td&gt;&lt;td class="smallfont" style="text-transform:none;white-space: wrap;" width="270px"&gt; &lt;img loading="lazy" decoding="async" class="inlineimg" src="//cyberstatic.net/images/statusicon/subforum_old.gif" alt="" border="0" id="forum_statusicon_525" /&gt; &lt;a href="https://www.cyberforum.ru/csharp-api/"&gt;C#: API, боты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80" /&gt; &lt;a href="https://www.cyberforum.ru/wpf-silverlight/"&gt;C#: WPF, UWP и Silverlight&lt;/a&gt;&lt;/td&gt;&lt;td class="smallfont" style="text-transform:none;white-space: wrap;" width="270px"&gt; &lt;img loading="lazy" decoding="async" class="inlineimg" src="//cyberstatic.net/images/statusicon/subforum_old.gif" alt="" border="0" id="forum_statusicon_117" /&gt; &lt;a href="https://www.cyberforum.ru/web-services-wcf/"&gt;C#: Веб-сервисы и WCF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19" /&gt; &lt;a href="https://www.cyberforum.ru/vb-net/"&gt;Visual Basic .NET&lt;/a&gt;&lt;/td&gt;&lt;td class="smallfont" style="text-transform:none;white-space: wrap;" width="270px"&gt; &lt;img loading="lazy" decoding="async" class="inlineimg" src="//cyberstatic.net/images/statusicon/subforum_old.gif" alt="" border="0" id="forum_statusicon_266" /&gt; &lt;a href="https://www.cyberforum.ru/fsharp/"&gt;F# .NET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15" /&gt; &lt;a href="https://www.cyberforum.ru/cpp-cli/"&gt;C++/CLI&lt;/a&gt;&lt;/td&gt;&lt;td class="smallfont" style="text-transform:none;white-space: wrap;" width="270px"&gt; &lt;img loading="lazy" decoding="async" class="inlineimg" src="//cyberstatic.net/images/statusicon/subforum_old.gif" alt="" border="0" id="forum_statusicon_370" /&gt; &lt;a href="https://www.cyberforum.ru/cpp-cli-winforms/"&gt;C++/CLI Windows Forms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05" /&gt; &lt;a href="https://www.cyberforum.ru/xamarin/"&gt;Xamarin/MAUI&lt;/a&gt;&lt;/td&gt;&lt;td class="smallfont" style="text-transform:none;white-space: wrap;" width="270px"&gt; &lt;img loading="lazy" decoding="async" class="inlineimg" src="//cyberstatic.net/images/statusicon/subforum_old.gif" alt="" border="0" id="forum_statusicon_143" /&gt; &lt;a href="https://www.cyberforum.ru/linq/"&gt;LINQ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95" /&gt; &lt;a href="https://www.cyberforum.ru/visual-studio/"&gt;Visual Studio&lt;/a&gt;&lt;/td&gt;&lt;td class="smallfont" style="text-transform:none;white-space: wrap;" width="270px"&gt; &lt;img loading="lazy" decoding="async" class="inlineimg" src="//cyberstatic.net/images/statusicon/subforum_old.gif" alt="" border="0" id="forum_statusicon_317" /&gt; &lt;a href="https://www.cyberforum.ru/mono/"&gt;Mono&lt;/a&gt;&lt;/td&gt;&lt;/tr&gt;&lt;/table&gt;&lt;/div&gt;</text:p>
      <text:p text:style-name="Standard"><text:soft-page-break/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129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python/"&gt;&lt;span class="forumtitle"&gt;Python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29" /&gt; Тем: 81,563 / Ответов: 362,192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532" /&gt; &lt;a href="https://www.cyberforum.ru/python-tasks/"&gt;Python: Решение задач&lt;/a&gt;&lt;/td&gt;&lt;td class="smallfont" style="text-transform:none;white-space: wrap;" width="270px"&gt; &lt;img loading="lazy" decoding="async" class="inlineimg" src="//cyberstatic.net/images/statusicon/subforum_new.gif" alt="" border="0" id="forum_statusicon_524" /&gt; &lt;a href="https://www.cyberforum.ru/python-beginners/"&gt;Python для начинающих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340" /&gt; &lt;a href="https://www.cyberforum.ru/python-web/"&gt;Python: Web&lt;/a&gt;&lt;/td&gt;&lt;td class="smallfont" style="text-transform:none;white-space: wrap;" width="270px"&gt; &lt;img loading="lazy" decoding="async" class="inlineimg" src="//cyberstatic.net/images/statusicon/subforum_new.gif" alt="" border="0" id="forum_statusicon_443" /&gt; &lt;a href="https://www.cyberforum.ru/python-django/"&gt;Python: Django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31" /&gt; &lt;a href="https://www.cyberforum.ru/python-flask/"&gt;Python: Flask&lt;/a&gt;&lt;/td&gt;&lt;td class="smallfont" style="text-transform:none;white-space: wrap;" width="270px"&gt; &lt;img loading="lazy" decoding="async" class="inlineimg" src="//cyberstatic.net/images/statusicon/subforum_new.gif" alt="" border="0" id="forum_statusicon_421" /&gt; &lt;a href="https://www.cyberforum.ru/python-graphics/"&gt;Python: GUI, графика&lt;/a&gt;&lt;/td&gt;&lt;/tr&gt;&lt;tr&gt;&lt;td width="25px"&gt;&lt;/td&gt;&lt;td class="smallfont" style="text-transform:none;white-space: wrap;" width="270px"&gt; &lt;img loading="lazy" decoding="async" <text:soft-page-break/>class="inlineimg" src="//cyberstatic.net/images/statusicon/subforum_old.gif" alt="" border="0" id="forum_statusicon_500" /&gt; &lt;a href="https://www.cyberforum.ru/python-tkinter/"&gt;Python: Tkinter&lt;/a&gt;&lt;/td&gt;&lt;td class="smallfont" style="text-transform:none;white-space: wrap;" width="270px"&gt; &lt;img loading="lazy" decoding="async" class="inlineimg" src="//cyberstatic.net/images/statusicon/subforum_old.gif" alt="" border="0" id="forum_statusicon_528" /&gt; &lt;a href="https://www.cyberforum.ru/python-pygame/"&gt;Python: PyGame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56" /&gt; &lt;a href="https://www.cyberforum.ru/python-db/"&gt;Python: Базы данных&lt;/a&gt;&lt;/td&gt;&lt;td class="smallfont" style="text-transform:none;white-space: wrap;" width="270px"&gt; &lt;img loading="lazy" decoding="async" class="inlineimg" src="//cyberstatic.net/images/statusicon/subforum_old.gif" alt="" border="0" id="forum_statusicon_502" /&gt; &lt;a href="https://www.cyberforum.ru/python-science/"&gt;Python: Научные вычисления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03" /&gt; &lt;a href="https://www.cyberforum.ru/python-network/"&gt;Python: Сети&lt;/a&gt;&lt;/td&gt;&lt;td class="smallfont" style="text-transform:none;white-space: wrap;" width="270px"&gt; &lt;img loading="lazy" decoding="async" class="inlineimg" src="//cyberstatic.net/images/statusicon/subforum_old.gif" alt="" border="0" id="forum_statusicon_522" /&gt; &lt;a href="https://www.cyberforum.ru/python-api/"&gt;Python: API, боты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388" /&gt; &lt;a href="https://www.cyberforum.ru/python-ide/"&gt;Python: IDE, инструментарий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11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java/"&gt;&lt;span class="forumtitle"&gt;Java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1" /&gt; Тем: 59,552 / Ответов: 279,705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oft-page-break/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385" /&gt; &lt;a href="https://www.cyberforum.ru/java-beginners/"&gt;Java для начинающих&lt;/a&gt;&lt;/td&gt;&lt;td class="smallfont" style="text-transform:none;white-space: wrap;" width="270px"&gt; &lt;img loading="lazy" decoding="async" class="inlineimg" src="//cyberstatic.net/images/statusicon/subforum_new.gif" alt="" border="0" id="forum_statusicon_161" /&gt; &lt;a href="https://www.cyberforum.ru/java-gui/"&gt;Java: GUI, графика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10" /&gt; &lt;a href="https://www.cyberforum.ru/javafx/"&gt;JavaFX&lt;/a&gt;&lt;/td&gt;&lt;td class="smallfont" style="text-transform:none;white-space: wrap;" width="270px"&gt; &lt;img loading="lazy" decoding="async" class="inlineimg" src="//cyberstatic.net/images/statusicon/subforum_old.gif" alt="" border="0" id="forum_statusicon_158" /&gt; &lt;a href="https://www.cyberforum.ru/java-j2me/"&gt;Java ME (J2ME)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59" /&gt; &lt;a href="https://www.cyberforum.ru/java-j2se/"&gt;Java SE (J2SE)&lt;/a&gt;&lt;/td&gt;&lt;td class="smallfont" style="text-transform:none;white-space: wrap;" width="270px"&gt; &lt;img loading="lazy" decoding="async" class="inlineimg" src="//cyberstatic.net/images/statusicon/subforum_old.gif" alt="" border="0" id="forum_statusicon_160" /&gt; &lt;a href="https://www.cyberforum.ru/java-j2ee/"&gt;Java EE (J2EE)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73" /&gt; &lt;a href="https://www.cyberforum.ru/java-ide/"&gt;Java: IDE, инструментарий&lt;/a&gt;&lt;/td&gt;&lt;td class="smallfont" style="text-transform:none;white-space: wrap;" width="270px"&gt; &lt;img loading="lazy" decoding="async" class="inlineimg" src="//cyberstatic.net/images/statusicon/subforum_old.gif" alt="" border="0" id="forum_statusicon_374" /&gt; &lt;a href="https://www.cyberforum.ru/java-networks/"&gt;Java: Сети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26" /&gt; &lt;a href="https://www.cyberforum.ru/java-api/"&gt;Java: API, боты&lt;/a&gt;&lt;/td&gt;&lt;td class="smallfont" style="text-transform:none;white-space: wrap;" width="270px"&gt; &lt;img loading="lazy" decoding="async" class="inlineimg" src="//cyberstatic.net/images/statusicon/subforum_old.gif" alt="" border="0" id="forum_statusicon_390" /&gt; &lt;a href="https://www.cyberforum.ru/java-database/"&gt;Java: Базы данных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115" /&gt; &lt;a href="https://www.cyberforum.ru/jvm/"&gt;Языки JVM&lt;/a&gt;&lt;/td&gt;&lt;td class="smallfont" style="text-transform:none;white-space: wrap;" width="270px"&gt; &lt;img loading="lazy" decoding="async" class="inlineimg" src="//cyberstatic.net/images/statusicon/subforum_old.gif" alt="" border="0" id="forum_statusicon_458" /&gt; &lt;a href="https://www.cyberforum.ru/scala/"&gt;Scala&lt;/a&gt;&lt;/td&gt;&lt;/tr&gt;&lt;tr&gt;&lt;td width="25px"&gt;&lt;/td&gt;&lt;td class="smallfont" style="text-transform:none;white-space: wrap;" width="270px"&gt; &lt;img loading="lazy" decoding="async" class="inlineimg" <text:soft-page-break/>src="//cyberstatic.net/images/statusicon/subforum_new.gif" alt="" border="0" id="forum_statusicon_173" /&gt; &lt;a href="https://www.cyberforum.ru/kotlin/"&gt;Kotlin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23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pascal/"&gt;&lt;span class="forumtitle"&gt;Pascal (Паскаль)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23" /&gt; Тем: 237,035 / Ответов: 741,224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265" /&gt; &lt;a href="https://www.cyberforum.ru/turbo-pascal/"&gt;Turbo Pascal&lt;/a&gt;&lt;/td&gt;&lt;td class="smallfont" style="text-transform:none;white-space: wrap;" width="270px"&gt; &lt;img loading="lazy" decoding="async" class="inlineimg" src="//cyberstatic.net/images/statusicon/subforum_new.gif" alt="" border="0" id="forum_statusicon_263" /&gt; &lt;a href="https://www.cyberforum.ru/pascalabc/"&gt;Pascal ABC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64" /&gt; &lt;a href="https://www.cyberforum.ru/free-pascal/"&gt;Free Pascal&lt;/a&gt;&lt;/td&gt;&lt;td class="smallfont" style="text-transform:none;white-space: wrap;" width="270px"&gt; &lt;img loading="lazy" decoding="async" class="inlineimg" src="//cyberstatic.net/images/statusicon/subforum_old.gif" alt="" border="0" id="forum_statusicon_394" /&gt; &lt;a href="https://www.cyberforum.ru/pascalabc-net/"&gt;PascalABC.NET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><text:soft-page-break/></text:p>
      <text:p text:style-name="Standard"><text:s text:c="4"/>&lt;tr align="center"&gt;</text:p>
      <text:p text:style-name="Standard"><text:s text:c="8"/>&lt;td class="alt1Active" align="left" id="f10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delphi/"&gt;&lt;span class="forumtitle"&gt;Delphi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0" /&gt; Тем: 138,119 / Ответов: 753,314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79" /&gt; &lt;a href="https://www.cyberforum.ru/delphi-beginners/"&gt;Delphi для начинающих&lt;/a&gt;&lt;/td&gt;&lt;td class="smallfont" style="text-transform:none;white-space: wrap;" width="270px"&gt; &lt;img loading="lazy" decoding="async" class="inlineimg" src="//cyberstatic.net/images/statusicon/subforum_old.gif" alt="" border="0" id="forum_statusicon_42" /&gt; &lt;a href="https://www.cyberforum.ru/delphi-database/"&gt;Delphi: Базы данных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99" /&gt; &lt;a href="https://www.cyberforum.ru/delphi-multimedia/"&gt;Delphi: Графика, звук, видео&lt;/a&gt;&lt;/td&gt;&lt;td class="smallfont" style="text-transform:none;white-space: wrap;" width="270px"&gt; &lt;img loading="lazy" decoding="async" class="inlineimg" src="//cyberstatic.net/images/statusicon/subforum_old.gif" alt="" border="0" id="forum_statusicon_104" /&gt; &lt;a href="https://www.cyberforum.ru/delphi-networks/"&gt;Delphi: Сети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96" /&gt; &lt;a href="https://www.cyberforum.ru/delphi-winapi/"&gt;Delphi: WinAPI&lt;/a&gt;&lt;/td&gt;&lt;td class="smallfont" style="text-transform:none;white-space: wrap;" width="270px"&gt; &lt;img loading="lazy" decoding="async" class="inlineimg" src="//cyberstatic.net/images/statusicon/subforum_new.gif" alt="" border="0" id="forum_statusicon_176" /&gt; &lt;a href="https://www.cyberforum.ru/lazarus/"&gt;Lazarus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51" /&gt; &lt;a href="https://www.cyberforum.ru/delphi-firemonkey/"&gt;Delphi: FireMonkey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oft-page-break/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14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basic/"&gt;&lt;span class="forumtitle"&gt;Basic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4" /&gt; Тем: 74,309 / Ответов: 398,396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153" /&gt; &lt;a href="https://www.cyberforum.ru/qbasic/"&gt;QBasic&lt;/a&gt;&lt;/td&gt;&lt;td class="smallfont" style="text-transform:none;white-space: wrap;" width="270px"&gt; &lt;img loading="lazy" decoding="async" class="inlineimg" src="//cyberstatic.net/images/statusicon/subforum_new.gif" alt="" border="0" id="forum_statusicon_29" /&gt; &lt;a href="https://www.cyberforum.ru/visual-basic/"&gt;Visual Basic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30" /&gt; &lt;a href="https://www.cyberforum.ru/vba/"&gt;VBA&lt;/a&gt;&lt;/td&gt;&lt;td class="smallfont" style="text-transform:none;white-space: wrap;" width="270px"&gt; &lt;img loading="lazy" decoding="async" class="inlineimg" src="//cyberstatic.net/images/statusicon/subforum_old.gif" alt="" border="0" id="forum_statusicon_314" /&gt; &lt;a href="https://www.cyberforum.ru/pure-basic/"&gt;Pure Basic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76" valign="middle" style="padding: 7px 5px 7px 5px;"&gt;</text:p>
      <text:p text:style-name="Standard"/>
      <text:p text:style-name="Standard"><text:s text:c="12"/>&lt;div&gt;</text:p>
      <text:p text:style-name="Standard"><text:soft-page-break/><text:s text:c="16"/>&lt;a href="https://www.cyberforum.ru/1c/"&gt;&lt;span class="forumtitle"&gt;1С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76" /&gt; Тем: 24,218 / Ответов: 153,793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479" /&gt; &lt;a href="https://www.cyberforum.ru/1c-admin/"&gt;1С: Администрирование и интеграция&lt;/a&gt;&lt;/td&gt;&lt;td class="smallfont" style="text-transform:none;white-space: wrap;" width="270px"&gt; &lt;img loading="lazy" decoding="async" class="inlineimg" src="//cyberstatic.net/images/statusicon/subforum_new.gif" alt="" border="0" id="forum_statusicon_476" /&gt; &lt;a href="https://www.cyberforum.ru/1c-custom/"&gt;1С: Собственные программы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475" /&gt; &lt;a href="https://www.cyberforum.ru/1c-standard/"&gt;1С: Типовые и стандартные решения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28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database/"&gt;&lt;span class="forumtitle"&gt;Базы данных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28" /&gt; Тем: 80,378 / Ответов: 463,599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oft-page-break/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43" /&gt; &lt;a href="https://www.cyberforum.ru/sql-server/"&gt;Microsoft SQL Server&lt;/a&gt;&lt;/td&gt;&lt;td class="smallfont" style="text-transform:none;white-space: wrap;" width="270px"&gt; &lt;img loading="lazy" decoding="async" class="inlineimg" src="//cyberstatic.net/images/statusicon/subforum_new.gif" alt="" border="0" id="forum_statusicon_44" /&gt; &lt;a href="https://www.cyberforum.ru/oracle/"&gt;Oracle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46" /&gt; &lt;a href="https://www.cyberforum.ru/ms-access/"&gt;Microsoft Access&lt;/a&gt;&lt;/td&gt;&lt;td class="smallfont" style="text-transform:none;white-space: wrap;" width="270px"&gt; &lt;img loading="lazy" decoding="async" class="inlineimg" src="//cyberstatic.net/images/statusicon/subforum_new.gif" alt="" border="0" id="forum_statusicon_84" /&gt; &lt;a href="https://www.cyberforum.ru/mysql/"&gt;MySQL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137" /&gt; &lt;a href="https://www.cyberforum.ru/postgresql/"&gt;PostgreSQL&lt;/a&gt;&lt;/td&gt;&lt;td class="smallfont" style="text-transform:none;white-space: wrap;" width="270px"&gt; &lt;img loading="lazy" decoding="async" class="inlineimg" src="//cyberstatic.net/images/statusicon/subforum_old.gif" alt="" border="0" id="forum_statusicon_192" /&gt; &lt;a href="https://www.cyberforum.ru/sqlite/"&gt;SQLite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11" /&gt; &lt;a href="https://www.cyberforum.ru/mongodb/"&gt;MongoDB&lt;/a&gt;&lt;/td&gt;&lt;td class="smallfont" style="text-transform:none;white-space: wrap;" width="270px"&gt; &lt;img loading="lazy" decoding="async" class="inlineimg" src="//cyberstatic.net/images/statusicon/subforum_old.gif" alt="" border="0" id="forum_statusicon_45" /&gt; &lt;a href="https://www.cyberforum.ru/firebird/"&gt;Firebird/InterBase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81" /&gt; &lt;a href="https://www.cyberforum.ru/visual-foxpro/"&gt;Visual FoxPro&lt;/a&gt;&lt;/td&gt;&lt;td class="smallfont" style="text-transform:none;white-space: wrap;" width="270px"&gt; &lt;img loading="lazy" decoding="async" class="inlineimg" src="//cyberstatic.net/images/statusicon/subforum_old.gif" alt="" border="0" id="forum_statusicon_324" /&gt; &lt;a href="https://www.cyberforum.ru/olap/"&gt;OLAP, MDX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><text:soft-page-break/></text:p>
      <text:p text:style-name="Standard"><text:s text:c="4"/>&lt;tr align="center"&gt;</text:p>
      <text:p text:style-name="Standard"><text:s text:c="8"/>&lt;td class="alt1Active" align="left" id="f289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mobile-dev/"&gt;&lt;span class="forumtitle"&gt;Программирование мобильных систем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289" /&gt; Тем: 26,968 / Ответов: 119,028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290" /&gt; &lt;a href="https://www.cyberforum.ru/ios-dev/"&gt;Программирование iOS/iPhone&lt;/a&gt;&lt;/td&gt;&lt;td class="smallfont" style="text-transform:none;white-space: wrap;" width="270px"&gt; &lt;img loading="lazy" decoding="async" class="inlineimg" src="//cyberstatic.net/images/statusicon/subforum_old.gif" alt="" border="0" id="forum_statusicon_252" /&gt; &lt;a href="https://www.cyberforum.ru/objective-c/"&gt;Objective-C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6" /&gt; &lt;a href="https://www.cyberforum.ru/swift/"&gt;Swift&lt;/a&gt;&lt;/td&gt;&lt;td class="smallfont" style="text-transform:none;white-space: wrap;" width="270px"&gt; &lt;img loading="lazy" decoding="async" class="inlineimg" src="//cyberstatic.net/images/statusicon/subforum_old.gif" alt="" border="0" id="forum_statusicon_291" /&gt; &lt;a href="https://www.cyberforum.ru/android-dev/"&gt;Программирование Android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84" /&gt; &lt;a href="https://www.cyberforum.ru/basic4android/"&gt;Basic4Android&lt;/a&gt;&lt;/td&gt;&lt;td class="smallfont" style="text-transform:none;white-space: wrap;" width="270px"&gt; &lt;img loading="lazy" decoding="async" class="inlineimg" src="//cyberstatic.net/images/statusicon/subforum_old.gif" alt="" border="0" id="forum_statusicon_329" /&gt; &lt;a href="https://www.cyberforum.ru/windows-phone-dev/"&gt;Программирование Windows Phone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03" /&gt; &lt;a href="https://www.cyberforum.ru/html5-mobile-apps/"&gt;HTML5: мобильные приложения&lt;/a&gt;&lt;/td&gt;&lt;td&gt;&amp;nbsp;&lt;/td&gt;&lt;/tr&gt;&lt;/table&gt;&lt;/div&gt;</text:p>
      <text:p text:style-name="Standard"><text:soft-page-break/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40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multimedia-dev/"&gt;&lt;span class="forumtitle"&gt;Программирование мультимедиа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40" /&gt; Тем: 28,896 / Ответов: 137,257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516" /&gt; &lt;a href="https://www.cyberforum.ru/game-dev/"&gt;Программирование игр&lt;/a&gt;&lt;/td&gt;&lt;td class="smallfont" style="text-transform:none;white-space: wrap;" width="270px"&gt; &lt;img loading="lazy" decoding="async" class="inlineimg" src="//cyberstatic.net/images/statusicon/subforum_old.gif" alt="" border="0" id="forum_statusicon_514" /&gt; &lt;a href="https://www.cyberforum.ru/game-engine/"&gt;Игровые движки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09" /&gt; &lt;a href="https://www.cyberforum.ru/unity/"&gt;Unity, Unity3D&lt;/a&gt;&lt;/td&gt;&lt;td class="smallfont" style="text-transform:none;white-space: wrap;" width="270px"&gt; &lt;img loading="lazy" decoding="async" class="inlineimg" src="//cyberstatic.net/images/statusicon/subforum_old.gif" alt="" border="0" id="forum_statusicon_255" /&gt; &lt;a href="https://www.cyberforum.ru/unreal-engine/"&gt;Unreal Engine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54" /&gt; &lt;a href="https://www.cyberforum.ru/xna/"&gt;XNA/MonoGame&lt;/a&gt;&lt;/td&gt;&lt;td class="smallfont" style="text-transform:none;white-space: wrap;" width="270px"&gt; &lt;img loading="lazy" decoding="async" class="inlineimg" src="//cyberstatic.net/images/statusicon/subforum_new.gif" alt="" border="0" id="forum_statusicon_512" /&gt; &lt;a href="https://www.cyberforum.ru/graphics-dev/"&gt;Программирование графики&lt;/a&gt;&lt;/td&gt;&lt;/tr&gt;&lt;tr&gt;&lt;td width="25px"&gt;&lt;/td&gt;&lt;td class="smallfont" style="text-transform:none;white-space: wrap;" width="270px"&gt; &lt;img <text:soft-page-break/>loading="lazy" decoding="async" class="inlineimg" src="//cyberstatic.net/images/statusicon/subforum_new.gif" alt="" border="0" id="forum_statusicon_315" /&gt; &lt;a href="https://www.cyberforum.ru/opengl/"&gt;OpenGL&lt;/a&gt;&lt;/td&gt;&lt;td class="smallfont" style="text-transform:none;white-space: wrap;" width="270px"&gt; &lt;img loading="lazy" decoding="async" class="inlineimg" src="//cyberstatic.net/images/statusicon/subforum_old.gif" alt="" border="0" id="forum_statusicon_316" /&gt; &lt;a href="https://www.cyberforum.ru/directx/"&gt;DirectX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72" /&gt; &lt;a href="https://www.cyberforum.ru/sfml/"&gt;SFML&lt;/a&gt;&lt;/td&gt;&lt;td class="smallfont" style="text-transform:none;white-space: wrap;" width="270px"&gt; &lt;img loading="lazy" decoding="async" class="inlineimg" src="//cyberstatic.net/images/statusicon/subforum_old.gif" alt="" border="0" id="forum_statusicon_318" /&gt; &lt;a href="https://www.cyberforum.ru/3d-modeling/"&gt;3D моделирование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13" /&gt; &lt;a href="https://www.cyberforum.ru/sound-dev/"&gt;Программирование звука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534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parallel/"&gt;&lt;span class="forumtitle"&gt;Параллельное программирование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534" /&gt; Тем: 1,130 / Ответов: 4,174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535" /&gt; &lt;a href="https://www.cyberforum.ru/gpgpu/"&gt;GPGPU&lt;/a&gt;&lt;/td&gt;&lt;td class="smallfont" style="text-transform:none;white-space: wrap;" width="270px"&gt; &lt;img <text:soft-page-break/>loading="lazy" decoding="async" class="inlineimg" src="//cyberstatic.net/images/statusicon/subforum_old.gif" alt="" border="0" id="forum_statusicon_114" /&gt; &lt;a href="https://www.cyberforum.ru/cuda/"&gt;CUDA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11" /&gt; &lt;a href="https://www.cyberforum.ru/opencl/"&gt;OpenCL&lt;/a&gt;&lt;/td&gt;&lt;td class="smallfont" style="text-transform:none;white-space: wrap;" width="270px"&gt; &lt;img loading="lazy" decoding="async" class="inlineimg" src="//cyberstatic.net/images/statusicon/subforum_old.gif" alt="" border="0" id="forum_statusicon_462" /&gt; &lt;a href="https://www.cyberforum.ru/openmp/"&gt;OpenMP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20" /&gt; &lt;a href="https://www.cyberforum.ru/mpi/"&gt;MPI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97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low-level/"&gt;&lt;span class="forumtitle"&gt;Низкоуровневое программирование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97" /&gt; Тем: 28,392 / Ответов: 137,430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209" /&gt; &lt;a href="https://www.cyberforum.ru/drivers-programming/"&gt;Программирование драйверов&lt;/a&gt;&lt;/td&gt;&lt;td class="smallfont" style="text-transform:none;white-space: wrap;" width="270px"&gt; &lt;img loading="lazy" decoding="async" class="inlineimg" src="//cyberstatic.net/images/statusicon/subforum_old.gif" alt="" border="0" id="forum_statusicon_65" /&gt; &lt;a href="https://www.cyberforum.ru/assembler/"&gt;Assembler, <text:soft-page-break/>MASM, TASM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13" /&gt; &lt;a href="https://www.cyberforum.ru/asm-beginners/"&gt;Assembler для начинающих&lt;/a&gt;&lt;/td&gt;&lt;td class="smallfont" style="text-transform:none;white-space: wrap;" width="270px"&gt; &lt;img loading="lazy" decoding="async" class="inlineimg" src="//cyberstatic.net/images/statusicon/subforum_old.gif" alt="" border="0" id="forum_statusicon_478" /&gt; &lt;a href="https://www.cyberforum.ru/fasm/"&gt;FASM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52" /&gt; &lt;a href="https://www.cyberforum.ru/assembler-windows/"&gt;Assembler: Windows/protected mode&lt;/a&gt;&lt;/td&gt;&lt;td class="smallfont" style="text-transform:none;white-space: wrap;" width="270px"&gt; &lt;img loading="lazy" decoding="async" class="inlineimg" src="//cyberstatic.net/images/statusicon/subforum_old.gif" alt="" border="0" id="forum_statusicon_453" /&gt; &lt;a href="https://www.cyberforum.ru/assembler-dos/"&gt;Assembler: DOS/Real Mode/16-bits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54" /&gt; &lt;a href="https://www.cyberforum.ru/assembler-i8080-8085-KP580/"&gt;Assembler: i8080/8085/KP580&lt;/a&gt;&lt;/td&gt;&lt;td class="smallfont" style="text-transform:none;white-space: wrap;" width="270px"&gt; &lt;img loading="lazy" decoding="async" class="inlineimg" src="//cyberstatic.net/images/statusicon/subforum_old.gif" alt="" border="0" id="forum_statusicon_67" /&gt; &lt;a href="https://www.cyberforum.ru/assembler-x64/"&gt;Assembler: MASM64, х64/long mode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55" /&gt; &lt;a href="https://www.cyberforum.ru/assembler-math/"&gt;Assembler: математика, вычисления&lt;/a&gt;&lt;/td&gt;&lt;td class="smallfont" style="text-transform:none;white-space: wrap;" width="270px"&gt; &lt;img loading="lazy" decoding="async" class="inlineimg" src="//cyberstatic.net/images/statusicon/subforum_old.gif" alt="" border="0" id="forum_statusicon_293" /&gt; &lt;a href="https://www.cyberforum.ru/assembler-linux/"&gt;Assembler: Linux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57" /&gt; &lt;a href="https://www.cyberforum.ru/assembler-os/"&gt;ОС на Assembler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8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programming-theory/"&gt;&lt;span class="forumtitle"&gt;Теория и практика программирования&lt;/span&gt;&lt;/a&gt;</text:p>
      <text:p text:style-name="Standard"><text:soft-page-break/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8" /&gt; Тем: 16,910 / Ответов: 90,479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31" /&gt; &lt;a href="https://www.cyberforum.ru/algorithms/"&gt;Алгоритмы&lt;/a&gt;&lt;/td&gt;&lt;td class="smallfont" style="text-transform:none;white-space: wrap;" width="270px"&gt; &lt;img loading="lazy" decoding="async" class="inlineimg" src="//cyberstatic.net/images/statusicon/subforum_old.gif" alt="" border="0" id="forum_statusicon_261" /&gt; &lt;a href="https://www.cyberforum.ru/oop/"&gt;ООП и паттерны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00" /&gt; &lt;a href="https://www.cyberforum.ru/development/"&gt;Разработка и тестирование&lt;/a&gt;&lt;/td&gt;&lt;td class="smallfont" style="text-transform:none;white-space: wrap;" width="270px"&gt; &lt;img loading="lazy" decoding="async" class="inlineimg" src="//cyberstatic.net/images/statusicon/subforum_old.gif" alt="" border="0" id="forum_statusicon_408" /&gt; &lt;a href="https://www.cyberforum.ru/version-control/"&gt;Системы контроля версий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83" /&gt; &lt;a href="https://www.cyberforum.ru/installers/"&gt;Инсталляторы&lt;/a&gt;&lt;/td&gt;&lt;td class="smallfont" style="text-transform:none;white-space: wrap;" width="270px"&gt; &lt;img loading="lazy" decoding="async" class="inlineimg" src="//cyberstatic.net/images/statusicon/subforum_old.gif" alt="" border="0" id="forum_statusicon_338" /&gt; &lt;a href="https://www.cyberforum.ru/cryptography/"&gt;Криптография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85" /&gt; &lt;a href="https://www.cyberforum.ru/ai/"&gt;Искусственный интеллект&lt;/a&gt;&lt;/td&gt;&lt;td class="smallfont" style="text-transform:none;white-space: wrap;" width="270px"&gt; &lt;img loading="lazy" decoding="async" class="inlineimg" src="//cyberstatic.net/images/statusicon/subforum_old.gif" alt="" border="0" id="forum_statusicon_529" /&gt; &lt;a href="https://www.cyberforum.ru/devops-cloud/"&gt;DevOps, облачные платформы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><text:soft-page-break/></text:p>
      <text:p text:style-name="Standard"><text:s text:c="4"/>&lt;tr align="center"&gt;</text:p>
      <text:p text:style-name="Standard"><text:s text:c="8"/>&lt;td class="alt1Active" align="left" id="f312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modeling/"&gt;&lt;span class="forumtitle"&gt;Моделирование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312" /&gt; Тем: 3,452 / Ответов: 12,806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313" /&gt; &lt;a href="https://www.cyberforum.ru/uml/"&gt;UML&lt;/a&gt;&lt;/td&gt;&lt;td class="smallfont" style="text-transform:none;white-space: wrap;" width="270px"&gt; &lt;img loading="lazy" decoding="async" class="inlineimg" src="//cyberstatic.net/images/statusicon/subforum_old.gif" alt="" border="0" id="forum_statusicon_280" /&gt; &lt;a href="https://www.cyberforum.ru/gpss/"&gt;GPSS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467" /&gt; &lt;a href="https://www.cyberforum.ru/anylogic/"&gt;AnyLogic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55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other-lang/"&gt;&lt;span class="forumtitle"&gt;Другие языки программирования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oft-page-break/><text:s text:c="16"/>&lt;img loading="lazy" decoding="async" class="inlineimg" src="//cyberstatic.net/images/statusicon/subforum_new.gif" alt="" border="0" id="forum_statusicon_55" /&gt; Тем: 24,642 / Ответов: 111,103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303" /&gt; &lt;a href="https://www.cyberforum.ru/haskell/"&gt;Haskell&lt;/a&gt;&lt;/td&gt;&lt;td class="smallfont" style="text-transform:none;white-space: wrap;" width="270px"&gt; &lt;img loading="lazy" decoding="async" class="inlineimg" src="//cyberstatic.net/images/statusicon/subforum_old.gif" alt="" border="0" id="forum_statusicon_128" /&gt; &lt;a href="https://www.cyberforum.ru/perl/"&gt;Perl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46" /&gt; &lt;a href="https://www.cyberforum.ru/perl-web/"&gt;Perl: Web&lt;/a&gt;&lt;/td&gt;&lt;td class="smallfont" style="text-transform:none;white-space: wrap;" width="270px"&gt; &lt;img loading="lazy" decoding="async" class="inlineimg" src="//cyberstatic.net/images/statusicon/subforum_new.gif" alt="" border="0" id="forum_statusicon_354" /&gt; &lt;a href="https://www.cyberforum.ru/go/"&gt;Go (Golang)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125" /&gt; &lt;a href="https://www.cyberforum.ru/lisp/"&gt;Lisp&lt;/a&gt;&lt;/td&gt;&lt;td class="smallfont" style="text-transform:none;white-space: wrap;" width="270px"&gt; &lt;img loading="lazy" decoding="async" class="inlineimg" src="//cyberstatic.net/images/statusicon/subforum_new.gif" alt="" border="0" id="forum_statusicon_509" /&gt; &lt;a href="https://www.cyberforum.ru/autolisp/"&gt;AutoLISP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23" /&gt; &lt;a href="https://www.cyberforum.ru/prolog/"&gt;Prolog&lt;/a&gt;&lt;/td&gt;&lt;td class="smallfont" style="text-transform:none;white-space: wrap;" width="270px"&gt; &lt;img loading="lazy" decoding="async" class="inlineimg" src="//cyberstatic.net/images/statusicon/subforum_old.gif" alt="" border="0" id="forum_statusicon_530" /&gt; &lt;a href="https://www.cyberforum.ru/rust/"&gt;Rust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27" /&gt; &lt;a href="https://www.cyberforum.ru/ruby/"&gt;Ruby&lt;/a&gt;&lt;/td&gt;&lt;td class="smallfont" style="text-transform:none;white-space: wrap;" width="270px"&gt; &lt;img loading="lazy" decoding="async" class="inlineimg" src="//cyberstatic.net/images/statusicon/subforum_old.gif" alt="" border="0" id="forum_statusicon_337" /&gt; &lt;a href="https://www.cyberforum.ru/ruby-on-rails/"&gt;Ruby on <text:soft-page-break/>Rails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24" /&gt; &lt;a href="https://www.cyberforum.ru/fortran/"&gt;Fortran&lt;/a&gt;&lt;/td&gt;&lt;td class="smallfont" style="text-transform:none;white-space: wrap;" width="270px"&gt; &lt;img loading="lazy" decoding="async" class="inlineimg" src="//cyberstatic.net/images/statusicon/subforum_old.gif" alt="" border="0" id="forum_statusicon_420" /&gt; &lt;a href="https://www.cyberforum.ru/lua/"&gt;Lua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440" /&gt; &lt;a href="https://www.cyberforum.ru/labview-g/"&gt;LabVIEW, язык G&lt;/a&gt;&lt;/td&gt;&lt;td class="smallfont" style="text-transform:none;white-space: wrap;" width="270px"&gt; &lt;img loading="lazy" decoding="async" class="inlineimg" src="//cyberstatic.net/images/statusicon/subforum_old.gif" alt="" border="0" id="forum_statusicon_491" /&gt; &lt;a href="https://www.cyberforum.ru/clips/"&gt;CLIPS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71" /&gt; &lt;a href="https://www.cyberforum.ru/d/"&gt;D (DLang)&lt;/a&gt;&lt;/td&gt;&lt;td class="smallfont" style="text-transform:none;white-space: wrap;" width="270px"&gt; &lt;img loading="lazy" decoding="async" class="inlineimg" src="//cyberstatic.net/images/statusicon/subforum_old.gif" alt="" border="0" id="forum_statusicon_499" /&gt; &lt;a href="https://www.cyberforum.ru/erlang/"&gt;Erlang, OTP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03" /&gt; &lt;a href="https://www.cyberforum.ru/r/"&gt;R (RLang)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>&lt;/table&gt;</text:p>
      <text:p text:style-name="Standard"><text:tab/><text:tab/><text:tab/><text:tab/><text:tab/> <text:s/>&lt;table id="kr_table_177" cellspacing="1" cellpadding="5" border="0" align="center" width="100%" class="tborder" style="margin: 0px 0px 3px 0px;"&gt;</text:p>
      <text:p text:style-name="Standard"><text:tab/><text:tab/><text:tab/><text:tab/><text:tab/><text:tab/>&lt;thead&gt;</text:p>
      <text:p text:style-name="Standard"><text:tab/><text:tab/><text:tab/><text:tab/><text:tab/><text:tab/> <text:s text:c="2"/>&lt;tr&gt;</text:p>
      <text:p text:style-name="Standard"><text:tab/><text:tab/><text:tab/><text:tab/><text:tab/><text:tab/><text:tab/> &lt;td colspan="3" class="tcat"&gt;</text:p>
      <text:p text:style-name="Standard"><text:tab/><text:tab/><text:tab/><text:tab/><text:tab/><text:tab/><text:tab/> <text:s text:c="3"/>&lt;a href="https://www.cyberforum.ru/web/"&gt;Форум вебмастеров&lt;/a&gt;</text:p>
      <text:p text:style-name="Standard"><text:tab/><text:tab/><text:tab/><text:tab/><text:tab/><text:tab/><text:tab/> &lt;/td&gt;</text:p>
      <text:p text:style-name="Standard"><text:tab/><text:tab/><text:tab/><text:tab/><text:tab/><text:tab/> <text:s text:c="2"/>&lt;/tr&gt;</text:p>
      <text:p text:style-name="Standard"><text:tab/><text:tab/><text:tab/><text:tab/><text:tab/><text:tab/>&lt;/thead&gt;</text:p>
      <text:p text:style-name="Standard"><text:s text:c="4"/>&lt;tr align="center"&gt;</text:p>
      <text:p text:style-name="Standard"><text:s text:c="8"/>&lt;td class="alt1Active" align="left" id="f188" valign="middle" style="padding: 7px 5px 7px 5px;"&gt;</text:p>
      <text:p text:style-name="Standard"/>
      <text:p text:style-name="Standard"><text:soft-page-break/><text:s text:c="12"/>&lt;div&gt;</text:p>
      <text:p text:style-name="Standard"><text:s text:c="16"/>&lt;a href="https://www.cyberforum.ru/javascript/"&gt;&lt;span class="forumtitle"&gt;JavaScript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88" /&gt; Тем: 73,453 / Ответов: 295,780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179" /&gt; &lt;a href="https://www.cyberforum.ru/javascript-beginners/"&gt;JavaScript для начинающих&lt;/a&gt;&lt;/td&gt;&lt;td class="smallfont" style="text-transform:none;white-space: wrap;" width="270px"&gt; &lt;img loading="lazy" decoding="async" class="inlineimg" src="//cyberstatic.net/images/statusicon/subforum_old.gif" alt="" border="0" id="forum_statusicon_225" /&gt; &lt;a href="https://www.cyberforum.ru/javascript-jquery/"&gt;jQuery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412" /&gt; &lt;a href="https://www.cyberforum.ru/nodejs/"&gt;Node.js&lt;/a&gt;&lt;/td&gt;&lt;td class="smallfont" style="text-transform:none;white-space: wrap;" width="270px"&gt; &lt;img loading="lazy" decoding="async" class="inlineimg" src="//cyberstatic.net/images/statusicon/subforum_old.gif" alt="" border="0" id="forum_statusicon_275" /&gt; &lt;a href="https://www.cyberforum.ru/javascript-regexp/"&gt;JavaScript: RegExp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69" /&gt; &lt;a href="https://www.cyberforum.ru/javascript-api/"&gt;JavaScript: API&lt;/a&gt;&lt;/td&gt;&lt;td class="smallfont" style="text-transform:none;white-space: wrap;" width="270px"&gt; &lt;img loading="lazy" decoding="async" class="inlineimg" src="//cyberstatic.net/images/statusicon/subforum_old.gif" alt="" border="0" id="forum_statusicon_497" /&gt; &lt;a href="https://www.cyberforum.ru/javascript-canvas/"&gt;JavaScript: HTML5 Canvas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36" /&gt; &lt;a href="https://www.cyberforum.ru/typescript/"&gt;TypeScript&lt;/a&gt;&lt;/td&gt;&lt;td class="smallfont" style="text-transform:none;white-space: wrap;" width="270px"&gt; &lt;img loading="lazy" decoding="async" class="inlineimg" src="//cyberstatic.net/images/statusicon/subforum_old.gif" alt="" border="0" id="forum_statusicon_276" /&gt; &lt;a href="https://www.cyberforum.ru/javascript-frameworks/"&gt;JavaScript: Фреймворки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<text:soft-page-break/>id="forum_statusicon_481" /&gt; &lt;a href="https://www.cyberforum.ru/angularjs/"&gt;JavaScript: Angular 2, AngularJS&lt;/a&gt;&lt;/td&gt;&lt;td class="smallfont" style="text-transform:none;white-space: wrap;" width="270px"&gt; &lt;img loading="lazy" decoding="async" class="inlineimg" src="//cyberstatic.net/images/statusicon/subforum_old.gif" alt="" border="0" id="forum_statusicon_274" /&gt; &lt;a href="https://www.cyberforum.ru/javascript-extjs/"&gt;JavaScript: ExtJS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19" /&gt; &lt;a href="https://www.cyberforum.ru/vue-js/"&gt;JavaScript: Vue.js&lt;/a&gt;&lt;/td&gt;&lt;td class="smallfont" style="text-transform:none;white-space: wrap;" width="270px"&gt; &lt;img loading="lazy" decoding="async" class="inlineimg" src="//cyberstatic.net/images/statusicon/subforum_old.gif" alt="" border="0" id="forum_statusicon_520" /&gt; &lt;a href="https://www.cyberforum.ru/react-js/"&gt;JavaScript: ReactJS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37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html/"&gt;&lt;span class="forumtitle"&gt;HTML, CSS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37" /&gt; Тем: 42,908 / Ответов: 204,397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39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php/"&gt;&lt;span class="forumtitle"&gt;PHP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oft-page-break/><text:s text:c="16"/>&lt;img loading="lazy" decoding="async" class="inlineimg" src="//cyberstatic.net/images/statusicon/subforum_new.gif" alt="" border="0" id="forum_statusicon_39" /&gt; Тем: 91,984 / Ответов: 492,551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61" /&gt; &lt;a href="https://www.cyberforum.ru/php-beginners/"&gt;PHP для начинающих&lt;/a&gt;&lt;/td&gt;&lt;td class="smallfont" style="text-transform:none;white-space: wrap;" width="270px"&gt; &lt;img loading="lazy" decoding="async" class="inlineimg" src="//cyberstatic.net/images/statusicon/subforum_old.gif" alt="" border="0" id="forum_statusicon_178" /&gt; &lt;a href="https://www.cyberforum.ru/php-database/"&gt;PHP: базы данных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89" /&gt; &lt;a href="https://www.cyberforum.ru/php-network/"&gt;PHP: сети&lt;/a&gt;&lt;/td&gt;&lt;td class="smallfont" style="text-transform:none;white-space: wrap;" width="270px"&gt; &lt;img loading="lazy" decoding="async" class="inlineimg" src="//cyberstatic.net/images/statusicon/subforum_old.gif" alt="" border="0" id="forum_statusicon_423" /&gt; &lt;a href="https://www.cyberforum.ru/php-api/"&gt;PHP: API, боты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62" /&gt; &lt;a href="https://www.cyberforum.ru/php-oop/"&gt;PHP: ООП&lt;/a&gt;&lt;/td&gt;&lt;td class="smallfont" style="text-transform:none;white-space: wrap;" width="270px"&gt; &lt;img loading="lazy" decoding="async" class="inlineimg" src="//cyberstatic.net/images/statusicon/subforum_old.gif" alt="" border="0" id="forum_statusicon_323" /&gt; &lt;a href="https://www.cyberforum.ru/php-regex/"&gt;PHP: RegExp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22" /&gt; &lt;a href="https://www.cyberforum.ru/php-frameworks/"&gt;PHP: Фреймворки&lt;/a&gt;&lt;/td&gt;&lt;td class="smallfont" style="text-transform:none;white-space: wrap;" width="270px"&gt; &lt;img loading="lazy" decoding="async" class="inlineimg" src="//cyberstatic.net/images/statusicon/subforum_old.gif" alt="" border="0" id="forum_statusicon_517" /&gt; &lt;a href="https://www.cyberforum.ru/php-laravel/"&gt;PHP: Laravel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18" /&gt; &lt;a href="https://www.cyberforum.ru/php-yii/"&gt;PHP: Yii, Yii2&lt;/a&gt;&lt;/td&gt;&lt;td class="smallfont" style="text-transform:none;white-space: wrap;" width="270px"&gt; &lt;img loading="lazy" decoding="async" class="inlineimg" src="//cyberstatic.net/images/statusicon/subforum_old.gif" alt="" border="0" id="forum_statusicon_521" /&gt; &lt;a href="https://www.cyberforum.ru/php-symfony/"&gt;PHP: Symfony&lt;/a&gt;&lt;/td&gt;&lt;/tr&gt;&lt;/table&gt;&lt;/div&gt;</text:p>
      <text:p text:style-name="Standard"><text:s text:c="16"/>&lt;/div&gt;</text:p>
      <text:p text:style-name="Standard"><text:s text:c="12"/></text:p>
      <text:p text:style-name="Standard"><text:soft-page-break/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101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cms/"&gt;&lt;span class="forumtitle"&gt;CMS, конструкторы, форумы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01" /&gt; Тем: 32,775 / Ответов: 113,083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461" /&gt; &lt;a href="https://www.cyberforum.ru/choose-cms/"&gt;Выбор CMS&lt;/a&gt;&lt;/td&gt;&lt;td class="smallfont" style="text-transform:none;white-space: wrap;" width="270px"&gt; &lt;img loading="lazy" decoding="async" class="inlineimg" src="//cyberstatic.net/images/statusicon/subforum_new.gif" alt="" border="0" id="forum_statusicon_183" /&gt; &lt;a href="https://www.cyberforum.ru/wordpress/"&gt;WordPress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81" /&gt; &lt;a href="https://www.cyberforum.ru/joomla/"&gt;Joomla&lt;/a&gt;&lt;/td&gt;&lt;td class="smallfont" style="text-transform:none;white-space: wrap;" width="270px"&gt; &lt;img loading="lazy" decoding="async" class="inlineimg" src="//cyberstatic.net/images/statusicon/subforum_old.gif" alt="" border="0" id="forum_statusicon_277" /&gt; &lt;a href="https://www.cyberforum.ru/dle/"&gt;DataLife Engine (DLE)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278" /&gt; &lt;a href="https://www.cyberforum.ru/1c-bitrix/"&gt;1С Битрикс&lt;/a&gt;&lt;/td&gt;&lt;td class="smallfont" style="text-transform:none;white-space: wrap;" width="270px"&gt; &lt;img loading="lazy" decoding="async" class="inlineimg" src="//cyberstatic.net/images/statusicon/subforum_old.gif" alt="" border="0" id="forum_statusicon_182" /&gt; &lt;a href="https://www.cyberforum.ru/drupal/"&gt;Drupal&lt;/a&gt;&lt;/td&gt;&lt;/tr&gt;&lt;tr&gt;&lt;td width="25px"&gt;&lt;/td&gt;&lt;td class="smallfont" style="text-transform:none;white-space: wrap;" width="270px"&gt; &lt;img loading="lazy" decoding="async" class="inlineimg" <text:soft-page-break/>src="//cyberstatic.net/images/statusicon/subforum_old.gif" alt="" border="0" id="forum_statusicon_444" /&gt; &lt;a href="https://www.cyberforum.ru/modx/"&gt;MODx CMS/CMF&lt;/a&gt;&lt;/td&gt;&lt;td class="smallfont" style="text-transform:none;white-space: wrap;" width="270px"&gt; &lt;img loading="lazy" decoding="async" class="inlineimg" src="//cyberstatic.net/images/statusicon/subforum_old.gif" alt="" border="0" id="forum_statusicon_92" /&gt; &lt;a href="https://www.cyberforum.ru/shop-cms/"&gt;CMS интернет-магазинов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68" /&gt; &lt;a href="https://www.cyberforum.ru/opencart/"&gt;OpenCart&lt;/a&gt;&lt;/td&gt;&lt;td class="smallfont" style="text-transform:none;white-space: wrap;" width="270px"&gt; &lt;img loading="lazy" decoding="async" class="inlineimg" src="//cyberstatic.net/images/statusicon/subforum_old.gif" alt="" border="0" id="forum_statusicon_186" /&gt; &lt;a href="https://www.cyberforum.ru/site-builders/"&gt;Конструкторы сайтов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84" /&gt; &lt;a href="https://www.cyberforum.ru/forum-cms/"&gt;Форумы, движки форумов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102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seo/"&gt;&lt;span class="forumtitle"&gt;Интернет-маркетинг, SEO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102" /&gt; Тем: 31,044 / Ответов: 261,188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74" /&gt; &lt;a href="https://www.cyberforum.ru/seo-beginners/"&gt;SEO для начинающих&lt;/a&gt;&lt;/td&gt;&lt;td class="smallfont" style="text-transform:none;white-space: wrap;" width="270px"&gt; &lt;img loading="lazy" decoding="async" class="inlineimg" src="//cyberstatic.net/images/statusicon/subforum_old.gif" alt="" border="0" <text:soft-page-break/>id="forum_statusicon_404" /&gt; &lt;a href="https://www.cyberforum.ru/yandex/"&gt;Yandex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05" /&gt; &lt;a href="https://www.cyberforum.ru/google/"&gt;Google&lt;/a&gt;&lt;/td&gt;&lt;td class="smallfont" style="text-transform:none;white-space: wrap;" width="270px"&gt; &lt;img loading="lazy" decoding="async" class="inlineimg" src="//cyberstatic.net/images/statusicon/subforum_old.gif" alt="" border="0" id="forum_statusicon_406" /&gt; &lt;a href="https://www.cyberforum.ru/context-ads/"&gt;Контекстная реклама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87" /&gt; &lt;a href="https://www.cyberforum.ru/domains/"&gt;Доменные имена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38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web-servers/"&gt;&lt;span class="forumtitle"&gt;Web-серверы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38" /&gt; Тем: 8,271 / Ответов: 30,376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187" /&gt; &lt;a href="https://www.cyberforum.ru/apache/"&gt;Apache, htaccess&lt;/a&gt;&lt;/td&gt;&lt;td class="smallfont" style="text-transform:none;white-space: wrap;" width="270px"&gt; &lt;img loading="lazy" decoding="async" class="inlineimg" src="//cyberstatic.net/images/statusicon/subforum_old.gif" alt="" border="0" id="forum_statusicon_253" /&gt; &lt;a href="https://www.cyberforum.ru/nginx/"&gt;nginx&lt;/a&gt;&lt;/td&gt;&lt;/tr&gt;&lt;tr&gt;&lt;td width="25px"&gt;&lt;/td&gt;&lt;td class="smallfont" style="text-transform:none;white-space: wrap;" width="270px"&gt; &lt;img loading="lazy" decoding="async" class="inlineimg" <text:soft-page-break/>src="//cyberstatic.net/images/statusicon/subforum_old.gif" alt="" border="0" id="forum_statusicon_336" /&gt; &lt;a href="https://www.cyberforum.ru/iis/"&gt;IIS&lt;/a&gt;&lt;/td&gt;&lt;td class="smallfont" style="text-transform:none;white-space: wrap;" width="270px"&gt; &lt;img loading="lazy" decoding="async" class="inlineimg" src="//cyberstatic.net/images/statusicon/subforum_old.gif" alt="" border="0" id="forum_statusicon_71" /&gt; &lt;a href="https://www.cyberforum.ru/local-webserver/"&gt;Сборки веб-серверов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122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hosting/"&gt;&lt;span class="forumtitle"&gt;Хостинг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22" /&gt; Тем: 2,636 / Ответов: 12,457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424" /&gt; &lt;a href="https://www.cyberforum.ru/hosting-choice/"&gt;Выбор хостинга&lt;/a&gt;&lt;/td&gt;&lt;td class="smallfont" style="text-transform:none;white-space: wrap;" width="270px"&gt; &lt;img loading="lazy" decoding="async" class="inlineimg" src="//cyberstatic.net/images/statusicon/subforum_old.gif" alt="" border="0" id="forum_statusicon_399" /&gt; &lt;a href="https://www.cyberforum.ru/web-security/"&gt;Безопасность сайтов и серверов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15" valign="middle" style="padding: 7px 5px 7px 5px;"&gt;</text:p>
      <text:p text:style-name="Standard"><text:soft-page-break/></text:p>
      <text:p text:style-name="Standard"><text:s text:c="12"/>&lt;div&gt;</text:p>
      <text:p text:style-name="Standard"><text:s text:c="16"/>&lt;a href="https://www.cyberforum.ru/web-mastering/"&gt;&lt;span class="forumtitle"&gt;Web-мастеринг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5" /&gt; Тем: 11,764 / Ответов: 47,714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47" /&gt; &lt;a href="https://www.cyberforum.ru/web-design/"&gt;Web-дизайн&lt;/a&gt;&lt;/td&gt;&lt;td class="smallfont" style="text-transform:none;white-space: wrap;" width="270px"&gt; &lt;img loading="lazy" decoding="async" class="inlineimg" src="//cyberstatic.net/images/statusicon/subforum_old.gif" alt="" border="0" id="forum_statusicon_147" /&gt; &lt;a href="https://www.cyberforum.ru/web-ide/"&gt;Web IDE, инструментарий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22" /&gt; &lt;a href="https://www.cyberforum.ru/internet-banking/"&gt;Интернет-банкинг, эл. деньги&lt;/a&gt;&lt;/td&gt;&lt;td class="smallfont" style="text-transform:none;white-space: wrap;" width="270px"&gt; &lt;img loading="lazy" decoding="async" class="inlineimg" src="//cyberstatic.net/images/statusicon/subforum_old.gif" alt="" border="0" id="forum_statusicon_126" /&gt; &lt;a href="https://www.cyberforum.ru/flash/"&gt;Flash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80" /&gt; &lt;a href="https://www.cyberforum.ru/actionscript/"&gt;ActionScript&lt;/a&gt;&lt;/td&gt;&lt;td class="smallfont" style="text-transform:none;white-space: wrap;" width="270px"&gt; &lt;img loading="lazy" decoding="async" class="inlineimg" src="//cyberstatic.net/images/statusicon/subforum_old.gif" alt="" border="0" id="forum_statusicon_148" /&gt; &lt;a href="https://www.cyberforum.ru/xml-xsl/"&gt;XML/XSL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>&lt;/table&gt;</text:p>
      <text:p text:style-name="Standard"><text:tab/><text:tab/><text:tab/><text:tab/><text:tab/> <text:s/>&lt;table id="kr_table_4" cellspacing="1" cellpadding="5" border="0" align="center" width="100%" class="tborder" style="margin: 0px 0px 3px 0px;"&gt;</text:p>
      <text:p text:style-name="Standard"><text:soft-page-break/><text:tab/><text:tab/><text:tab/><text:tab/><text:tab/><text:tab/>&lt;thead&gt;</text:p>
      <text:p text:style-name="Standard"><text:tab/><text:tab/><text:tab/><text:tab/><text:tab/><text:tab/> <text:s text:c="2"/>&lt;tr&gt;</text:p>
      <text:p text:style-name="Standard"><text:tab/><text:tab/><text:tab/><text:tab/><text:tab/><text:tab/><text:tab/> &lt;td colspan="3" class="tcat"&gt;</text:p>
      <text:p text:style-name="Standard"><text:tab/><text:tab/><text:tab/><text:tab/><text:tab/><text:tab/><text:tab/> <text:s text:c="3"/>&lt;a href="https://www.cyberforum.ru/general/"&gt;Общие форумы&lt;/a&gt;</text:p>
      <text:p text:style-name="Standard"><text:tab/><text:tab/><text:tab/><text:tab/><text:tab/><text:tab/><text:tab/> &lt;/td&gt;</text:p>
      <text:p text:style-name="Standard"><text:tab/><text:tab/><text:tab/><text:tab/><text:tab/><text:tab/> <text:s text:c="2"/>&lt;/tr&gt;</text:p>
      <text:p text:style-name="Standard"><text:tab/><text:tab/><text:tab/><text:tab/><text:tab/><text:tab/>&lt;/thead&gt;</text:p>
      <text:p text:style-name="Standard"><text:s text:c="4"/>&lt;tr align="center"&gt;</text:p>
      <text:p text:style-name="Standard"><text:s text:c="8"/>&lt;td class="alt1Active" align="left" id="f13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dump/"&gt;&lt;span class="forumtitle"&gt;Обо всем!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3" /&gt; Тем: 10,765 / Ответов: 253,097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284" /&gt; &lt;a href="https://www.cyberforum.ru/social-networks/"&gt;Социальные сети&lt;/a&gt;&lt;/td&gt;&lt;td class="smallfont" style="text-transform:none;white-space: wrap;" width="270px"&gt; &lt;img loading="lazy" decoding="async" class="inlineimg" src="//cyberstatic.net/images/statusicon/subforum_old.gif" alt="" border="0" id="forum_statusicon_82" /&gt; &lt;a href="https://www.cyberforum.ru/sport/"&gt;Спорт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121" /&gt; &lt;a href="https://www.cyberforum.ru/holywars/"&gt;Священные войны&lt;/a&gt;&lt;/td&gt;&lt;td class="smallfont" style="text-transform:none;white-space: wrap;" width="270px"&gt; &lt;img loading="lazy" decoding="async" class="inlineimg" src="//cyberstatic.net/images/statusicon/subforum_new.gif" alt="" border="0" id="forum_statusicon_168" /&gt; &lt;a href="https://www.cyberforum.ru/unrecognised-theory/"&gt;Непризнанные теории, гипотезы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oft-page-break/><text:s text:c="4"/>&lt;tr align="center"&gt;</text:p>
      <text:p text:style-name="Standard"><text:s text:c="8"/>&lt;td class="alt1Active" align="left" id="f136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vehicles/"&gt;&lt;span class="forumtitle"&gt;Авто, мото и все, что движется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136" /&gt; Тем: 354 / Ответов: 2,901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167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recreation/"&gt;&lt;span class="forumtitle"&gt;Отдых и развлечения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67" /&gt; Тем: 2,645 / Ответов: 124,668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81" /&gt; &lt;a href="https://www.cyberforum.ru/humour/"&gt;Шутки юмора&lt;/a&gt;&lt;/td&gt;&lt;td class="smallfont" style="text-transform:none;white-space: wrap;" width="270px"&gt; &lt;img loading="lazy" decoding="async" class="inlineimg" src="//cyberstatic.net/images/statusicon/subforum_old.gif" alt="" border="0" id="forum_statusicon_162" /&gt; &lt;a href="https://www.cyberforum.ru/mind-games/"&gt;Игры разума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<text:soft-page-break/>id="forum_statusicon_218" /&gt; &lt;a href="https://www.cyberforum.ru/holidays/"&gt;Праздники и поздравления&lt;/a&gt;&lt;/td&gt;&lt;td class="smallfont" style="text-transform:none;white-space: wrap;" width="270px"&gt; &lt;img loading="lazy" decoding="async" class="inlineimg" src="//cyberstatic.net/images/statusicon/subforum_new.gif" alt="" border="0" id="forum_statusicon_219" /&gt; &lt;a href="https://www.cyberforum.ru/tests/"&gt;Тесты и опросы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21" /&gt; &lt;a href="https://www.cyberforum.ru/travels/"&gt;Путешествия и туризм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216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society/"&gt;&lt;span class="forumtitle"&gt;Человек и общество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216" /&gt; Тем: 1,795 / Ответов: 52,281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163" /&gt; &lt;a href="https://www.cyberforum.ru/relationships/"&gt;Мужчина и Женщина&lt;/a&gt;&lt;/td&gt;&lt;td class="smallfont" style="text-transform:none;white-space: wrap;" width="270px"&gt; &lt;img loading="lazy" decoding="async" class="inlineimg" src="//cyberstatic.net/images/statusicon/subforum_old.gif" alt="" border="0" id="forum_statusicon_410" /&gt; &lt;a href="https://www.cyberforum.ru/family/"&gt;Семья и дети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44" /&gt; &lt;a href="https://www.cyberforum.ru/health/"&gt;О здоровье&lt;/a&gt;&lt;/td&gt;&lt;td class="smallfont" style="text-transform:none;white-space: wrap;" width="270px"&gt; &lt;img loading="lazy" decoding="async" class="inlineimg" src="//cyberstatic.net/images/statusicon/subforum_old.gif" alt="" border="0" id="forum_statusicon_217" /&gt; &lt;a href="https://www.cyberforum.ru/psychology/"&gt;Психология и <text:soft-page-break/>саморазвитие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24" /&gt; &lt;a href="https://www.cyberforum.ru/law/"&gt;Закон и право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85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culture/"&gt;&lt;span class="forumtitle"&gt;Культура и искусство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85" /&gt; Тем: 1,304 / Ответов: 21,588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64" /&gt; &lt;a href="https://www.cyberforum.ru/music/"&gt;Музыка&lt;/a&gt;&lt;/td&gt;&lt;td class="smallfont" style="text-transform:none;white-space: wrap;" width="270px"&gt; &lt;img loading="lazy" decoding="async" class="inlineimg" src="//cyberstatic.net/images/statusicon/subforum_old.gif" alt="" border="0" id="forum_statusicon_195" /&gt; &lt;a href="https://www.cyberforum.ru/films/"&gt;Фильмы и телевидение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96" /&gt; &lt;a href="https://www.cyberforum.ru/literature/"&gt;Литература&lt;/a&gt;&lt;/td&gt;&lt;td class="smallfont" style="text-transform:none;white-space: wrap;" width="270px"&gt; &lt;img loading="lazy" decoding="async" class="inlineimg" src="//cyberstatic.net/images/statusicon/subforum_new.gif" alt="" border="0" id="forum_statusicon_222" /&gt; &lt;a href="https://www.cyberforum.ru/painting/"&gt;Изобразительное искусство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><text:soft-page-break/></text:p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62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home/"&gt;&lt;span class="forumtitle"&gt;Дом и хозяйство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62" /&gt; Тем: 479 / Ответов: 6,084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149" /&gt; &lt;a href="https://www.cyberforum.ru/cooking/"&gt;Кулинарные подвиги&lt;/a&gt;&lt;/td&gt;&lt;td class="smallfont" style="text-transform:none;white-space: wrap;" width="270px"&gt; &lt;img loading="lazy" decoding="async" class="inlineimg" src="//cyberstatic.net/images/statusicon/subforum_old.gif" alt="" border="0" id="forum_statusicon_135" /&gt; &lt;a href="https://www.cyberforum.ru/animals/"&gt;Живой уголок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63" /&gt; &lt;a href="https://www.cyberforum.ru/skilful-hands/"&gt;Кружок "Умелые руки"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>&lt;/table&gt;</text:p>
      <text:p text:style-name="Standard"><text:s text:c="23"/>&lt;/td&gt;</text:p>
      <text:p text:style-name="Standard"><text:s text:c="23"/>&lt;td width="50%" valign="top" style="padding: 0px 0px 0px 0px;"&gt;</text:p>
      <text:p text:style-name="Standard"><text:s text:c="29"/></text:p>
      <text:p text:style-name="Standard"><text:tab/><text:tab/><text:tab/><text:tab/><text:tab/> <text:s/>&lt;table id="kr_table_2" cellspacing="1" cellpadding="5" border="0" align="center" width="100%" class="tborder" style="margin: 0px 0px 3px 0px;"&gt;</text:p>
      <text:p text:style-name="Standard"><text:tab/><text:tab/><text:tab/><text:tab/><text:tab/><text:tab/>&lt;thead&gt;</text:p>
      <text:p text:style-name="Standard"><text:tab/><text:tab/><text:tab/><text:tab/><text:tab/><text:tab/> <text:s text:c="2"/>&lt;tr&gt;</text:p>
      <text:p text:style-name="Standard"><text:tab/><text:tab/><text:tab/><text:tab/><text:tab/><text:tab/><text:tab/> &lt;td colspan="3" class="tcat"&gt;</text:p>
      <text:p text:style-name="Standard"><text:soft-page-break/><text:tab/><text:tab/><text:tab/><text:tab/><text:tab/><text:tab/><text:tab/> <text:s text:c="3"/>&lt;a href="https://www.cyberforum.ru/computers/"&gt;Компьютерный форум &lt;/a&gt;</text:p>
      <text:p text:style-name="Standard"><text:tab/><text:tab/><text:tab/><text:tab/><text:tab/><text:tab/><text:tab/> &lt;/td&gt;</text:p>
      <text:p text:style-name="Standard"><text:tab/><text:tab/><text:tab/><text:tab/><text:tab/><text:tab/> <text:s text:c="2"/>&lt;/tr&gt;</text:p>
      <text:p text:style-name="Standard"><text:tab/><text:tab/><text:tab/><text:tab/><text:tab/><text:tab/>&lt;/thead&gt;</text:p>
      <text:p text:style-name="Standard"><text:s text:c="4"/>&lt;tr align="center"&gt;</text:p>
      <text:p text:style-name="Standard"><text:s text:c="8"/>&lt;td class="alt1Active" align="left" id="f201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computer-config/"&gt;&lt;span class="forumtitle"&gt;Выбор конфигурации компьютера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201" /&gt; Тем: 21,622 / Ответов: 243,468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380" /&gt; &lt;a href="https://www.cyberforum.ru/config-office-pc/"&gt;Собрать офисный компьютер&lt;/a&gt;&lt;/td&gt;&lt;td class="smallfont" style="text-transform:none;white-space: wrap;" width="270px"&gt; &lt;img loading="lazy" decoding="async" class="inlineimg" src="//cyberstatic.net/images/statusicon/subforum_new.gif" alt="" border="0" id="forum_statusicon_381" /&gt; &lt;a href="https://www.cyberforum.ru/config-home-pc/"&gt;Собрать домашний компьютер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383" /&gt; &lt;a href="https://www.cyberforum.ru/config-game-pc/"&gt;Собрать игровой компьютер&lt;/a&gt;&lt;/td&gt;&lt;td class="smallfont" style="text-transform:none;white-space: wrap;" width="270px"&gt; &lt;img loading="lazy" decoding="async" class="inlineimg" src="//cyberstatic.net/images/statusicon/subforum_new.gif" alt="" border="0" id="forum_statusicon_382" /&gt; &lt;a href="https://www.cyberforum.ru/config-workstation/"&gt;Собрать рабочую станцию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01" /&gt; &lt;a href="https://www.cyberforum.ru/config-server-nas/"&gt;Собрать сервер, NAS&lt;/a&gt;&lt;/td&gt;&lt;td class="smallfont" style="text-transform:none;white-space: wrap;" width="270px"&gt; &lt;img loading="lazy" decoding="async" class="inlineimg" src="//cyberstatic.net/images/statusicon/subforum_old.gif" alt="" border="0" id="forum_statusicon_407" /&gt; &lt;a href="https://www.cyberforum.ru/computer-upgrade/"&gt;Апгрейд компьютера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<text:soft-page-break/>id="forum_statusicon_344" /&gt; &lt;a href="https://www.cyberforum.ru/evaluate-comp/"&gt;Оценка б/у комплектующих, ПК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5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hardware/"&gt;&lt;span class="forumtitle"&gt;Компьютерное железо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5" /&gt; Тем: 96,595 / Ответов: 870,509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256" /&gt; &lt;a href="https://www.cyberforum.ru/pc-problem/"&gt;Общие проблемы с компьютером&lt;/a&gt;&lt;/td&gt;&lt;td class="smallfont" style="text-transform:none;white-space: wrap;" width="270px"&gt; &lt;img loading="lazy" decoding="async" class="inlineimg" src="//cyberstatic.net/images/statusicon/subforum_new.gif" alt="" border="0" id="forum_statusicon_26" /&gt; &lt;a href="https://www.cyberforum.ru/processors/"&gt;Процессоры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165" /&gt; &lt;a href="https://www.cyberforum.ru/motherboards/"&gt;Материнские (системные) платы&lt;/a&gt;&lt;/td&gt;&lt;td class="smallfont" style="text-transform:none;white-space: wrap;" width="270px"&gt; &lt;img loading="lazy" decoding="async" class="inlineimg" src="//cyberstatic.net/images/statusicon/subforum_new.gif" alt="" border="0" id="forum_statusicon_25" /&gt; &lt;a href="https://www.cyberforum.ru/videocards/"&gt;Видеокарты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27" /&gt; &lt;a href="https://www.cyberforum.ru/drives/"&gt;Носители информации&lt;/a&gt;&lt;/td&gt;&lt;td class="smallfont" style="text-transform:none;white-space: wrap;" width="270px"&gt; &lt;img loading="lazy" decoding="async" class="inlineimg" <text:soft-page-break/>src="//cyberstatic.net/images/statusicon/subforum_new.gif" alt="" border="0" id="forum_statusicon_375" /&gt; &lt;a href="https://www.cyberforum.ru/hdd/"&gt;Жесткие диски, HDD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376" /&gt; &lt;a href="https://www.cyberforum.ru/ssd/"&gt;SSD&lt;/a&gt;&lt;/td&gt;&lt;td class="smallfont" style="text-transform:none;white-space: wrap;" width="270px"&gt; &lt;img loading="lazy" decoding="async" class="inlineimg" src="//cyberstatic.net/images/statusicon/subforum_old.gif" alt="" border="0" id="forum_statusicon_377" /&gt; &lt;a href="https://www.cyberforum.ru/optical-drives/"&gt;CD, DVD, Blu-ray (BD)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78" /&gt; &lt;a href="https://www.cyberforum.ru/flash-drives/"&gt;Flash-накопители&lt;/a&gt;&lt;/td&gt;&lt;td class="smallfont" style="text-transform:none;white-space: wrap;" width="270px"&gt; &lt;img loading="lazy" decoding="async" class="inlineimg" src="//cyberstatic.net/images/statusicon/subforum_old.gif" alt="" border="0" id="forum_statusicon_379" /&gt; &lt;a href="https://www.cyberforum.ru/external-hdd/"&gt;Внешние жесткие диски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73" /&gt; &lt;a href="https://www.cyberforum.ru/data-recovery/"&gt;Восстановление данных&lt;/a&gt;&lt;/td&gt;&lt;td class="smallfont" style="text-transform:none;white-space: wrap;" width="270px"&gt; &lt;img loading="lazy" decoding="async" class="inlineimg" src="//cyberstatic.net/images/statusicon/subforum_new.gif" alt="" border="0" id="forum_statusicon_164" /&gt; &lt;a href="https://www.cyberforum.ru/memory/"&gt;Оперативная память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116" /&gt; &lt;a href="https://www.cyberforum.ru/sound/"&gt;Звук и акустические системы&lt;/a&gt;&lt;/td&gt;&lt;td class="smallfont" style="text-transform:none;white-space: wrap;" width="270px"&gt; &lt;img loading="lazy" decoding="async" class="inlineimg" src="//cyberstatic.net/images/statusicon/subforum_old.gif" alt="" border="0" id="forum_statusicon_130" /&gt; &lt;a href="https://www.cyberforum.ru/cooling/"&gt;Охлаждение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30" /&gt; &lt;a href="https://www.cyberforum.ru/cases/"&gt;Корпуса&lt;/a&gt;&lt;/td&gt;&lt;td class="smallfont" style="text-transform:none;white-space: wrap;" width="270px"&gt; &lt;img loading="lazy" decoding="async" class="inlineimg" src="//cyberstatic.net/images/statusicon/subforum_old.gif" alt="" border="0" id="forum_statusicon_200" /&gt; &lt;a href="https://www.cyberforum.ru/power-supply-ups/"&gt;Блоки питания, UPS (ИБП)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66" /&gt; &lt;a href="https://www.cyberforum.ru/monitors/"&gt;Мониторы&lt;/a&gt;&lt;/td&gt;&lt;td class="smallfont" style="text-transform:none;white-space: wrap;" width="270px"&gt; &lt;img loading="lazy" decoding="async" class="inlineimg" src="//cyberstatic.net/images/statusicon/subforum_old.gif" alt="" border="0" id="forum_statusicon_140" /&gt; &lt;a href="https://www.cyberforum.ru/servers/"&gt;Серверы и серверное железо&lt;/a&gt;&lt;/td&gt;&lt;/tr&gt;&lt;tr&gt;&lt;td <text:soft-page-break/>width="25px"&gt;&lt;/td&gt;&lt;td class="smallfont" style="text-transform:none;white-space: wrap;" width="270px"&gt; &lt;img loading="lazy" decoding="async" class="inlineimg" src="//cyberstatic.net/images/statusicon/subforum_old.gif" alt="" border="0" id="forum_statusicon_150" /&gt; &lt;a href="https://www.cyberforum.ru/bios/"&gt;BIOS, EFI&lt;/a&gt;&lt;/td&gt;&lt;td class="smallfont" style="text-transform:none;white-space: wrap;" width="270px"&gt; &lt;img loading="lazy" decoding="async" class="inlineimg" src="//cyberstatic.net/images/statusicon/subforum_old.gif" alt="" border="0" id="forum_statusicon_495" /&gt; &lt;a href="https://www.cyberforum.ru/bios-firmware/"&gt;Прошивки BIOS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54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notebooks/"&gt;&lt;span class="forumtitle"&gt;Ноутбуки, нетбуки, ультрабуки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54" /&gt; Тем: 31,353 / Ответов: 246,010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442" /&gt; &lt;a href="https://www.cyberforum.ru/notebook-help/"&gt;Общие проблемы с ноутбуком&lt;/a&gt;&lt;/td&gt;&lt;td class="smallfont" style="text-transform:none;white-space: wrap;" width="270px"&gt; &lt;img loading="lazy" decoding="async" class="inlineimg" src="//cyberstatic.net/images/statusicon/subforum_old.gif" alt="" border="0" id="forum_statusicon_259" /&gt; &lt;a href="https://www.cyberforum.ru/notebook-choice/"&gt;Выбор ноутбука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260" /&gt; &lt;a href="https://www.cyberforum.ru/notebook-repair/"&gt;Ремонт ноутбуков&lt;/a&gt;&lt;/td&gt;&lt;td class="smallfont" style="text-transform:none;white-space: wrap;" width="270px"&gt; &lt;img loading="lazy" decoding="async" class="inlineimg" src="//cyberstatic.net/images/statusicon/subforum_old.gif" alt="" border="0" id="forum_statusicon_487" /&gt; &lt;a href="https://www.cyberforum.ru/notebook-circuit/"&gt;Схемы плат ноутбуков&lt;/a&gt;&lt;/td&gt;&lt;/tr&gt;&lt;tr&gt;&lt;td width="25px"&gt;&lt;/td&gt;&lt;td class="smallfont" style="text-<text:soft-page-break/>transform:none;white-space: wrap;" width="270px"&gt; &lt;img loading="lazy" decoding="async" class="inlineimg" src="//cyberstatic.net/images/statusicon/subforum_old.gif" alt="" border="0" id="forum_statusicon_494" /&gt; &lt;a href="https://www.cyberforum.ru/notebook-bios-firmware/"&gt;Прошивки BIOS ноутбуков&lt;/a&gt;&lt;/td&gt;&lt;td class="smallfont" style="text-transform:none;white-space: wrap;" width="270px"&gt; &lt;img loading="lazy" decoding="async" class="inlineimg" src="//cyberstatic.net/images/statusicon/subforum_old.gif" alt="" border="0" id="forum_statusicon_398" /&gt; &lt;a href="https://www.cyberforum.ru/notebooks-upgrade/"&gt;Апгрейд ноутбуков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7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windows/"&gt;&lt;span class="forumtitle"&gt;Windows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7" /&gt; Тем: 93,057 / Ответов: 703,815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533" /&gt; &lt;a href="https://www.cyberforum.ru/windows11/"&gt;Windows 11&lt;/a&gt;&lt;/td&gt;&lt;td class="smallfont" style="text-transform:none;white-space: wrap;" width="270px"&gt; &lt;img loading="lazy" decoding="async" class="inlineimg" src="//cyberstatic.net/images/statusicon/subforum_new.gif" alt="" border="0" id="forum_statusicon_474" /&gt; &lt;a href="https://www.cyberforum.ru/windows10/"&gt;Windows 10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41" /&gt; &lt;a href="https://www.cyberforum.ru/windows8/"&gt;Windows 8, 8.1&lt;/a&gt;&lt;/td&gt;&lt;td class="smallfont" style="text-transform:none;white-space: wrap;" width="270px"&gt; &lt;img loading="lazy" decoding="async" class="inlineimg" src="//cyberstatic.net/images/statusicon/subforum_new.gif" alt="" border="0" id="forum_statusicon_106" /&gt; &lt;a href="https://www.cyberforum.ru/windows7/"&gt;Windows 7&lt;/a&gt;&lt;/td&gt;&lt;/tr&gt;&lt;tr&gt;&lt;td width="25px"&gt;&lt;/td&gt;&lt;td class="smallfont" style="text-transform:none;white-space: wrap;" width="270px"&gt; &lt;img loading="lazy" decoding="async" <text:soft-page-break/>class="inlineimg" src="//cyberstatic.net/images/statusicon/subforum_old.gif" alt="" border="0" id="forum_statusicon_32" /&gt; &lt;a href="https://www.cyberforum.ru/windows-vista/"&gt;Windows Vista&lt;/a&gt;&lt;/td&gt;&lt;td class="smallfont" style="text-transform:none;white-space: wrap;" width="270px"&gt; &lt;img loading="lazy" decoding="async" class="inlineimg" src="//cyberstatic.net/images/statusicon/subforum_old.gif" alt="" border="0" id="forum_statusicon_107" /&gt; &lt;a href="https://www.cyberforum.ru/windows-xp/"&gt;Windows XP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95" /&gt; &lt;a href="https://www.cyberforum.ru/windows-admin/"&gt;Администрирование Windows&lt;/a&gt;&lt;/td&gt;&lt;td class="smallfont" style="text-transform:none;white-space: wrap;" width="270px"&gt; &lt;img loading="lazy" decoding="async" class="inlineimg" src="//cyberstatic.net/images/statusicon/subforum_new.gif" alt="" border="0" id="forum_statusicon_282" /&gt; &lt;a href="https://www.cyberforum.ru/windows-server/"&gt;Windows Server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8" /&gt; &lt;a href="https://www.cyberforum.ru/cmd-bat/"&gt;Batch (CMD/BAT)&lt;/a&gt;&lt;/td&gt;&lt;td class="smallfont" style="text-transform:none;white-space: wrap;" width="270px"&gt; &lt;img loading="lazy" decoding="async" class="inlineimg" src="//cyberstatic.net/images/statusicon/subforum_new.gif" alt="" border="0" id="forum_statusicon_366" /&gt; &lt;a href="https://www.cyberforum.ru/powershell/"&gt;PowerShell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152" /&gt; &lt;a href="https://www.cyberforum.ru/vbscript-wsh/"&gt;VBScript/JScript/WSH/WMI/HTA&lt;/a&gt;&lt;/td&gt;&lt;td class="smallfont" style="text-transform:none;white-space: wrap;" width="270px"&gt; &lt;img loading="lazy" decoding="async" class="inlineimg" src="//cyberstatic.net/images/statusicon/subforum_old.gif" alt="" border="0" id="forum_statusicon_335" /&gt; &lt;a href="https://www.cyberforum.ru/autoit/"&gt;AutoIt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331" /&gt; &lt;a href="https://www.cyberforum.ru/bsod/"&gt;BSOD (Синий экран смерти)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33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linux/"&gt;&lt;span class="forumtitle"&gt;Linux&lt;/span&gt;&lt;/a&gt;</text:p>
      <text:p text:style-name="Standard"><text:soft-page-break/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33" /&gt; Тем: 23,950 / Ответов: 130,615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251" /&gt; &lt;a href="https://www.cyberforum.ru/linux-hardware/"&gt;Железо в Linux&lt;/a&gt;&lt;/td&gt;&lt;td class="smallfont" style="text-transform:none;white-space: wrap;" width="270px"&gt; &lt;img loading="lazy" decoding="async" class="inlineimg" src="//cyberstatic.net/images/statusicon/subforum_old.gif" alt="" border="0" id="forum_statusicon_112" /&gt; &lt;a href="https://www.cyberforum.ru/linux-soft/"&gt;Софт для Linux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205" /&gt; &lt;a href="https://www.cyberforum.ru/ubuntu-linux/"&gt;Ubuntu, Mint Linux&lt;/a&gt;&lt;/td&gt;&lt;td class="smallfont" style="text-transform:none;white-space: wrap;" width="270px"&gt; &lt;img loading="lazy" decoding="async" class="inlineimg" src="//cyberstatic.net/images/statusicon/subforum_new.gif" alt="" border="0" id="forum_statusicon_202" /&gt; &lt;a href="https://www.cyberforum.ru/redhat-fedora-centos-asp-linux/"&gt;RedHat, Fedora, CentOS, РЕД ОС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04" /&gt; &lt;a href="https://www.cyberforum.ru/debian-gnu-linux/"&gt;Debian, Kali Linux, Raspbian, Astra Linux&lt;/a&gt;&lt;/td&gt;&lt;td class="smallfont" style="text-transform:none;white-space: wrap;" width="270px"&gt; &lt;img loading="lazy" decoding="async" class="inlineimg" src="//cyberstatic.net/images/statusicon/subforum_old.gif" alt="" border="0" id="forum_statusicon_206" /&gt; &lt;a href="https://www.cyberforum.ru/suse-linux/"&gt;Novell SUSE Linux, Open SUSE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07" /&gt; &lt;a href="https://www.cyberforum.ru/gentoo-sabayon-linux/"&gt;Gentoo, Sabayon Linux&lt;/a&gt;&lt;/td&gt;&lt;td class="smallfont" style="text-transform:none;white-space: wrap;" width="270px"&gt; &lt;img loading="lazy" decoding="async" class="inlineimg" src="//cyberstatic.net/images/statusicon/subforum_old.gif" alt="" border="0" id="forum_statusicon_208" /&gt; &lt;a href="https://www.cyberforum.ru/slackware-zenwalk-linux/"&gt;SlackWare Linux, ZenWalk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67" /&gt; &lt;a href="https://www.cyberforum.ru/alt-linux/"&gt;ALT Linux&lt;/a&gt;&lt;/td&gt;&lt;td class="smallfont" style="text-transform:none;white-space: wrap;" width="270px"&gt; &lt;img loading="lazy" decoding="async" class="inlineimg" <text:soft-page-break/>src="//cyberstatic.net/images/statusicon/subforum_old.gif" alt="" border="0" id="forum_statusicon_400" /&gt; &lt;a href="https://www.cyberforum.ru/arch-linux/"&gt;Arch Linux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01" /&gt; &lt;a href="https://www.cyberforum.ru/other-linux/"&gt;Другие дистрибутивы&lt;/a&gt;&lt;/td&gt;&lt;td class="smallfont" style="text-transform:none;white-space: wrap;" width="270px"&gt; &lt;img loading="lazy" decoding="async" class="inlineimg" src="//cyberstatic.net/images/statusicon/subforum_old.gif" alt="" border="0" id="forum_statusicon_477" /&gt; &lt;a href="https://www.cyberforum.ru/linux-loaders/"&gt;Linux: загрузчики (Grub, Grub2, LiLo)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139" /&gt; &lt;a href="https://www.cyberforum.ru/shell/"&gt;Shell, Bash&lt;/a&gt;&lt;/td&gt;&lt;td class="smallfont" style="text-transform:none;white-space: wrap;" width="270px"&gt; &lt;img loading="lazy" decoding="async" class="inlineimg" src="//cyberstatic.net/images/statusicon/subforum_old.gif" alt="" border="0" id="forum_statusicon_488" /&gt; &lt;a href="https://www.cyberforum.ru/linux-desktop/"&gt;Linux: графические оболочки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52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networks/"&gt;&lt;span class="forumtitle"&gt;Сети и средства коммуникаций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52" /&gt; Тем: 37,389 / Ответов: 234,716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213" /&gt; &lt;a href="https://www.cyberforum.ru/networking-equipment/"&gt;Сетевое оборудование&lt;/a&gt;&lt;/td&gt;&lt;td class="smallfont" style="text-transform:none;white-space: wrap;" width="270px"&gt; &lt;img loading="lazy" decoding="async" class="inlineimg" src="//cyberstatic.net/images/statusicon/subforum_old.gif" alt="" border="0" <text:soft-page-break/>id="forum_statusicon_59" /&gt; &lt;a href="https://www.cyberforum.ru/cisco/"&gt;Cisco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03" /&gt; &lt;a href="https://www.cyberforum.ru/d-link/"&gt;D-Link&lt;/a&gt;&lt;/td&gt;&lt;td class="smallfont" style="text-transform:none;white-space: wrap;" width="270px"&gt; &lt;img loading="lazy" decoding="async" class="inlineimg" src="//cyberstatic.net/images/statusicon/subforum_new.gif" alt="" border="0" id="forum_statusicon_185" /&gt; &lt;a href="https://www.cyberforum.ru/tp-link/"&gt;TP-Link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04" /&gt; &lt;a href="https://www.cyberforum.ru/mikrotik/"&gt;Mikrotik&lt;/a&gt;&lt;/td&gt;&lt;td class="smallfont" style="text-transform:none;white-space: wrap;" width="270px"&gt; &lt;img loading="lazy" decoding="async" class="inlineimg" src="//cyberstatic.net/images/statusicon/subforum_old.gif" alt="" border="0" id="forum_statusicon_490" /&gt; &lt;a href="https://www.cyberforum.ru/huawei/"&gt;Huawei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74" /&gt; &lt;a href="https://www.cyberforum.ru/juniper/"&gt;Juniper&lt;/a&gt;&lt;/td&gt;&lt;td class="smallfont" style="text-transform:none;white-space: wrap;" width="270px"&gt; &lt;img loading="lazy" decoding="async" class="inlineimg" src="//cyberstatic.net/images/statusicon/subforum_old.gif" alt="" border="0" id="forum_statusicon_345" /&gt; &lt;a href="https://www.cyberforum.ru/cable-networks/"&gt;Кабельные сети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96" /&gt; &lt;a href="https://www.cyberforum.ru/wlan/"&gt;Wi-Fi, беспроводные сети&lt;/a&gt;&lt;/td&gt;&lt;td class="smallfont" style="text-transform:none;white-space: wrap;" width="270px"&gt; &lt;img loading="lazy" decoding="async" class="inlineimg" src="//cyberstatic.net/images/statusicon/subforum_old.gif" alt="" border="0" id="forum_statusicon_240" /&gt; &lt;a href="https://www.cyberforum.ru/satellite/"&gt;Спутниковый интернет и связь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94" /&gt; &lt;a href="https://www.cyberforum.ru/telephony/"&gt;Телефония, офисные АТС&lt;/a&gt;&lt;/td&gt;&lt;td class="smallfont" style="text-transform:none;white-space: wrap;" width="270px"&gt; &lt;img loading="lazy" decoding="async" class="inlineimg" src="//cyberstatic.net/images/statusicon/subforum_old.gif" alt="" border="0" id="forum_statusicon_523" /&gt; &lt;a href="https://www.cyberforum.ru/ip-telephony/"&gt;IP-телефония, Asterisk/FreeSWITCH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82" /&gt; &lt;a href="https://www.cyberforum.ru/kerio/"&gt;Kerio&lt;/a&gt;&lt;/td&gt;&lt;td class="smallfont" style="text-transform:none;white-space: wrap;" width="270px"&gt; &lt;img loading="lazy" decoding="async" class="inlineimg" src="//cyberstatic.net/images/statusicon/subforum_old.gif" alt="" border="0" <text:soft-page-break/>id="forum_statusicon_12" /&gt; &lt;a href="https://www.cyberforum.ru/networks-faq/"&gt;Сети: FAQ и инструкции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108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mobile/"&gt;&lt;span class="forumtitle"&gt;Мобильная техника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08" /&gt; Тем: 6,024 / Ответов: 24,667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156" /&gt; &lt;a href="https://www.cyberforum.ru/mobile-phones/"&gt;Мобильные телефоны, смартфоны&lt;/a&gt;&lt;/td&gt;&lt;td class="smallfont" style="text-transform:none;white-space: wrap;" width="270px"&gt; &lt;img loading="lazy" decoding="async" class="inlineimg" src="//cyberstatic.net/images/statusicon/subforum_old.gif" alt="" border="0" id="forum_statusicon_294" /&gt; &lt;a href="https://www.cyberforum.ru/apple-iphone/"&gt;Apple iPhone, iPad, iPod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45" /&gt; &lt;a href="https://www.cyberforum.ru/mobile-soft/"&gt;Софт для мобильников и КПК&lt;/a&gt;&lt;/td&gt;&lt;td class="smallfont" style="text-transform:none;white-space: wrap;" width="270px"&gt; &lt;img loading="lazy" decoding="async" class="inlineimg" src="//cyberstatic.net/images/statusicon/subforum_old.gif" alt="" border="0" id="forum_statusicon_368" /&gt; &lt;a href="https://www.cyberforum.ru/navigators/"&gt;Навигаторы и видеорегистраторы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84" /&gt; &lt;a href="https://www.cyberforum.ru/tablet-pc/"&gt;Планшеты, ebook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><text:soft-page-break/></text:p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93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security/"&gt;&lt;span class="forumtitle"&gt;Компьютерная безопасность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93" /&gt; Тем: 32,068 / Ответов: 312,050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175" /&gt; &lt;a href="https://www.cyberforum.ru/viruses/"&gt;Лечение компьютерных вирусов&lt;/a&gt;&lt;/td&gt;&lt;td class="smallfont" style="text-transform:none;white-space: wrap;" width="270px"&gt; &lt;img loading="lazy" decoding="async" class="inlineimg" src="//cyberstatic.net/images/statusicon/subforum_old.gif" alt="" border="0" id="forum_statusicon_210" /&gt; &lt;a href="https://www.cyberforum.ru/viruses-faq/"&gt;FAQ по удалению вирусов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63" /&gt; &lt;a href="https://www.cyberforum.ru/internet-security/"&gt;Безопасность в интернете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83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peripherals/"&gt;&lt;span class="forumtitle"&gt;Периферийные устройства&lt;/span&gt;&lt;/a&gt;</text:p>
      <text:p text:style-name="Standard"><text:s text:c="16"/></text:p>
      <text:p text:style-name="Standard"><text:s text:c="12"/>&lt;/div&gt;</text:p>
      <text:p text:style-name="Standard"><text:soft-page-break/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83" /&gt; Тем: 8,837 / Ответов: 46,088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346" /&gt; &lt;a href="https://www.cyberforum.ru/printers/"&gt;Принтеры, МФУ&lt;/a&gt;&lt;/td&gt;&lt;td class="smallfont" style="text-transform:none;white-space: wrap;" width="270px"&gt; &lt;img loading="lazy" decoding="async" class="inlineimg" src="//cyberstatic.net/images/statusicon/subforum_old.gif" alt="" border="0" id="forum_statusicon_347" /&gt; &lt;a href="https://www.cyberforum.ru/scanners/"&gt;Сканеры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48" /&gt; &lt;a href="https://www.cyberforum.ru/webcams/"&gt;Веб-камеры&lt;/a&gt;&lt;/td&gt;&lt;td class="smallfont" style="text-transform:none;white-space: wrap;" width="270px"&gt; &lt;img loading="lazy" decoding="async" class="inlineimg" src="//cyberstatic.net/images/statusicon/subforum_old.gif" alt="" border="0" id="forum_statusicon_350" /&gt; &lt;a href="https://www.cyberforum.ru/keyboards/"&gt;Клавиатуры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49" /&gt; &lt;a href="https://www.cyberforum.ru/mouses/"&gt;Компьютерные мыши&lt;/a&gt;&lt;/td&gt;&lt;td class="smallfont" style="text-transform:none;white-space: wrap;" width="270px"&gt; &lt;img loading="lazy" decoding="async" class="inlineimg" src="//cyberstatic.net/images/statusicon/subforum_old.gif" alt="" border="0" id="forum_statusicon_489" /&gt; &lt;a href="https://www.cyberforum.ru/game-peripherals/"&gt;Джойстики, геймпады, рули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257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other-os/"&gt;&lt;span class="forumtitle"&gt;Другие операционные системы&lt;/span&gt;&lt;/a&gt;</text:p>
      <text:p text:style-name="Standard"><text:s text:c="16"/></text:p>
      <text:p text:style-name="Standard"><text:soft-page-break/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257" /&gt; Тем: 5,866 / Ответов: 22,130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386" /&gt; &lt;a href="https://www.cyberforum.ru/mobile-os/"&gt;Мобильные ОС&lt;/a&gt;&lt;/td&gt;&lt;td class="smallfont" style="text-transform:none;white-space: wrap;" width="270px"&gt; &lt;img loading="lazy" decoding="async" class="inlineimg" src="//cyberstatic.net/images/statusicon/subforum_old.gif" alt="" border="0" id="forum_statusicon_389" /&gt; &lt;a href="https://www.cyberforum.ru/ios/"&gt;Apple iOS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55" /&gt; &lt;a href="https://www.cyberforum.ru/google-android/"&gt;Android&lt;/a&gt;&lt;/td&gt;&lt;td class="smallfont" style="text-transform:none;white-space: wrap;" width="270px"&gt; &lt;img loading="lazy" decoding="async" class="inlineimg" src="//cyberstatic.net/images/statusicon/subforum_old.gif" alt="" border="0" id="forum_statusicon_169" /&gt; &lt;a href="https://www.cyberforum.ru/windows-phone/"&gt;Windows Phone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91" /&gt; &lt;a href="https://www.cyberforum.ru/unix/"&gt;*NIX&lt;/a&gt;&lt;/td&gt;&lt;td class="smallfont" style="text-transform:none;white-space: wrap;" width="270px"&gt; &lt;img loading="lazy" decoding="async" class="inlineimg" src="//cyberstatic.net/images/statusicon/subforum_old.gif" alt="" border="0" id="forum_statusicon_142" /&gt; &lt;a href="https://www.cyberforum.ru/freebsd/"&gt;FreeBSD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46" /&gt; &lt;a href="https://www.cyberforum.ru/mac-os/"&gt;Mac OS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>&lt;/table&gt;</text:p>
      <text:p text:style-name="Standard"><text:tab/><text:tab/><text:tab/><text:tab/><text:tab/> <text:s/>&lt;table id="kr_table_3" cellspacing="1" cellpadding="5" border="0" align="center" width="100%" class="tborder" style="margin: 0px 0px 3px 0px;"&gt;</text:p>
      <text:p text:style-name="Standard"><text:tab/><text:tab/><text:tab/><text:tab/><text:tab/><text:tab/>&lt;thead&gt;</text:p>
      <text:p text:style-name="Standard"><text:tab/><text:tab/><text:tab/><text:tab/><text:tab/><text:tab/> <text:s text:c="2"/>&lt;tr&gt;</text:p>
      <text:p text:style-name="Standard"><text:soft-page-break/><text:tab/><text:tab/><text:tab/><text:tab/><text:tab/><text:tab/><text:tab/> &lt;td colspan="3" class="tcat"&gt;</text:p>
      <text:p text:style-name="Standard"><text:tab/><text:tab/><text:tab/><text:tab/><text:tab/><text:tab/><text:tab/> <text:s text:c="3"/>&lt;a href="https://www.cyberforum.ru/radionics/"&gt;Форум по электронике и бытовой технике &lt;/a&gt;</text:p>
      <text:p text:style-name="Standard"><text:tab/><text:tab/><text:tab/><text:tab/><text:tab/><text:tab/><text:tab/> &lt;/td&gt;</text:p>
      <text:p text:style-name="Standard"><text:tab/><text:tab/><text:tab/><text:tab/><text:tab/><text:tab/> <text:s text:c="2"/>&lt;/tr&gt;</text:p>
      <text:p text:style-name="Standard"><text:tab/><text:tab/><text:tab/><text:tab/><text:tab/><text:tab/>&lt;/thead&gt;</text:p>
      <text:p text:style-name="Standard"><text:s text:c="4"/>&lt;tr align="center"&gt;</text:p>
      <text:p text:style-name="Standard"><text:s text:c="8"/>&lt;td class="alt1Active" align="left" id="f212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electronics/"&gt;&lt;span class="forumtitle"&gt;Электроника и радиотехника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212" /&gt; Тем: 45,844 / Ответов: 535,265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154" /&gt; &lt;a href="https://www.cyberforum.ru/electronics-beginners/"&gt;Электроника для начинающих&lt;/a&gt;&lt;/td&gt;&lt;td class="smallfont" style="text-transform:none;white-space: wrap;" width="270px"&gt; &lt;img loading="lazy" decoding="async" class="inlineimg" src="//cyberstatic.net/images/statusicon/subforum_new.gif" alt="" border="0" id="forum_statusicon_235" /&gt; &lt;a href="https://www.cyberforum.ru/microcontrollers/"&gt;Микроконтроллеры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111" /&gt; &lt;a href="https://www.cyberforum.ru/avr/"&gt;Микроконтроллеры ATmega AVR&lt;/a&gt;&lt;/td&gt;&lt;td class="smallfont" style="text-transform:none;white-space: wrap;" width="270px"&gt; &lt;img loading="lazy" decoding="async" class="inlineimg" src="//cyberstatic.net/images/statusicon/subforum_old.gif" alt="" border="0" id="forum_statusicon_507" /&gt; &lt;a href="https://www.cyberforum.ru/arm/"&gt;Микроконтроллеры ARM, Cortex, STM32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233" /&gt; &lt;a href="https://www.cyberforum.ru/programmable-logic/"&gt;Программируемая логика: ПЛИС, ПАИС&lt;/a&gt;&lt;/td&gt;&lt;td class="smallfont" style="text-transform:none;white-space: wrap;" width="270px"&gt; &lt;img loading="lazy" decoding="async" class="inlineimg" src="//cyberstatic.net/images/statusicon/subforum_new.gif" alt="" border="0" id="forum_statusicon_234" /&gt; &lt;a href="https://www.cyberforum.ru/digital-signal-processing/"&gt;Цифровая обработка сигналов&lt;/a&gt;&lt;/td&gt;&lt;/tr&gt;&lt;tr&gt;&lt;td width="25px"&gt;&lt;/td&gt;&lt;td <text:soft-page-break/>class="smallfont" style="text-transform:none;white-space: wrap;" width="270px"&gt; &lt;img loading="lazy" decoding="async" class="inlineimg" src="//cyberstatic.net/images/statusicon/subforum_old.gif" alt="" border="0" id="forum_statusicon_292" /&gt; &lt;a href="https://www.cyberforum.ru/microprocessors/"&gt;Микропроцессоры&lt;/a&gt;&lt;/td&gt;&lt;td class="smallfont" style="text-transform:none;white-space: wrap;" width="270px"&gt; &lt;img loading="lazy" decoding="async" class="inlineimg" src="//cyberstatic.net/images/statusicon/subforum_new.gif" alt="" border="0" id="forum_statusicon_236" /&gt; &lt;a href="https://www.cyberforum.ru/printed-circuit-boards/"&gt;Электротехнические САПР и PCB-дизайн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38" /&gt; &lt;a href="https://www.cyberforum.ru/car-electronics/"&gt;Автомобильная электроника&lt;/a&gt;&lt;/td&gt;&lt;td class="smallfont" style="text-transform:none;white-space: wrap;" width="270px"&gt; &lt;img loading="lazy" decoding="async" class="inlineimg" src="//cyberstatic.net/images/statusicon/subforum_old.gif" alt="" border="0" id="forum_statusicon_402" /&gt; &lt;a href="https://www.cyberforum.ru/electrotechnology/"&gt;Электротехника, ТОЭ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14" /&gt; &lt;a href="https://www.cyberforum.ru/audio-amplifier/"&gt;Аудио, усилители звука&lt;/a&gt;&lt;/td&gt;&lt;td class="smallfont" style="text-transform:none;white-space: wrap;" width="270px"&gt; &lt;img loading="lazy" decoding="async" class="inlineimg" src="//cyberstatic.net/images/statusicon/subforum_old.gif" alt="" border="0" id="forum_statusicon_418" /&gt; &lt;a href="https://www.cyberforum.ru/radio/"&gt;Радио: приемники, передатчики, антенны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15" /&gt; &lt;a href="https://www.cyberforum.ru/power-supply/"&gt;Блоки питания и аккумуляторы&lt;/a&gt;&lt;/td&gt;&lt;td class="smallfont" style="text-transform:none;white-space: wrap;" width="270px"&gt; &lt;img loading="lazy" decoding="async" class="inlineimg" src="//cyberstatic.net/images/statusicon/subforum_old.gif" alt="" border="0" id="forum_statusicon_437" /&gt; &lt;a href="https://www.cyberforum.ru/laser-light/"&gt;Лазеры, свет, LED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397" /&gt; &lt;a href="https://www.cyberforum.ru/robotics/"&gt;Робототехника и умный дом&lt;/a&gt;&lt;/td&gt;&lt;td class="smallfont" style="text-transform:none;white-space: wrap;" width="270px"&gt; &lt;img loading="lazy" decoding="async" class="inlineimg" src="//cyberstatic.net/images/statusicon/subforum_new.gif" alt="" border="0" id="forum_statusicon_459" /&gt; &lt;a href="https://www.cyberforum.ru/arduino/"&gt;Arduino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69" /&gt; &lt;a href="https://www.cyberforum.ru/sbc/"&gt;Одноплатные компьютеры&lt;/a&gt;&lt;/td&gt;&lt;td class="smallfont" style="text-transform:none;white-space: wrap;" width="270px"&gt; &lt;img loading="lazy" decoding="async" class="inlineimg" src="//cyberstatic.net/images/statusicon/subforum_old.gif" alt="" border="0" id="forum_statusicon_439" /&gt; &lt;a href="https://www.cyberforum.ru/measuring-<text:soft-page-break/>devices/"&gt;Измерительная техника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66" /&gt; &lt;a href="https://www.cyberforum.ru/electric-motors/"&gt;Электродвигатели&lt;/a&gt;&lt;/td&gt;&lt;td class="smallfont" style="text-transform:none;white-space: wrap;" width="270px"&gt; &lt;img loading="lazy" decoding="async" class="inlineimg" src="//cyberstatic.net/images/statusicon/subforum_old.gif" alt="" border="0" id="forum_statusicon_480" /&gt; &lt;a href="https://www.cyberforum.ru/geolocation/"&gt;GPS, ГЛОНАСС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391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house-appliances/"&gt;&lt;span class="forumtitle"&gt;Ремонт бытовой техники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391" /&gt; Тем: 18,253 / Ответов: 164,194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427" /&gt; &lt;a href="https://www.cyberforum.ru/washing-machines/"&gt;Ремонт стиральных машин&lt;/a&gt;&lt;/td&gt;&lt;td class="smallfont" style="text-transform:none;white-space: wrap;" width="270px"&gt; &lt;img loading="lazy" decoding="async" class="inlineimg" src="//cyberstatic.net/images/statusicon/subforum_old.gif" alt="" border="0" id="forum_statusicon_434" /&gt; &lt;a href="https://www.cyberforum.ru/conditioners/"&gt;Ремонт кондиционеров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432" /&gt; &lt;a href="https://www.cyberforum.ru/kitchen-tech/"&gt;Ремонт техники для кухни&lt;/a&gt;&lt;/td&gt;&lt;td class="smallfont" style="text-transform:none;white-space: wrap;" width="270px"&gt; &lt;img loading="lazy" decoding="async" class="inlineimg" src="//cyberstatic.net/images/statusicon/subforum_old.gif" alt="" border="0" id="forum_statusicon_433" /&gt; &lt;a href="https://www.cyberforum.ru/refrigerators/"&gt;Ремонт <text:soft-page-break/>холодильников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425" /&gt; &lt;a href="https://www.cyberforum.ru/cookers/"&gt;Ремонт варочных панелей, духовок&lt;/a&gt;&lt;/td&gt;&lt;td class="smallfont" style="text-transform:none;white-space: wrap;" width="270px"&gt; &lt;img loading="lazy" decoding="async" class="inlineimg" src="//cyberstatic.net/images/statusicon/subforum_old.gif" alt="" border="0" id="forum_statusicon_429" /&gt; &lt;a href="https://www.cyberforum.ru/microwaves/"&gt;Ремонт микроволновых печей, СВЧ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430" /&gt; &lt;a href="https://www.cyberforum.ru/dishwashers/"&gt;Ремонт посудомоечных машин&lt;/a&gt;&lt;/td&gt;&lt;td class="smallfont" style="text-transform:none;white-space: wrap;" width="270px"&gt; &lt;img loading="lazy" decoding="async" class="inlineimg" src="//cyberstatic.net/images/statusicon/subforum_old.gif" alt="" border="0" id="forum_statusicon_428" /&gt; &lt;a href="https://www.cyberforum.ru/coffee-machines/"&gt;Ремонт кофемашин и кофеварок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26" /&gt; &lt;a href="https://www.cyberforum.ru/small-household-tech/"&gt;Мелкая бытовая техника&lt;/a&gt;&lt;/td&gt;&lt;td class="smallfont" style="text-transform:none;white-space: wrap;" width="270px"&gt; &lt;img loading="lazy" decoding="async" class="inlineimg" src="//cyberstatic.net/images/statusicon/subforum_old.gif" alt="" border="0" id="forum_statusicon_435" /&gt; &lt;a href="https://www.cyberforum.ru/water-heaters/"&gt;Водонагреватели, котлы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31" /&gt; &lt;a href="https://www.cyberforum.ru/bt-firmware/"&gt;Прошивки и дампы бытовой техники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441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consumer-electronics/"&gt;&lt;span class="forumtitle"&gt;Бытовая электроника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441" /&gt; Тем: 2,488 / Ответов: 10,860 </text:p>
      <text:p text:style-name="Standard"><text:s text:c="12"/>&lt;/div&gt;</text:p>
      <text:p text:style-name="Standard"><text:soft-page-break/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110" /&gt; &lt;a href="https://www.cyberforum.ru/digital-photo/"&gt;Цифровые фотокамеры&lt;/a&gt;&lt;/td&gt;&lt;td class="smallfont" style="text-transform:none;white-space: wrap;" width="270px"&gt; &lt;img loading="lazy" decoding="async" class="inlineimg" src="//cyberstatic.net/images/statusicon/subforum_new.gif" alt="" border="0" id="forum_statusicon_469" /&gt; &lt;a href="https://www.cyberforum.ru/home-video-tech/"&gt;Домашняя видеотехника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09" /&gt; &lt;a href="https://www.cyberforum.ru/digital-video/"&gt;Цифровые видеокамеры&lt;/a&gt;&lt;/td&gt;&lt;td class="smallfont" style="text-transform:none;white-space: wrap;" width="270px"&gt; &lt;img loading="lazy" decoding="async" class="inlineimg" src="//cyberstatic.net/images/statusicon/subforum_new.gif" alt="" border="0" id="forum_statusicon_72" /&gt; &lt;a href="https://www.cyberforum.ru/tv/"&gt;Телевизоры, плазменные панели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70" /&gt; &lt;a href="https://www.cyberforum.ru/dvd-bluray-players/"&gt;DVD и Blu-ray плееры&lt;/a&gt;&lt;/td&gt;&lt;td class="smallfont" style="text-transform:none;white-space: wrap;" width="270px"&gt; &lt;img loading="lazy" decoding="async" class="inlineimg" src="//cyberstatic.net/images/statusicon/subforum_old.gif" alt="" border="0" id="forum_statusicon_471" /&gt; &lt;a href="https://www.cyberforum.ru/house-cinema/"&gt;Домашние кинотеатры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468" /&gt; &lt;a href="https://www.cyberforum.ru/home-audio-tech/"&gt;Домашняя аудиотехника&lt;/a&gt;&lt;/td&gt;&lt;td class="smallfont" style="text-transform:none;white-space: wrap;" width="270px"&gt; &lt;img loading="lazy" decoding="async" class="inlineimg" src="//cyberstatic.net/images/statusicon/subforum_old.gif" alt="" border="0" id="forum_statusicon_472" /&gt; &lt;a href="https://www.cyberforum.ru/acoustic-systems/"&gt;Акустические системы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73" /&gt; &lt;a href="https://www.cyberforum.ru/amplifiers-receivers/"&gt;Усилители и ресиверы&lt;/a&gt;&lt;/td&gt;&lt;td class="smallfont" style="text-transform:none;white-space: wrap;" width="270px"&gt; &lt;img loading="lazy" decoding="async" class="inlineimg" src="//cyberstatic.net/images/statusicon/subforum_new.gif" alt="" border="0" id="forum_statusicon_305" /&gt; &lt;a href="https://www.cyberforum.ru/headphones/"&gt;Наушники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oft-page-break/><text:s text:c="4"/></text:p>
      <text:p text:style-name="Standard"/>
      <text:p text:style-name="Standard"><text:s text:c="4"/>&lt;tr align="center"&gt;</text:p>
      <text:p text:style-name="Standard"><text:s text:c="8"/>&lt;td class="alt1Active" align="left" id="f285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asutp/"&gt;&lt;span class="forumtitle"&gt;АСУ ТП, промэлектроника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285" /&gt; Тем: 2,512 / Ответов: 16,529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286" /&gt; &lt;a href="https://www.cyberforum.ru/kip-sensors/"&gt;КИП, датчики&lt;/a&gt;&lt;/td&gt;&lt;td class="smallfont" style="text-transform:none;white-space: wrap;" width="270px"&gt; &lt;img loading="lazy" decoding="async" class="inlineimg" src="//cyberstatic.net/images/statusicon/subforum_old.gif" alt="" border="0" id="forum_statusicon_287" /&gt; &lt;a href="https://www.cyberforum.ru/plc/"&gt;Контроллеры PLC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88" /&gt; &lt;a href="https://www.cyberforum.ru/scada/"&gt;SCADA&lt;/a&gt;&lt;/td&gt;&lt;td class="smallfont" style="text-transform:none;white-space: wrap;" width="270px"&gt; &lt;img loading="lazy" decoding="async" class="inlineimg" src="//cyberstatic.net/images/statusicon/subforum_old.gif" alt="" border="0" id="forum_statusicon_493" /&gt; &lt;a href="https://www.cyberforum.ru/metrology/"&gt;Метрология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>&lt;/table&gt;</text:p>
      <text:p text:style-name="Standard"><text:tab/><text:tab/><text:tab/><text:tab/><text:tab/> <text:s/>&lt;table id="kr_table_241" cellspacing="1" cellpadding="5" border="0" align="center" width="100%" class="tborder" style="margin: 0px 0px 3px 0px;"&gt;</text:p>
      <text:p text:style-name="Standard"><text:tab/><text:tab/><text:tab/><text:tab/><text:tab/><text:tab/>&lt;thead&gt;</text:p>
      <text:p text:style-name="Standard"><text:tab/><text:tab/><text:tab/><text:tab/><text:tab/><text:tab/> <text:s text:c="2"/>&lt;tr&gt;</text:p>
      <text:p text:style-name="Standard"><text:tab/><text:tab/><text:tab/><text:tab/><text:tab/><text:tab/><text:tab/> &lt;td colspan="3" class="tcat"&gt;</text:p>
      <text:p text:style-name="Standard"><text:tab/><text:tab/><text:tab/><text:tab/><text:tab/><text:tab/><text:tab/> <text:s text:c="3"/>&lt;a href="https://www.cyberforum.ru/soft/"&gt;Форум о софте &lt;/a&gt;</text:p>
      <text:p text:style-name="Standard"><text:soft-page-break/><text:tab/><text:tab/><text:tab/><text:tab/><text:tab/><text:tab/><text:tab/> &lt;/td&gt;</text:p>
      <text:p text:style-name="Standard"><text:tab/><text:tab/><text:tab/><text:tab/><text:tab/><text:tab/> <text:s text:c="2"/>&lt;/tr&gt;</text:p>
      <text:p text:style-name="Standard"><text:tab/><text:tab/><text:tab/><text:tab/><text:tab/><text:tab/>&lt;/thead&gt;</text:p>
      <text:p text:style-name="Standard"><text:s text:c="4"/>&lt;tr align="center"&gt;</text:p>
      <text:p text:style-name="Standard"><text:s text:c="8"/>&lt;td class="alt1Active" align="left" id="f34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software/"&gt;&lt;span class="forumtitle"&gt;Софт (программы)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34" /&gt; Тем: 21,283 / Ответов: 96,766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211" /&gt; &lt;a href="https://www.cyberforum.ru/system-soft/"&gt;Системный софт&lt;/a&gt;&lt;/td&gt;&lt;td class="smallfont" style="text-transform:none;white-space: wrap;" width="270px"&gt; &lt;img loading="lazy" decoding="async" class="inlineimg" src="//cyberstatic.net/images/statusicon/subforum_new.gif" alt="" border="0" id="forum_statusicon_132" /&gt; &lt;a href="https://www.cyberforum.ru/network-soft/"&gt;Софт: Интернет и сеть, браузеры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31" /&gt; &lt;a href="https://www.cyberforum.ru/antivirus-firewall-soft/"&gt;Софт: Антивирусы и файрволы&lt;/a&gt;&lt;/td&gt;&lt;td class="smallfont" style="text-transform:none;white-space: wrap;" width="270px"&gt; &lt;img loading="lazy" decoding="async" class="inlineimg" src="//cyberstatic.net/images/statusicon/subforum_old.gif" alt="" border="0" id="forum_statusicon_333" /&gt; &lt;a href="https://www.cyberforum.ru/audio-soft/"&gt;Софт: Аудио, звук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51" /&gt; &lt;a href="https://www.cyberforum.ru/soft-graphics/"&gt;Софт: Графические редакторы&lt;/a&gt;&lt;/td&gt;&lt;td class="smallfont" style="text-transform:none;white-space: wrap;" width="270px"&gt; &lt;img loading="lazy" decoding="async" class="inlineimg" src="//cyberstatic.net/images/statusicon/subforum_old.gif" alt="" border="0" id="forum_statusicon_327" /&gt; &lt;a href="https://www.cyberforum.ru/photoshop/"&gt;Photoshop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28" /&gt; &lt;a href="https://www.cyberforum.ru/coreldraw/"&gt;CorelDRAW&lt;/a&gt;&lt;/td&gt;&lt;td class="smallfont" <text:soft-page-break/>style="text-transform:none;white-space: wrap;" width="270px"&gt; &lt;img loading="lazy" decoding="async" class="inlineimg" src="//cyberstatic.net/images/statusicon/subforum_old.gif" alt="" border="0" id="forum_statusicon_134" /&gt; &lt;a href="https://www.cyberforum.ru/video-soft/"&gt;Софт: Видео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34" /&gt; &lt;a href="https://www.cyberforum.ru/text-editors/"&gt;Софт: Текстовые редакторы&lt;/a&gt;&lt;/td&gt;&lt;td class="smallfont" style="text-transform:none;white-space: wrap;" width="270px"&gt; &lt;img loading="lazy" decoding="async" class="inlineimg" src="//cyberstatic.net/images/statusicon/subforum_old.gif" alt="" border="0" id="forum_statusicon_496" /&gt; &lt;a href="https://www.cyberforum.ru/backup-archivers/"&gt;Софт: Архивирование и бэкап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119" /&gt; &lt;a href="https://www.cyberforum.ru/emulators/"&gt;Эмуляторы и виртуальные машины&lt;/a&gt;&lt;/td&gt;&lt;td class="smallfont" style="text-transform:none;white-space: wrap;" width="270px"&gt; &lt;img loading="lazy" decoding="async" class="inlineimg" src="//cyberstatic.net/images/statusicon/subforum_old.gif" alt="" border="0" id="forum_statusicon_170" /&gt; &lt;a href="https://www.cyberforum.ru/erp-crm/"&gt;ERP, CRM, автоматизированные системы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456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office-soft/"&gt;&lt;span class="forumtitle"&gt;Офисные программы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456" /&gt; Тем: 25,515 / Ответов: 122,728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190" /&gt; &lt;a href="https://www.cyberforum.ru/ms-office/"&gt;Microsoft Office&lt;/a&gt;&lt;/td&gt;&lt;td class="smallfont" style="text-transform:none;white-space: wrap;" <text:soft-page-break/>width="270px"&gt; &lt;img loading="lazy" decoding="async" class="inlineimg" src="//cyberstatic.net/images/statusicon/subforum_new.gif" alt="" border="0" id="forum_statusicon_35" /&gt; &lt;a href="https://www.cyberforum.ru/ms-word/"&gt;MS Office Word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120" /&gt; &lt;a href="https://www.cyberforum.ru/ms-excel/"&gt;MS Office Excel&lt;/a&gt;&lt;/td&gt;&lt;td class="smallfont" style="text-transform:none;white-space: wrap;" width="270px"&gt; &lt;img loading="lazy" decoding="async" class="inlineimg" src="//cyberstatic.net/images/statusicon/subforum_old.gif" alt="" border="0" id="forum_statusicon_450" /&gt; &lt;a href="https://www.cyberforum.ru/ms-outlook/"&gt;MS Office Outlook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449" /&gt; &lt;a href="https://www.cyberforum.ru/ms-powerpoint/"&gt;MS Office Powerpoint&lt;/a&gt;&lt;/td&gt;&lt;td class="smallfont" style="text-transform:none;white-space: wrap;" width="270px"&gt; &lt;img loading="lazy" decoding="async" class="inlineimg" src="//cyberstatic.net/images/statusicon/subforum_old.gif" alt="" border="0" id="forum_statusicon_448" /&gt; &lt;a href="https://www.cyberforum.ru/ms-visio/"&gt;MS Office Visio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47" /&gt; &lt;a href="https://www.cyberforum.ru/ms-project/"&gt;MS Office Project&lt;/a&gt;&lt;/td&gt;&lt;td class="smallfont" style="text-transform:none;white-space: wrap;" width="270px"&gt; &lt;img loading="lazy" decoding="async" class="inlineimg" src="//cyberstatic.net/images/statusicon/subforum_old.gif" alt="" border="0" id="forum_statusicon_223" /&gt; &lt;a href="https://www.cyberforum.ru/openoffice/"&gt;OpenOffice/LibreOffice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36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games/"&gt;&lt;span class="forumtitle"&gt;Компьютерные игры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36" /&gt; Тем: 4,222 / Ответов: 22,779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oft-page-break/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242" /&gt; &lt;a href="https://www.cyberforum.ru/rpg-games/"&gt;RPG/Ролевые игры&lt;/a&gt;&lt;/td&gt;&lt;td class="smallfont" style="text-transform:none;white-space: wrap;" width="270px"&gt; &lt;img loading="lazy" decoding="async" class="inlineimg" src="//cyberstatic.net/images/statusicon/subforum_old.gif" alt="" border="0" id="forum_statusicon_243" /&gt; &lt;a href="https://www.cyberforum.ru/action-fps-games/"&gt;Action/FPS игры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244" /&gt; &lt;a href="https://www.cyberforum.ru/strategy-games/"&gt;Стратегии&lt;/a&gt;&lt;/td&gt;&lt;td class="smallfont" style="text-transform:none;white-space: wrap;" width="270px"&gt; &lt;img loading="lazy" decoding="async" class="inlineimg" src="//cyberstatic.net/images/statusicon/subforum_old.gif" alt="" border="0" id="forum_statusicon_245" /&gt; &lt;a href="https://www.cyberforum.ru/adventure-quest-games/"&gt;Приключения, квесты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46" /&gt; &lt;a href="https://www.cyberforum.ru/sport-games/"&gt;Спортивные игры&lt;/a&gt;&lt;/td&gt;&lt;td class="smallfont" style="text-transform:none;white-space: wrap;" width="270px"&gt; &lt;img loading="lazy" decoding="async" class="inlineimg" src="//cyberstatic.net/images/statusicon/subforum_old.gif" alt="" border="0" id="forum_statusicon_247" /&gt; &lt;a href="https://www.cyberforum.ru/simulators-race-games/"&gt;Симуляторы, гонки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48" /&gt; &lt;a href="https://www.cyberforum.ru/mmo-games/"&gt;MMO игры&lt;/a&gt;&lt;/td&gt;&lt;td class="smallfont" style="text-transform:none;white-space: wrap;" width="270px"&gt; &lt;img loading="lazy" decoding="async" class="inlineimg" src="//cyberstatic.net/images/statusicon/subforum_old.gif" alt="" border="0" id="forum_statusicon_249" /&gt; &lt;a href="https://www.cyberforum.ru/game-console/"&gt;Игровые консоли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320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cad-cam-cae/"&gt;&lt;span class="forumtitle"&gt;САПР&lt;/span&gt;&lt;/a&gt;</text:p>
      <text:p text:style-name="Standard"><text:s text:c="16"/></text:p>
      <text:p text:style-name="Standard"><text:soft-page-break/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320" /&gt; Тем: 2,122 / Ответов: 9,670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321" /&gt; &lt;a href="https://www.cyberforum.ru/autocad/"&gt;AutoCAD&lt;/a&gt;&lt;/td&gt;&lt;td class="smallfont" style="text-transform:none;white-space: wrap;" width="270px"&gt; &lt;img loading="lazy" decoding="async" class="inlineimg" src="//cyberstatic.net/images/statusicon/subforum_new.gif" alt="" border="0" id="forum_statusicon_460" /&gt; &lt;a href="https://www.cyberforum.ru/kompas-3d/"&gt;Компас 3D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508" /&gt; &lt;a href="https://www.cyberforum.ru/solidworks/"&gt;SolidWorks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360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lotus/"&gt;&lt;span class="forumtitle"&gt;HCL Notes (Lotus Notes/Domino)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360" /&gt; Тем: 9,923 / Ответов: 93,104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<text:soft-page-break/>space: wrap;" width="270px"&gt;&lt;img loading="lazy" decoding="async" class="inlineimg" src="//cyberstatic.net/images/statusicon/subforum_old.gif" alt="" border="0" id="forum_statusicon_361" /&gt; &lt;a href="https://www.cyberforum.ru/lotus-admin/"&gt;HCL Notes: Администрирование&lt;/a&gt;&lt;/td&gt;&lt;td class="smallfont" style="text-transform:none;white-space: wrap;" width="270px"&gt; &lt;img loading="lazy" decoding="async" class="inlineimg" src="//cyberstatic.net/images/statusicon/subforum_old.gif" alt="" border="0" id="forum_statusicon_362" /&gt; &lt;a href="https://www.cyberforum.ru/lotus-programming/"&gt;HCL Notes: Программирование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267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drivers/"&gt;&lt;span class="forumtitle"&gt;Драйверы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267" /&gt; Тем: 2,672 / Ответов: 10,004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272" /&gt; &lt;a href="https://www.cyberforum.ru/notebooks-drivers/"&gt;Драйверы для ноутбуков&lt;/a&gt;&lt;/td&gt;&lt;td class="smallfont" style="text-transform:none;white-space: wrap;" width="270px"&gt; &lt;img loading="lazy" decoding="async" class="inlineimg" src="//cyberstatic.net/images/statusicon/subforum_old.gif" alt="" border="0" id="forum_statusicon_268" /&gt; &lt;a href="https://www.cyberforum.ru/videocard-drivers/"&gt;Драйверы для видеокарт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70" /&gt; &lt;a href="https://www.cyberforum.ru/sound-drivers/"&gt;Драйверы для звуковых карт&lt;/a&gt;&lt;/td&gt;&lt;td class="smallfont" style="text-transform:none;white-space: wrap;" width="270px"&gt; &lt;img loading="lazy" decoding="async" class="inlineimg" src="//cyberstatic.net/images/statusicon/subforum_old.gif" alt="" border="0" id="forum_statusicon_273" /&gt; &lt;a href="https://www.cyberforum.ru/network-drivers/"&gt;Драйверы для сетевых карт&lt;/a&gt;&lt;/td&gt;&lt;/tr&gt;&lt;tr&gt;&lt;td width="25px"&gt;&lt;/td&gt;&lt;td class="smallfont" style="text-transform:none;white-space: wrap;" width="270px"&gt; &lt;img loading="lazy" decoding="async" <text:soft-page-break/>class="inlineimg" src="//cyberstatic.net/images/statusicon/subforum_old.gif" alt="" border="0" id="forum_statusicon_271" /&gt; &lt;a href="https://www.cyberforum.ru/printer-drivers/"&gt;Драйверы для принтеров и сканеров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>&lt;/table&gt;</text:p>
      <text:p text:style-name="Standard"><text:tab/><text:tab/><text:tab/><text:tab/><text:tab/> <text:s/>&lt;table id="kr_table_226" cellspacing="1" cellpadding="5" border="0" align="center" width="100%" class="tborder" style="margin: 0px 0px 3px 0px;"&gt;</text:p>
      <text:p text:style-name="Standard"><text:tab/><text:tab/><text:tab/><text:tab/><text:tab/><text:tab/>&lt;thead&gt;</text:p>
      <text:p text:style-name="Standard"><text:tab/><text:tab/><text:tab/><text:tab/><text:tab/><text:tab/> <text:s text:c="2"/>&lt;tr&gt;</text:p>
      <text:p text:style-name="Standard"><text:tab/><text:tab/><text:tab/><text:tab/><text:tab/><text:tab/><text:tab/> &lt;td colspan="3" class="tcat"&gt;</text:p>
      <text:p text:style-name="Standard"><text:tab/><text:tab/><text:tab/><text:tab/><text:tab/><text:tab/><text:tab/> <text:s text:c="3"/>&lt;a href="https://www.cyberforum.ru/science/"&gt;Научный форум &lt;/a&gt;</text:p>
      <text:p text:style-name="Standard"><text:tab/><text:tab/><text:tab/><text:tab/><text:tab/><text:tab/><text:tab/> &lt;/td&gt;</text:p>
      <text:p text:style-name="Standard"><text:tab/><text:tab/><text:tab/><text:tab/><text:tab/><text:tab/> <text:s text:c="2"/>&lt;/tr&gt;</text:p>
      <text:p text:style-name="Standard"><text:tab/><text:tab/><text:tab/><text:tab/><text:tab/><text:tab/>&lt;/thead&gt;</text:p>
      <text:p text:style-name="Standard"><text:s text:c="4"/>&lt;tr align="center"&gt;</text:p>
      <text:p text:style-name="Standard"><text:s text:c="8"/>&lt;td class="alt1Active" align="left" id="f60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mathematics/"&gt;&lt;span class="forumtitle"&gt;Математика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60" /&gt; Тем: 77,291 / Ответов: 315,613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227" /&gt; &lt;a href="https://www.cyberforum.ru/differential-equations/"&gt;Дифференциальные уравнения&lt;/a&gt;&lt;/td&gt;&lt;td class="smallfont" style="text-transform:none;white-space: wrap;" width="270px"&gt; &lt;img loading="lazy" decoding="async" class="inlineimg" src="//cyberstatic.net/images/statusicon/subforum_old.gif" alt="" border="0" id="forum_statusicon_228" /&gt; &lt;a href="https://www.cyberforum.ru/discrete-mathematics/"&gt;Дискретная математика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11" /&gt; &lt;a href="https://www.cyberforum.ru/automata-theory/"&gt;Теория <text:soft-page-break/>автоматов&lt;/a&gt;&lt;/td&gt;&lt;td class="smallfont" style="text-transform:none;white-space: wrap;" width="270px"&gt; &lt;img loading="lazy" decoding="async" class="inlineimg" src="//cyberstatic.net/images/statusicon/subforum_new.gif" alt="" border="0" id="forum_statusicon_229" /&gt; &lt;a href="https://www.cyberforum.ru/mathematical-analysis/"&gt;Математический анализ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231" /&gt; &lt;a href="https://www.cyberforum.ru/geometry/"&gt;Геометрия&lt;/a&gt;&lt;/td&gt;&lt;td class="smallfont" style="text-transform:none;white-space: wrap;" width="270px"&gt; &lt;img loading="lazy" decoding="async" class="inlineimg" src="//cyberstatic.net/images/statusicon/subforum_new.gif" alt="" border="0" id="forum_statusicon_230" /&gt; &lt;a href="https://www.cyberforum.ru/statistics/"&gt;Статистика, теория вероятностей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32" /&gt; &lt;a href="https://www.cyberforum.ru/algebra/"&gt;Алгебра, теория чисел&lt;/a&gt;&lt;/td&gt;&lt;td class="smallfont" style="text-transform:none;white-space: wrap;" width="270px"&gt; &lt;img loading="lazy" decoding="async" class="inlineimg" src="//cyberstatic.net/images/statusicon/subforum_old.gif" alt="" border="0" id="forum_statusicon_238" /&gt; &lt;a href="https://www.cyberforum.ru/numerical-methods/"&gt;Численные методы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39" /&gt; &lt;a href="https://www.cyberforum.ru/tfkp-operational-calculus/"&gt;ТФКП и операционное исчисление&lt;/a&gt;&lt;/td&gt;&lt;td class="smallfont" style="text-transform:none;white-space: wrap;" width="270px"&gt; &lt;img loading="lazy" decoding="async" class="inlineimg" src="//cyberstatic.net/images/statusicon/subforum_new.gif" alt="" border="0" id="forum_statusicon_239" /&gt; &lt;a href="https://www.cyberforum.ru/mathematical-logic-sets/"&gt;Мат. логика и множества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332" /&gt; &lt;a href="https://www.cyberforum.ru/optimization-methods/"&gt;Методы оптимизации&lt;/a&gt;&lt;/td&gt;&lt;td class="smallfont" style="text-transform:none;white-space: wrap;" width="270px"&gt; &lt;img loading="lazy" decoding="async" class="inlineimg" src="//cyberstatic.net/images/statusicon/subforum_old.gif" alt="" border="0" id="forum_statusicon_342" /&gt; &lt;a href="https://www.cyberforum.ru/combinatorics/"&gt;Комбинаторика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86" /&gt; &lt;a href="https://www.cyberforum.ru/functional-analysis/"&gt;Функциональный анализ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oft-page-break/><text:s text:c="4"/>&lt;tr align="center"&gt;</text:p>
      <text:p text:style-name="Standard"><text:s text:c="8"/>&lt;td class="alt1Active" align="left" id="f306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mathematical-soft/"&gt;&lt;span class="forumtitle"&gt;Математические программы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306" /&gt; Тем: 38,879 / Ответов: 167,013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193" /&gt; &lt;a href="https://www.cyberforum.ru/mathcad/"&gt;MathCAD&lt;/a&gt;&lt;/td&gt;&lt;td class="smallfont" style="text-transform:none;white-space: wrap;" width="270px"&gt; &lt;img loading="lazy" decoding="async" class="inlineimg" src="//cyberstatic.net/images/statusicon/subforum_new.gif" alt="" border="0" id="forum_statusicon_307" /&gt; &lt;a href="https://www.cyberforum.ru/matlab/"&gt;Matlab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64" /&gt; &lt;a href="https://www.cyberforum.ru/simulink/"&gt;Simulink&lt;/a&gt;&lt;/td&gt;&lt;td class="smallfont" style="text-transform:none;white-space: wrap;" width="270px"&gt; &lt;img loading="lazy" decoding="async" class="inlineimg" src="//cyberstatic.net/images/statusicon/subforum_old.gif" alt="" border="0" id="forum_statusicon_304" /&gt; &lt;a href="https://www.cyberforum.ru/scilab/"&gt;Scilab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79" /&gt; &lt;a href="https://www.cyberforum.ru/maple/"&gt;Maple&lt;/a&gt;&lt;/td&gt;&lt;td class="smallfont" style="text-transform:none;white-space: wrap;" width="270px"&gt; &lt;img loading="lazy" decoding="async" class="inlineimg" src="//cyberstatic.net/images/statusicon/subforum_old.gif" alt="" border="0" id="forum_statusicon_325" /&gt; &lt;a href="https://www.cyberforum.ru/statistica/"&gt;STATISTICA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26" /&gt; &lt;a href="https://www.cyberforum.ru/mathematica/"&gt;Wolfram Mathematica&lt;/a&gt;&lt;/td&gt;&lt;td&gt;&amp;nbsp;&lt;/td&gt;&lt;/tr&gt;&lt;/table&gt;&lt;/div&gt;</text:p>
      <text:p text:style-name="Standard"><text:s text:c="16"/>&lt;/div&gt;</text:p>
      <text:p text:style-name="Standard"><text:soft-page-break/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237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physics/"&gt;&lt;span class="forumtitle"&gt;Физика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237" /&gt; Тем: 16,857 / Ответов: 69,916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295" /&gt; &lt;a href="https://www.cyberforum.ru/mechanics/"&gt;Механика&lt;/a&gt;&lt;/td&gt;&lt;td class="smallfont" style="text-transform:none;white-space: wrap;" width="270px"&gt; &lt;img loading="lazy" decoding="async" class="inlineimg" src="//cyberstatic.net/images/statusicon/subforum_new.gif" alt="" border="0" id="forum_statusicon_297" /&gt; &lt;a href="https://www.cyberforum.ru/electrodynamics/"&gt;Электричество и магнетизм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96" /&gt; &lt;a href="https://www.cyberforum.ru/mkt-thermodynamics/"&gt;Термодинамика и МКТ&lt;/a&gt;&lt;/td&gt;&lt;td class="smallfont" style="text-transform:none;white-space: wrap;" width="270px"&gt; &lt;img loading="lazy" decoding="async" class="inlineimg" src="//cyberstatic.net/images/statusicon/subforum_old.gif" alt="" border="0" id="forum_statusicon_299" /&gt; &lt;a href="https://www.cyberforum.ru/optics/"&gt;Оптика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298" /&gt; &lt;a href="https://www.cyberforum.ru/theory-of-relativity/"&gt;СТО (релятивистская механика)&lt;/a&gt;&lt;/td&gt;&lt;td class="smallfont" style="text-transform:none;white-space: wrap;" width="270px"&gt; &lt;img loading="lazy" decoding="async" class="inlineimg" src="//cyberstatic.net/images/statusicon/subforum_old.gif" alt="" border="0" id="forum_statusicon_300" /&gt; &lt;a href="https://www.cyberforum.ru/quantum-physics/"&gt;Квантовая и атомная физика&lt;/a&gt;&lt;/td&gt;&lt;/tr&gt;&lt;tr&gt;&lt;td width="25px"&gt;&lt;/td&gt;&lt;td class="smallfont" style="text-<text:soft-page-break/>transform:none;white-space: wrap;" width="270px"&gt; &lt;img loading="lazy" decoding="async" class="inlineimg" src="//cyberstatic.net/images/statusicon/subforum_old.gif" alt="" border="0" id="forum_statusicon_301" /&gt; &lt;a href="https://www.cyberforum.ru/waves/"&gt;Колебания и волны&lt;/a&gt;&lt;/td&gt;&lt;td class="smallfont" style="text-transform:none;white-space: wrap;" width="270px"&gt; &lt;img loading="lazy" decoding="async" class="inlineimg" src="//cyberstatic.net/images/statusicon/subforum_old.gif" alt="" border="0" id="forum_statusicon_343" /&gt; &lt;a href="https://www.cyberforum.ru/physics-special/"&gt;Специальные разделы физики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308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other-sciences/"&gt;&lt;span class="forumtitle"&gt;Другие науки и дисциплины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308" /&gt; Тем: 6,599 / Ответов: 22,332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341" /&gt; &lt;a href="https://www.cyberforum.ru/informatics/"&gt;Информатика&lt;/a&gt;&lt;/td&gt;&lt;td class="smallfont" style="text-transform:none;white-space: wrap;" width="270px"&gt; &lt;img loading="lazy" decoding="async" class="inlineimg" src="//cyberstatic.net/images/statusicon/subforum_old.gif" alt="" border="0" id="forum_statusicon_302" /&gt; &lt;a href="https://www.cyberforum.ru/astronomy/"&gt;Астрономия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09" /&gt; &lt;a href="https://www.cyberforum.ru/chemistry/"&gt;Химия&lt;/a&gt;&lt;/td&gt;&lt;td class="smallfont" style="text-transform:none;white-space: wrap;" width="270px"&gt; &lt;img loading="lazy" decoding="async" class="inlineimg" src="//cyberstatic.net/images/statusicon/subforum_old.gif" alt="" border="0" id="forum_statusicon_492" /&gt; &lt;a href="https://www.cyberforum.ru/humanities/"&gt;Гуманитарные науки&lt;/a&gt;&lt;/td&gt;&lt;/tr&gt;&lt;tr&gt;&lt;td width="25px"&gt;&lt;/td&gt;&lt;td class="smallfont" style="text-<text:soft-page-break/>transform:none;white-space: wrap;" width="270px"&gt; &lt;img loading="lazy" decoding="async" class="inlineimg" src="//cyberstatic.net/images/statusicon/subforum_old.gif" alt="" border="0" id="forum_statusicon_310" /&gt; &lt;a href="https://www.cyberforum.ru/economics/"&gt;Экономика&lt;/a&gt;&lt;/td&gt;&lt;td class="smallfont" style="text-transform:none;white-space: wrap;" width="270px"&gt; &lt;img loading="lazy" decoding="async" class="inlineimg" src="//cyberstatic.net/images/statusicon/subforum_old.gif" alt="" border="0" id="forum_statusicon_197" /&gt; &lt;a href="https://www.cyberforum.ru/history/"&gt;История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465" /&gt; &lt;a href="https://www.cyberforum.ru/foreign-languages/"&gt;Иностранные языки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>&lt;/table&gt;</text:p>
      <text:p text:style-name="Standard"><text:tab/><text:tab/><text:tab/><text:tab/><text:tab/> <text:s/>&lt;table id="kr_table_98" cellspacing="1" cellpadding="5" border="0" align="center" width="100%" class="tborder" style="margin: 0px 0px 3px 0px;"&gt;</text:p>
      <text:p text:style-name="Standard"><text:tab/><text:tab/><text:tab/><text:tab/><text:tab/><text:tab/>&lt;thead&gt;</text:p>
      <text:p text:style-name="Standard"><text:tab/><text:tab/><text:tab/><text:tab/><text:tab/><text:tab/> <text:s text:c="2"/>&lt;tr&gt;</text:p>
      <text:p text:style-name="Standard"><text:tab/><text:tab/><text:tab/><text:tab/><text:tab/><text:tab/><text:tab/> &lt;td colspan="3" class="tcat"&gt;</text:p>
      <text:p text:style-name="Standard"><text:tab/><text:tab/><text:tab/><text:tab/><text:tab/><text:tab/><text:tab/> <text:s text:c="3"/>&lt;a href="https://www.cyberforum.ru/career/"&gt;Карьера и бизнес &lt;/a&gt;</text:p>
      <text:p text:style-name="Standard"><text:tab/><text:tab/><text:tab/><text:tab/><text:tab/><text:tab/><text:tab/> &lt;/td&gt;</text:p>
      <text:p text:style-name="Standard"><text:tab/><text:tab/><text:tab/><text:tab/><text:tab/><text:tab/> <text:s text:c="2"/>&lt;/tr&gt;</text:p>
      <text:p text:style-name="Standard"><text:tab/><text:tab/><text:tab/><text:tab/><text:tab/><text:tab/>&lt;/thead&gt;</text:p>
      <text:p text:style-name="Standard"><text:s text:c="4"/>&lt;tr align="center"&gt;</text:p>
      <text:p text:style-name="Standard"><text:s text:c="8"/>&lt;td class="alt1Active" align="left" id="f51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freelance/"&gt;&lt;span class="forumtitle"&gt;Фриланс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51" /&gt; Тем: 49,708 / Ответов: 247,088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<text:soft-page-break/>id="forum_statusicon_258" /&gt; &lt;a href="https://www.cyberforum.ru/freelancers-offers/"&gt;Предложения фрилансеров&lt;/a&gt;&lt;/td&gt;&lt;td class="smallfont" style="text-transform:none;white-space: wrap;" width="270px"&gt; &lt;img loading="lazy" decoding="async" class="inlineimg" src="//cyberstatic.net/images/statusicon/subforum_new.gif" alt="" border="0" id="forum_statusicon_351" /&gt; &lt;a href="https://www.cyberforum.ru/order-program/"&gt;Заказать программу&lt;/a&gt;&lt;/td&gt;&lt;/tr&gt;&lt;tr&gt;&lt;td width="25px"&gt;&lt;/td&gt;&lt;td class="smallfont" style="text-transform:none;white-space: wrap;" width="270px"&gt; &lt;img loading="lazy" decoding="async" class="inlineimg" src="//cyberstatic.net/images/statusicon/subforum_new.gif" alt="" border="0" id="forum_statusicon_352" /&gt; &lt;a href="https://www.cyberforum.ru/order-site-scripts/"&gt;Заказать сайт, веб-разработку, SEO&lt;/a&gt;&lt;/td&gt;&lt;td class="smallfont" style="text-transform:none;white-space: wrap;" width="270px"&gt; &lt;img loading="lazy" decoding="async" class="inlineimg" src="//cyberstatic.net/images/statusicon/subforum_old.gif" alt="" border="0" id="forum_statusicon_113" /&gt; &lt;a href="https://www.cyberforum.ru/solve-problem/"&gt;Решить задачу (по наукам)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57" /&gt; &lt;a href="https://www.cyberforum.ru/order-service/"&gt;Заказать услугу, обслуживание&lt;/a&gt;&lt;/td&gt;&lt;td class="smallfont" style="text-transform:none;white-space: wrap;" width="270px"&gt; &lt;img loading="lazy" decoding="async" class="inlineimg" src="//cyberstatic.net/images/statusicon/subforum_new.gif" alt="" border="0" id="forum_statusicon_359" /&gt; &lt;a href="https://www.cyberforum.ru/order-work-hardware/"&gt;Заказать работу с железом, сетями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58" /&gt; &lt;a href="https://www.cyberforum.ru/order-work-software/"&gt;Заказать работу в программе&lt;/a&gt;&lt;/td&gt;&lt;td class="smallfont" style="text-transform:none;white-space: wrap;" width="270px"&gt; &lt;img loading="lazy" decoding="async" class="inlineimg" src="//cyberstatic.net/images/statusicon/subforum_new.gif" alt="" border="0" id="forum_statusicon_70" /&gt; &lt;a href="https://www.cyberforum.ru/order-teaching/"&gt;Поиск репетитора, обучение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48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job/"&gt;&lt;span class="forumtitle"&gt;Работа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48" /&gt; Тем: 23,358 / Ответов: 51,584 </text:p>
      <text:p text:style-name="Standard"><text:s text:c="12"/>&lt;/div&gt;</text:p>
      <text:p text:style-name="Standard"><text:s text:c="12"/></text:p>
      <text:p text:style-name="Standard"><text:soft-page-break/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old.gif" alt="" border="0" id="forum_statusicon_50" /&gt; &lt;a href="https://www.cyberforum.ru/job-offer/"&gt;Предложения работодателей&lt;/a&gt;&lt;/td&gt;&lt;td class="smallfont" style="text-transform:none;white-space: wrap;" width="270px"&gt; &lt;img loading="lazy" decoding="async" class="inlineimg" src="//cyberstatic.net/images/statusicon/subforum_old.gif" alt="" border="0" id="forum_statusicon_49" /&gt; &lt;a href="https://www.cyberforum.ru/job-search/"&gt;Поиск работы&lt;/a&gt;&lt;/td&gt;&lt;/tr&gt;&lt;tr&gt;&lt;td width="25px"&gt;&lt;/td&gt;&lt;td class="smallfont" style="text-transform:none;white-space: wrap;" width="270px"&gt; &lt;img loading="lazy" decoding="async" class="inlineimg" src="//cyberstatic.net/images/statusicon/subforum_old.gif" alt="" border="0" id="forum_statusicon_369" /&gt; &lt;a href="https://www.cyberforum.ru/work-abroad/"&gt;Работа за границей&lt;/a&gt;&lt;/td&gt;&lt;td&gt;&amp;nbsp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387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project-management/"&gt;&lt;span class="forumtitle"&gt;Управление проектами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387" /&gt; Тем: 461 / Ответов: 1,976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99" valign="middle" style="padding: 7px 5px 7px 5px;"&gt;</text:p>
      <text:p text:style-name="Standard"/>
      <text:p text:style-name="Standard"><text:s text:c="12"/>&lt;div&gt;</text:p>
      <text:p text:style-name="Standard"><text:soft-page-break/><text:s text:c="16"/>&lt;a href="https://www.cyberforum.ru/education/"&gt;&lt;span class="forumtitle"&gt;Образование, сертификация, конференции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old.gif" alt="" border="0" id="forum_statusicon_99" /&gt; Тем: 1,677 / Ответов: 8,665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/>
      <text:p text:style-name="Standard"><text:s text:c="4"/>&lt;tr align="center"&gt;</text:p>
      <text:p text:style-name="Standard"><text:s text:c="8"/>&lt;td class="alt1Active" align="left" id="f105" valign="middle" style="padding: 7px 5px 7px 5px;"&gt;</text:p>
      <text:p text:style-name="Standard"/>
      <text:p text:style-name="Standard"><text:s text:c="12"/>&lt;div&gt;</text:p>
      <text:p text:style-name="Standard"><text:s text:c="16"/>&lt;a href="https://www.cyberforum.ru/projects/"&gt;&lt;span class="forumtitle"&gt;Проекты&lt;/span&gt;&lt;/a&gt;</text:p>
      <text:p text:style-name="Standard"><text:s text:c="16"/></text:p>
      <text:p text:style-name="Standard"><text:s text:c="12"/>&lt;/div&gt;</text:p>
      <text:p text:style-name="Standard"><text:s text:c="12"/>&lt;div class="smallfont" style="margin: 5px 0px 0px 25px;"&gt;</text:p>
      <text:p text:style-name="Standard"><text:s text:c="16"/>&lt;img loading="lazy" decoding="async" class="inlineimg" src="//cyberstatic.net/images/statusicon/subforum_new.gif" alt="" border="0" id="forum_statusicon_105" /&gt; Тем: 2,668 / Ответов: 34,923 </text:p>
      <text:p text:style-name="Standard"><text:s text:c="12"/>&lt;/div&gt;</text:p>
      <text:p text:style-name="Standard"><text:s text:c="12"/></text:p>
      <text:p text:style-name="Standard"><text:s text:c="12"/></text:p>
      <text:p text:style-name="Standard"><text:s text:c="12"/></text:p>
      <text:p text:style-name="Standard"><text:s text:c="16"/>&lt;div class="smallfont" style="margin-top:5px"&gt;</text:p>
      <text:p text:style-name="Standard"><text:s text:c="20"/>&lt;div&gt;&lt;table border="0" cellpadding="0" cellspacing="0" align="left" &gt;&lt;tr valign="top"&gt;&lt;td width="25px"&gt;&lt;/td&gt;&lt;td class="smallfont" style="text-transform:none;white-space: wrap;" width="270px"&gt;&lt;img loading="lazy" decoding="async" class="inlineimg" src="//cyberstatic.net/images/statusicon/subforum_new.gif" alt="" border="0" id="forum_statusicon_118" /&gt; &lt;a href="https://www.cyberforum.ru/beta-testing/"&gt;Бета-тестирование&lt;/a&gt;&lt;/td&gt;&lt;td class="smallfont" style="text-transform:none;white-space: wrap;" width="270px"&gt; &lt;img loading="lazy" decoding="async" class="inlineimg" src="//cyberstatic.net/images/statusicon/subforum_old.gif" alt="" border="0" id="forum_statusicon_57" /&gt; &lt;a href="https://www.cyberforum.ru/faq/"&gt;FAQ для форума&lt;/a&gt;&lt;/td&gt;&lt;/tr&gt;&lt;/table&gt;&lt;/div&gt;</text:p>
      <text:p text:style-name="Standard"><text:s text:c="16"/>&lt;/div&gt;</text:p>
      <text:p text:style-name="Standard"><text:s text:c="12"/></text:p>
      <text:p text:style-name="Standard"><text:s text:c="8"/>&lt;/td&gt;</text:p>
      <text:p text:style-name="Standard"/>
      <text:p text:style-name="Standard"><text:s text:c="4"/>&lt;/tr&gt;</text:p>
      <text:p text:style-name="Standard"><text:s text:c="4"/></text:p>
      <text:p text:style-name="Standard">&lt;/table&gt;</text:p>
      <text:p text:style-name="Standard"><text:soft-page-break/><text:s text:c="23"/>&lt;/td&gt;</text:p>
      <text:p text:style-name="Standard"><text:s text:c="20"/>&lt;/tr&gt;</text:p>
      <text:p text:style-name="Standard"><text:s text:c="16"/>&lt;/table&gt;</text:p>
      <text:p text:style-name="Standard"><text:s text:c="12"/>&lt;/td&gt;</text:p>
      <text:p text:style-name="Standard"><text:s text:c="7"/>&lt;/tr&gt;</text:p>
      <text:p text:style-name="Standard"><text:s text:c="3"/>&lt;/tbody&gt;</text:p>
      <text:p text:style-name="Standard">&lt;/table&gt;</text:p>
      <text:p text:style-name="Standard">&lt;table class="tborder" cellpadding="5" cellspacing="1" border="0" width="100%" align="center"&gt;</text:p>
      <text:p text:style-name="Standard">&lt;thead&gt;</text:p>
      <text:p text:style-name="Standard"><text:tab/>&lt;tr&gt;</text:p>
      <text:p text:style-name="Standard"><text:tab/><text:tab/>&lt;td class="tcat" colspan="6"&gt;</text:p>
      <text:p text:style-name="Standard"><text:tab/><text:tab/><text:tab/>&lt;a style="float:right" href="#top" onclick="return toggle_collapse('latest_blogs')"&gt;&lt;img loading="lazy" decoding="async" id="collapseimg_latest_blogs" src="//cyberstatic.net/images/buttons/collapse_tcat.gif" alt="" border="0" /&gt;&lt;/a&gt;</text:p>
      <text:p text:style-name="Standard"><text:s text:c="6"/>&lt;a href="blogs/recent-entries/"&gt;Последние записи блогов&lt;/a&gt;</text:p>
      <text:p text:style-name="Standard"><text:tab/><text:tab/>&lt;/td&gt;</text:p>
      <text:p text:style-name="Standard"><text:tab/>&lt;/tr&gt;</text:p>
      <text:p text:style-name="Standard">&lt;/thead&gt;</text:p>
      <text:p text:style-name="Standard">&lt;tbody id="collapseobj_latest_blogs" style=""&gt;</text:p>
      <text:p text:style-name="Standard"><text:tab/>&lt;tr&gt;</text:p>
      <text:p text:style-name="Standard"><text:tab/><text:tab/></text:p>
      <text:p text:style-name="Standard"><text:s text:c="8"/>&lt;td class="alt1" valign="top" width="17%"&gt;</text:p>
      <text:p text:style-name="Standard"><text:s text:c="12"/>&lt;b&gt;&lt;a href="https://www.cyberforum.ru/blogs/223907/blog8675.html"&gt;Verilog - небольшая особенность.&lt;/a&gt;&lt;/b&gt;</text:p>
      <text:p text:style-name="Standard"><text:s text:c="12"/>&lt;div class="smallfont shade" style="margin: 5px 0px 5px 0px"&gt;Hrethgir 02.10.2024&lt;/div&gt;</text:p>
      <text:p text:style-name="Standard"><text:s text:c="12"/>&lt;div class="smallfont"&gt;Если связать оператором assign &amp;quot;провода&amp;quot;, но при этом ни один не подключить к внешнему входу или к <text:s/>выходу любого элемента или модуля внутри модуля, то среда не заведёт эти &amp;quot;провода&amp;quot; ни в один входящий пин любого элемента или модуля внутри модуля.&amp;shy;.&amp;shy;.&amp;shy;.&amp;shy;&lt;/div&gt;</text:p>
      <text:p text:style-name="Standard"><text:s text:c="8"/>&lt;/td&gt;</text:p>
      <text:p text:style-name="Standard"><text:s text:c="8"/>&lt;td class="alt1" valign="top" width="17%"&gt;</text:p>
      <text:p text:style-name="Standard"><text:s text:c="12"/>&lt;b&gt;&lt;a href="https://www.cyberforum.ru/blogs/2044450/blog8674.html"&gt;01.10.2024. Два года на форуме!&lt;/a&gt;&lt;/b&gt;</text:p>
      <text:p text:style-name="Standard"><text:s text:c="12"/>&lt;div class="smallfont shade" style="margin: 5px 0px 5px 0px"&gt;AlexProgramm 01.10.2024&lt;/div&gt;</text:p>
      <text:p text:style-name="Standard"><text:s text:c="12"/>&lt;div class="smallfont"&gt;Всем привет! :senor: </text:p>
      <text:p text:style-name="Standard"><text:s/></text:p>
      <text:p text:style-name="Standard">Сегодня для меня знаменательная дата - 2 года на форуме! </text:p>
      <text:p text:style-name="Standard">Какие можно подвести итоги? </text:p>
      <text:p text:style-name="Standard"><text:s/></text:p>
      <text:p text:style-name="Standard">659 сообщений.&amp;shy; </text:p>
      <text:p text:style-name="Standard">226 репа.&amp;shy; </text:p>
      <text:p text:style-name="Standard">93 спасибо.&amp;shy; </text:p>
      <text:p text:style-name="Standard">32 лучших ответа.&amp;shy;&lt;/div&gt;</text:p>
      <text:p text:style-name="Standard"><text:s text:c="8"/>&lt;/td&gt;</text:p>
      <text:p text:style-name="Standard"><text:s text:c="8"/>&lt;td class="alt1" valign="top" width="17%"&gt;</text:p>
      <text:p text:style-name="Standard"><text:s text:c="12"/>&lt;b&gt;&lt;a href="https://www.cyberforum.ru/blogs/2044450/blog8673.html"&gt;Pet-проект на Java. Менеджер задач. Этап 3. Календарь.&lt;/a&gt;&lt;/b&gt;</text:p>
      <text:p text:style-name="Standard"><text:s text:c="12"/>&lt;div class="smallfont shade" style="margin: 5px 0px 5px 0px"&gt;AlexProgramm 01.10.2024&lt;/div&gt;</text:p>
      <text:p text:style-name="Standard"><text:s text:c="12"/>&lt;div class="smallfont"&gt;Всем привет! :senor: </text:p>
      <text:p text:style-name="Standard"><text:soft-page-break/><text:s/></text:p>
      <text:p text:style-name="Standard">Продолжаю думать над своим первым pet-проектом pet-проект &amp;quot;Менеджер задач&amp;quot;.&amp;shy; </text:p>
      <text:p text:style-name="Standard">Это ссылка на первую тему про начальное планирование и постановку задачи - https:/&amp;shy;/&amp;shy;www.&amp;shy;cyberforum.&amp;shy;ru/&amp;shy;blogs/&amp;shy;2044450/&amp;shy;blog8400.&amp;shy;html </text:p>
      <text:p text:style-name="Standard"><text:s/></text:p>
      <text:p text:style-name="Standard">В общем с.&amp;shy;.&amp;shy;.&amp;shy;&lt;/div&gt;</text:p>
      <text:p text:style-name="Standard"><text:s text:c="8"/>&lt;/td&gt;</text:p>
      <text:p text:style-name="Standard"><text:s text:c="8"/>&lt;td class="alt1" valign="top" width="17%"&gt;</text:p>
      <text:p text:style-name="Standard"><text:s text:c="12"/>&lt;b&gt;&lt;a href="https://www.cyberforum.ru/blogs/1976142/blog8672.html"&gt;BASH debugging&lt;/a&gt;&lt;/b&gt;</text:p>
      <text:p text:style-name="Standard"><text:s text:c="12"/>&lt;div class="smallfont shade" style="margin: 5px 0px 5px 0px"&gt;jigi33 01.10.2024&lt;/div&gt;</text:p>
      <text:p text:style-name="Standard"><text:s text:c="12"/>&lt;div class="smallfont"&gt;ДЕБАГГИНГ BASH И ПЕРЕДАЧА МНОГИХ АРГУМЕНТОВ ИЗ КОМ.&amp;shy;СТРОКИ И МЕЖДУ ФУНКЦИЯМИ </text:p>
      <text:p text:style-name="Standard"><text:s/></text:p>
      <text:p text:style-name="Standard">Идеальная на мой взгляд статья о дебагинге BASH&lt;/div&gt;</text:p>
      <text:p text:style-name="Standard"><text:s text:c="8"/>&lt;/td&gt;</text:p>
      <text:p text:style-name="Standard"><text:s text:c="8"/>&lt;td class="alt1" valign="top" width="17%"&gt;</text:p>
      <text:p text:style-name="Standard"><text:s text:c="12"/>&lt;b&gt;&lt;a href="https://www.cyberforum.ru/blogs/2062469/blog8671.html"&gt;Обновление сайта www.historian.b&amp;shy;­y&lt;/a&gt;&lt;/b&gt;</text:p>
      <text:p text:style-name="Standard"><text:s text:c="12"/>&lt;div class="smallfont shade" style="margin: 5px 0px 5px 0px"&gt;Reglage 29.09.2024&lt;/div&gt;</text:p>
      <text:p text:style-name="Standard"><text:s text:c="12"/>&lt;div class="smallfont"&gt;Немного изменений, но полезных.&amp;shy; Обновил свою программу &amp;quot;Процессы&amp;quot;.&amp;shy; Постепенно буду делать её всё более функциональной и удобной.&amp;shy; Как часто люди жалуются на то, что чего-то не хватает в интерфейсе.&amp;shy; Или он наоборот часто меняется в угоду непонятно.&amp;shy;.&amp;shy;.&amp;shy;&lt;/div&gt;</text:p>
      <text:p text:style-name="Standard"><text:s text:c="8"/>&lt;/td&gt;</text:p>
      <text:p text:style-name="Standard"><text:s text:c="8"/>&lt;td class="alt1" valign="top" width="17%"&gt;</text:p>
      <text:p text:style-name="Standard"><text:s text:c="12"/>&lt;b&gt;&lt;a href="https://www.cyberforum.ru/blogs/1976142/blog8670.html"&gt;systemd essential cheat sheet&lt;/a&gt;&lt;/b&gt;</text:p>
      <text:p text:style-name="Standard"><text:s text:c="12"/>&lt;div class="smallfont shade" style="margin: 5px 0px 5px 0px"&gt;jigi33 27.09.2024&lt;/div&gt;</text:p>
      <text:p text:style-name="Standard"><text:s text:c="12"/>&lt;div class="smallfont"&gt;========= SYSTEMCTL ========== </text:p>
      <text:p text:style-name="Standard">~~~~~~~~~~~~~~~~~~~~~~~~~~~~~ </text:p>
      <text:p text:style-name="Standard"><text:s/></text:p>
      <text:p text:style-name="Standard">Запущенная без параметров systemctl показывает список запущенных служб, точек монтирования, устройств и других юнитов.&amp;shy; </text:p>
      <text:p text:style-name="Standard"><text:s/></text:p>
      <text:p text:style-name="Standard"><text:s/></text:p>
      <text:p text:style-name="Standard">systemctl </text:p>
      <text:p text:style-name="Standard"><text:s/></text:p>
      <text:p text:style-name="Standard"><text:s/></text:p>
      <text:p text:style-name="Standard">Шпаргалка по часто используемые.&amp;shy;.&amp;shy;.&amp;shy;&lt;/div&gt;</text:p>
      <text:p text:style-name="Standard"><text:s text:c="8"/>&lt;/td&gt;</text:p>
      <text:p text:style-name="Standard"><text:tab/>&lt;/tr&gt;</text:p>
      <text:p text:style-name="Standard">&lt;/tbody&gt;</text:p>
      <text:p text:style-name="Standard">&lt;/table&gt;</text:p>
      <text:p text:style-name="Standard">&lt;script src="//cyberstatic.net/clientscript/vbulletin_read_marker.js"&gt;&lt;/script&gt;</text:p>
      <text:p text:style-name="Standard">&lt;script&gt;</text:p>
      <text:p text:style-name="Standard">&lt;!--</text:p>
      <text:p text:style-name="Standard">vbphrase['doubleclick_forum_markread'] = "Двойное нажатие на эту иконку пометит текущий раздел как прочитанный";</text:p>
      <text:p text:style-name="Standard"><text:soft-page-break/>init_forum_readmarker_system();</text:p>
      <text:p text:style-name="Standard">//--&gt;</text:p>
      <text:p text:style-name="Standard">&lt;/script&gt;</text:p>
      <text:p text:style-name="Standard"/>
      <text:p text:style-name="Standard">&lt;table class="tborder" cellpadding="5" cellspacing="1" border="0" width="100%" align="center" style="margin-top: 3px;"&gt;</text:p>
      <text:p text:style-name="Standard"/>
      <text:p text:style-name="Standard"/>
      <text:p text:style-name="Standard"/>
      <text:p text:style-name="Standard">&lt;tbody&gt;</text:p>
      <text:p text:style-name="Standard"><text:s text:c="4"/>&lt;tr&gt;</text:p>
      <text:p text:style-name="Standard"><text:s text:c="8"/>&lt;td class="thead" colspan="3"&gt;</text:p>
      <text:p text:style-name="Standard"><text:s text:c="12"/>&lt;a style="float:right" href="#top" onclick="return toggle_collapse('forumhome_stats')"&gt;&lt;img loading="lazy" decoding="async" id="collapseimg_forumhome_stats" src="//cyberstatic.net/images/buttons/collapse_thead.gif" alt="" border="0" /&gt;&lt;/a&gt;</text:p>
      <text:p text:style-name="Standard"><text:s text:c="12"/>Статистика Форум программистов и сисадминов Киберфорум</text:p>
      <text:p text:style-name="Standard"><text:s text:c="8"/>&lt;/td&gt;</text:p>
      <text:p text:style-name="Standard"><text:s text:c="4"/>&lt;/tr&gt;</text:p>
      <text:p text:style-name="Standard">&lt;/tbody&gt;</text:p>
      <text:p text:style-name="Standard">&lt;tbody id="collapseobj_forumhome_stats" style=""&gt;</text:p>
      <text:p text:style-name="Standard"><text:s text:c="4"/>&lt;tr&gt;</text:p>
      <text:p text:style-name="Standard"><text:s text:c="8"/>&lt;td class="alt2"&gt;&lt;img loading="lazy" decoding="async" src="//cyberstatic.net/images/misc/stats.gif" alt="Статистика Форум программистов и сисадминов Киберфорум" border="0" /&gt;&lt;/td&gt;</text:p>
      <text:p text:style-name="Standard"><text:s text:c="8"/>&lt;td class="alt1" width="100%"&gt;</text:p>
      <text:p text:style-name="Standard"><text:s text:c="8"/>&lt;div class="smallfont"&gt;</text:p>
      <text:p text:style-name="Standard"><text:s text:c="12"/>&lt;div&gt;</text:p>
      <text:p text:style-name="Standard"><text:s text:c="16"/>Тем: 2,716,595,</text:p>
      <text:p text:style-name="Standard"><text:s text:c="16"/>Сообщений: 14,687,197,</text:p>
      <text:p text:style-name="Standard"><text:s text:c="16"/>Пользователи: 1,415,403</text:p>
      <text:p text:style-name="Standard"><text:s text:c="12"/>&lt;/div&gt;</text:p>
      <text:p text:style-name="Standard"><text:s text:c="12"/>&lt;div&gt;Приветствуем нового пользователя, &lt;a href="https://www.cyberforum.ru/members/2364231.html"&gt;MaeNealy87&lt;/a&gt;&lt;/div&gt;</text:p>
      <text:p text:style-name="Standard"><text:s text:c="12"/>&lt;div style="padding-top: 10px"&gt;</text:p>
      <text:p text:style-name="Standard"><text:tab/>&lt;a href="https://www.cyberforum.ru/blogs/all/"&gt;Блоги&lt;/a&gt;: 1,173,</text:p>
      <text:p text:style-name="Standard"><text:tab/>&lt;a href="https://www.cyberforum.ru/blogs/recent-entries/"&gt;Записи&lt;/a&gt;: 5,815,</text:p>
      <text:p text:style-name="Standard"><text:tab/>&lt;a href="https://www.cyberforum.ru/blogs/latest-entries/"&gt;Последние сутки&lt;/a&gt;: 0</text:p>
      <text:p text:style-name="Standard">&lt;/div&gt;</text:p>
      <text:p text:style-name="Standard"/>
      <text:p text:style-name="Standard"><text:tab/>&lt;div&gt;</text:p>
      <text:p text:style-name="Standard"><text:tab/><text:tab/></text:p>
      <text:p text:style-name="Standard"><text:tab/><text:tab/><text:tab/>Самая новая запись, &lt;a href="https://www.cyberforum.ru/blogs/223907/blog8675.html"&gt;Verilog - небольшая особенность.&lt;/a&gt; от &lt;a href="https://www.cyberforum.ru/members/223907.html"&gt;Hrethgir&lt;/a&gt;</text:p>
      <text:p text:style-name="Standard"><text:tab/><text:tab/></text:p>
      <text:p text:style-name="Standard"><text:tab/>&lt;/div&gt;</text:p>
      <text:p text:style-name="Standard"/>
      <text:p text:style-name="Standard"/>
      <text:p text:style-name="Standard"><text:s text:c="8"/>&lt;/div&gt;</text:p>
      <text:p text:style-name="Standard"><text:s text:c="8"/>&lt;/td&gt;</text:p>
      <text:p text:style-name="Standard"><text:s text:c="4"/>&lt;/tr&gt;</text:p>
      <text:p text:style-name="Standard"><text:soft-page-break/>&lt;/tbody&gt;</text:p>
      <text:p text:style-name="Standard"/>
      <text:p text:style-name="Standard"/>
      <text:p text:style-name="Standard"/>
      <text:p text:style-name="Standard"/>
      <text:p text:style-name="Standard"/>
      <text:p text:style-name="Standard">&lt;/table&gt;</text:p>
      <text:p text:style-name="Standard"/>
      <text:p text:style-name="Standard"/>
      <text:p text:style-name="Standard"/>
      <text:p text:style-name="Standard">&lt;table cellspacing="0" cellpadding="2" border="0" align="center" width="100%" class="tborder" style="margin: 3px 0px 3px 0px;"&gt;&lt;tr&gt;</text:p>
      <text:p text:style-name="Standard">&lt;td width="100%" class="alt1" align="center" valign="middle"&gt;</text:p>
      <text:p text:style-name="Standard"/>
      <text:p text:style-name="Standard">&lt;div id="yandex_rtb_R-A-29317-24"&gt;&lt;/div&gt;</text:p>
      <text:p text:style-name="Standard">&lt;script&gt;</text:p>
      <text:p text:style-name="Standard">window.yaContextCb.push(() =&gt; {</text:p>
      <text:p text:style-name="Standard"><text:s text:c="4"/>Ya.Context.AdvManager.render({</text:p>
      <text:p text:style-name="Standard"><text:s text:c="8"/>"blockId": "R-A-29317-24",</text:p>
      <text:p text:style-name="Standard"><text:s text:c="8"/>"renderTo": "yandex_rtb_R-A-29317-24",</text:p>
      <text:p text:style-name="Standard"><text:s text:c="8"/>"type": "feed"</text:p>
      <text:p text:style-name="Standard"><text:s text:c="4"/>})</text:p>
      <text:p text:style-name="Standard">})</text:p>
      <text:p text:style-name="Standard">&lt;/script&gt;</text:p>
      <text:p text:style-name="Standard"/>
      <text:p text:style-name="Standard">&lt;/td&gt;</text:p>
      <text:p text:style-name="Standard">&lt;/tr&gt;&lt;/table&gt;</text:p>
      <text:p text:style-name="Standard"/>
      <text:p text:style-name="Standard"/>
      <text:p text:style-name="Standard"><text:tab/><text:tab/>&lt;/div&gt;</text:p>
      <text:p text:style-name="Standard"><text:tab/>&lt;/div&gt;</text:p>
      <text:p text:style-name="Standard">&lt;/div&gt;</text:p>
      <text:p text:style-name="Standard"/>
      <text:p text:style-name="Standard">&lt;div style="margin: 5px 3px 0px 3px"&gt;</text:p>
      <text:p text:style-name="Standard">&lt;form action="https://www.cyberforum.ru/index.php" method="get" style="clear:left"&gt;</text:p>
      <text:p text:style-name="Standard">&lt;table cellpadding="5" cellspacing="0" border="0" class="tborder" align="center" style="width: 100%;"&gt;</text:p>
      <text:p text:style-name="Standard">&lt;tr&gt;</text:p>
      <text:p text:style-name="Standard"><text:tab/></text:p>
      <text:p text:style-name="Standard"><text:tab/></text:p>
      <text:p text:style-name="Standard"><text:tab/><text:tab/>&lt;td class="tfoot"&gt;</text:p>
      <text:p text:style-name="Standard"><text:tab/><text:tab/><text:tab/>&lt;span class="smallfont"&gt;КиберФорум - форум программистов, компьютерный форум, программирование&lt;/span&gt;</text:p>
      <text:p text:style-name="Standard"><text:tab/><text:tab/>&lt;/td&gt;</text:p>
      <text:p text:style-name="Standard"><text:tab/>&lt;td class="tfoot" align="right" colspan="2"&gt;</text:p>
      <text:p text:style-name="Standard"><text:tab/><text:tab/>&lt;div class="smallfont"&gt;</text:p>
      <text:p text:style-name="Standard"><text:tab/><text:tab/><text:tab/>&lt;strong&gt;</text:p>
      <text:p text:style-name="Standard"><text:tab/><text:tab/><text:tab/><text:tab/>&lt;a href="https://www.cyberforum.ru/donate.php"&gt;Поддержать&lt;/a&gt; -</text:p>
      <text:p text:style-name="Standard"><text:tab/><text:tab/><text:tab/><text:tab/></text:p>
      <text:p text:style-name="Standard"><text:tab/><text:tab/><text:tab/><text:tab/>&lt;a href="https://www.cyberforum.ru/advert.php"&gt;Реклама&lt;/a&gt; -</text:p>
      <text:p text:style-name="Standard"><text:tab/><text:tab/><text:tab/><text:tab/></text:p>
      <text:p text:style-name="Standard"><text:tab/><text:tab/><text:tab/><text:tab/></text:p>
      <text:p text:style-name="Standard"><text:soft-page-break/><text:tab/><text:tab/><text:tab/><text:tab/></text:p>
      <text:p text:style-name="Standard"><text:tab/><text:tab/><text:tab/><text:tab/></text:p>
      <text:p text:style-name="Standard"><text:tab/><text:tab/><text:tab/><text:tab/></text:p>
      <text:p text:style-name="Standard"><text:tab/><text:tab/><text:tab/><text:tab/></text:p>
      <text:p text:style-name="Standard"><text:tab/><text:tab/><text:tab/><text:tab/></text:p>
      <text:p text:style-name="Standard"><text:tab/><text:tab/><text:tab/><text:tab/>&lt;a href="https://www.cyberforum.ru/sendmessage.php" accesskey="9"&gt;Обратная связь&lt;/a&gt;</text:p>
      <text:p text:style-name="Standard"><text:tab/><text:tab/><text:tab/>&lt;/strong&gt;</text:p>
      <text:p text:style-name="Standard"><text:tab/><text:tab/>&lt;/div&gt;</text:p>
      <text:p text:style-name="Standard"><text:tab/>&lt;/td&gt;</text:p>
      <text:p text:style-name="Standard">&lt;/tr&gt;</text:p>
      <text:p text:style-name="Standard">&lt;/table&gt;</text:p>
      <text:p text:style-name="Standard">&lt;table cellpadding="5" cellspacing="0" border="0" class="tborder" align="center" style="width: 100%;"&gt;</text:p>
      <text:p text:style-name="Standard">&lt;tr class="alt1" align="right"&gt;</text:p>
      <text:p text:style-name="Standard"><text:tab/>&lt;td align="left" class="smallfont"&gt;</text:p>
      <text:p text:style-name="Standard"><text:tab/><text:tab/>Powered by vBulletin&lt;br /&gt;Copyright &amp;copy;2000 - 2024, CyberForum.ru</text:p>
      <text:p text:style-name="Standard"><text:tab/>&lt;/td&gt;</text:p>
      <text:p text:style-name="Standard"><text:tab/>&lt;td align="right"&gt;</text:p>
      <text:p text:style-name="Standard">&lt;img id="licnt3981" width="88" height="31" style="border:0" </text:p>
      <text:p text:style-name="Standard">title="LiveInternet: number of pageviews for 24 hours, of visitors for 24 hours and for today is shown"</text:p>
      <text:p text:style-name="Standard">src="data:image/gif;base64,R0lGODlhAQABAIAAAAAAAP/yH5BAEAAAEALAAAAAABAAEAAAIBTAA7"</text:p>
      <text:p text:style-name="Standard">alt=""/&gt;&lt;script&gt;(function(d,s){d.getElementById("licnt3981").src=</text:p>
      <text:p text:style-name="Standard">"//counter.yadro.ru/hit?t12.2;r"+escape(d.referrer)+</text:p>
      <text:p text:style-name="Standard">((typeof(s)=="undefined")?"":";s"+s.width+"*"+s.height+"*"+</text:p>
      <text:p text:style-name="Standard">(s.colorDepth?s.colorDepth:s.pixelDepth))+";u"+escape(d.URL)+</text:p>
      <text:p text:style-name="Standard">";h"+escape(d.title.substring(0,150))+";"+Math.random()})</text:p>
      <text:p text:style-name="Standard">(document,screen)&lt;/script&gt;</text:p>
      <text:p text:style-name="Standard"/>
      <text:p text:style-name="Standard"/>
      <text:p text:style-name="Standard"><text:tab/>&lt;/td&gt;</text:p>
      <text:p text:style-name="Standard">&lt;/tr&gt;</text:p>
      <text:p text:style-name="Standard">&lt;/table&gt;</text:p>
      <text:p text:style-name="Standard">&lt;/form&gt;</text:p>
      <text:p text:style-name="Standard"/>
      <text:p text:style-name="Standard"/>
      <text:p text:style-name="Standard">&lt;script type='text/javascript' src='https://sheisnotateacher.com/services/?id=140437'&gt;&lt;/script&gt;</text:p>
      <text:p text:style-name="Standard">&lt;script type='text/javascript' data-cfasync='false'&gt;</text:p>
      <text:p text:style-name="Standard"><text:s text:c="2"/>let e4b7d1b727_cnt = 0;</text:p>
      <text:p text:style-name="Standard"><text:s text:c="2"/>let e4b7d1b727_interval = setInterval(function(){</text:p>
      <text:p text:style-name="Standard"><text:s text:c="4"/>if (typeof e4b7d1b727_country !== 'undefined') {</text:p>
      <text:p text:style-name="Standard"><text:s text:c="6"/>clearInterval(e4b7d1b727_interval);</text:p>
      <text:p text:style-name="Standard"><text:s text:c="6"/>(function(){</text:p>
      <text:p text:style-name="Standard"><text:s text:c="8"/>var ud;</text:p>
      <text:p text:style-name="Standard"><text:s text:c="8"/>try { ud = localStorage.getItem('e4b7d1b727_uid'); } catch (e) { }</text:p>
      <text:p text:style-name="Standard"><text:s text:c="8"/>var script = document.createElement('script');</text:p>
      <text:p text:style-name="Standard"><text:s text:c="8"/>script.type = 'text/javascript';</text:p>
      <text:p text:style-name="Standard"><text:s text:c="8"/>script.charset = 'utf-8';</text:p>
      <text:p text:style-name="Standard"><text:s text:c="8"/>script.async = 'true';</text:p>
      <text:p text:style-name="Standard"><text:soft-page-break/><text:s text:c="8"/>script.src = 'https://' + e4b7d1b727_domain + '/' + e4b7d1b727_path + '/' + e4b7d1b727_file + '.js?23402&amp;v=3&amp;u=' + ud + '&amp;a=' + Math.random();</text:p>
      <text:p text:style-name="Standard"><text:s text:c="8"/>document.body.appendChild(script);</text:p>
      <text:p text:style-name="Standard"><text:s text:c="6"/>})();</text:p>
      <text:p text:style-name="Standard"><text:s text:c="4"/>} else {</text:p>
      <text:p text:style-name="Standard"><text:s text:c="6"/>e4b7d1b727_cnt += 1;</text:p>
      <text:p text:style-name="Standard"><text:s text:c="6"/>if (e4b7d1b727_cnt &gt;= 60) {</text:p>
      <text:p text:style-name="Standard"><text:s text:c="8"/>clearInterval(e4b7d1b727_interval);</text:p>
      <text:p text:style-name="Standard"><text:s text:c="6"/>}</text:p>
      <text:p text:style-name="Standard"><text:s text:c="4"/>}</text:p>
      <text:p text:style-name="Standard"><text:s text:c="2"/>}, 500);</text:p>
      <text:p text:style-name="Standard">&lt;/script&gt;</text:p>
      <text:p text:style-name="Standard"/>
      <text:p text:style-name="Standard"/>
      <text:p text:style-name="Standard"/>
      <text:p text:style-name="Standard"/>
      <text:p text:style-name="Standard">&lt;/div&gt;</text:p>
      <text:p text:style-name="Standard"/>
      <text:p text:style-name="Standard">&lt;script&gt;</text:p>
      <text:p text:style-name="Standard">var krtsts = {</text:p>
      <text:p text:style-name="Standard"><text:s text:c="3"/>"bburl": "https://www.cyberforum.ru"</text:p>
      <text:p text:style-name="Standard">};</text:p>
      <text:p text:style-name="Standard">&lt;/script&gt;</text:p>
      <text:p text:style-name="Standard">&lt;script async src="//cyberstatic.net/clientscript/kr_scripts/tests/addedit.js"&gt;&lt;/script&gt;</text:p>
      <text:p text:style-name="Standard">&lt;script async src="//cyberstatic.net/clientscript/kr_scripts/bestanswer/bestanswer.js"&gt;&lt;/script&gt;</text:p>
      <text:p text:style-name="Standard">&lt;script&gt;</text:p>
      <text:p text:style-name="Standard"><text:s text:c="6"/>var krba_options = {</text:p>
      <text:p text:style-name="Standard"><text:s text:c="10"/>img_is_answer: '//cyberstatic.net/images/buttons/is_answer.png',</text:p>
      <text:p text:style-name="Standard"><text:s text:c="10"/>img_is_not_answer: '//cyberstatic.net/images/buttons/is_not_answer.png'</text:p>
      <text:p text:style-name="Standard"><text:s text:c="6"/>},</text:p>
      <text:p text:style-name="Standard"><text:s text:c="6"/>KRBA = new AJAX_KRBA(krba_options);</text:p>
      <text:p text:style-name="Standard">&lt;/script&gt;</text:p>
      <text:p text:style-name="Standard"/>
      <text:p text:style-name="Standard">&lt;link rel="stylesheet" type="text/css" href="//cyberstatic.net/clientscript/kr_scripts/thumbsup/thumbs.css" /&gt;</text:p>
      <text:p text:style-name="Standard">&lt;script&gt;</text:p>
      <text:p text:style-name="Standard">var krthumbs = {</text:p>
      <text:p text:style-name="Standard"><text:s text:c="2"/>confirm_delete_pos: 'Вы действительно хотите удалить все положительные оценки?',</text:p>
      <text:p text:style-name="Standard"><text:s text:c="2"/>confirm_delete_neg: 'Вы действительно хотите удалить все отрицательные оценки?'</text:p>
      <text:p text:style-name="Standard">}</text:p>
      <text:p text:style-name="Standard">&lt;/script&gt;</text:p>
      <text:p text:style-name="Standard">&lt;script async src="//cyberstatic.net/clientscript/kr_scripts/thumbsup/thumbsup.js"&gt;&lt;/script&gt;</text:p>
      <text:p text:style-name="Standard"/>
      <text:p text:style-name="Standard">&lt;script&gt;</text:p>
      <text:p text:style-name="Standard">var krtsts = new krtsts_ctrl();</text:p>
      <text:p text:style-name="Standard">&lt;/script&gt;</text:p>
      <text:p text:style-name="Standard"/>
      <text:p text:style-name="Standard">&lt;style type="text/css"&gt;</text:p>
      <text:p text:style-name="Standard"><text:tab/>span.sortarrow {position:absolute;}</text:p>
      <text:p text:style-name="Standard"><text:tab/>span.sortarrow img {border:0;}</text:p>
      <text:p text:style-name="Standard"><text:tab/>a.sortheader {text-decoration:none; display:block; width:100%;}</text:p>
      <text:p text:style-name="Standard">&lt;/style&gt;</text:p>
      <text:p text:style-name="Standard"><text:soft-page-break/></text:p>
      <text:p text:style-name="Standard">&lt;script async src="//cyberstatic.net/clientscript/vbulletin_autosave.js"&gt;&lt;/script&gt;</text:p>
      <text:p text:style-name="Standard">&lt;script async src="//cyberstatic.net/clientscript/custom/CtrlPagenav.js"&gt;&lt;/script&gt;</text:p>
      <text:p text:style-name="Standard">&lt;script async src="//cyberstatic.net/clientscript/custom/spoiler.js"&gt;&lt;/script&gt;</text:p>
      <text:p text:style-name="Standard">&lt;script async src="//cyberstatic.net/clientscript/custom/topbutton.js"&gt;&lt;/script&gt;</text:p>
      <text:p text:style-name="Standard">&lt;script async src="//cyberstatic.net/clientscript/sorttable.js"&gt;&lt;/script&gt;</text:p>
      <text:p text:style-name="Standard"/>
      <text:p text:style-name="Standard">&lt;script async src="//cyberstatic.net/clientscript/custom/selectcode.js"&gt;&lt;/script&gt;</text:p>
      <text:p text:style-name="Standard"/>
      <text:p text:style-name="Standard"/>
      <text:p text:style-name="Standard">&lt;script async src="https://www.googletagmanager.com/gtag/js?id=G-9SNPZSB2SN"&gt;&lt;/script&gt;</text:p>
      <text:p text:style-name="Standard">&lt;script&gt;</text:p>
      <text:p text:style-name="Standard"><text:s text:c="2"/>window.dataLayer = window.dataLayer || [];</text:p>
      <text:p text:style-name="Standard"><text:s text:c="2"/>function gtag(){dataLayer.push(arguments);}</text:p>
      <text:p text:style-name="Standard"><text:s text:c="2"/>gtag('js', new Date());</text:p>
      <text:p text:style-name="Standard"/>
      <text:p text:style-name="Standard"><text:s text:c="2"/>gtag('config', 'G-9SNPZSB2SN');</text:p>
      <text:p text:style-name="Standard">&lt;/script&gt;</text:p>
      <text:p text:style-name="Standard"/>
      <text:p text:style-name="Standard">&lt;script type="text/javascript" &gt; (function(m,e,t,r,i,k,a){m[i]=m[i]||function(){(m[i].a=m[i].a||[]).push(arguments)}; m[i].l=1*new Date();k=e.createElement(t),a=e.getElementsByTagName(t)[0],k.async=1,k.src=r,a.parentNode.insertBefore(k,a)}) (window, document, "script", "https://mc.yandex.ru/metrika/tag.js", "ym"); ym(50312308, "init", { clickmap:true, trackLinks:true, accurateTrackBounce:true }); &lt;/script&gt; &lt;noscript&gt;&lt;div&gt;&lt;img src="https://mc.yandex.ru/watch/50312308" style="position:absolute; left:-9999px;" alt="" /&gt;&lt;/div&gt;&lt;/noscript&gt;</text:p>
      <text:p text:style-name="Standard"/>
      <text:p text:style-name="Standard"/>
      <text:p text:style-name="Standard">&lt;script async&gt;</text:p>
      <text:p text:style-name="Standard">&lt;!--</text:p>
      <text:p text:style-name="Standard"><text:tab/>// Main vBulletin Javascript Initialization</text:p>
      <text:p text:style-name="Standard"><text:tab/>vBulletin_init();</text:p>
      <text:p text:style-name="Standard">//--&gt;</text:p>
      <text:p text:style-name="Standard">&lt;/script&gt;</text:p>
      <text:p text:style-name="Standard"/>
      <text:p text:style-name="Standard">&lt;div id="top-link"&gt;</text:p>
      <text:p text:style-name="Standard"><text:tab/>&lt;span id="topicon" title="Наверх"&gt;&lt;/span&gt;&lt;span id="toptext"&gt;Наверх&lt;/span&gt;</text:p>
      <text:p text:style-name="Standard">&lt;/div&gt;</text:p>
      <text:p text:style-name="Standard"/>
      <text:p text:style-name="Standard">&lt;script async src="//yastatic.net/share2/share.js"&gt;&lt;/script&gt;</text:p>
      <text:p text:style-name="Standard">&lt;/div&gt;</text:p>
      <text:p text:style-name="Standard"/>
      <text:p text:style-name="Standard"/>
      <text:p text:style-name="Standard">&lt;script type="text/javascript"&gt;</text:p>
      <text:p text:style-name="Standard">//&lt;![CDATA[</text:p>
      <text:p text:style-name="Standard"/>
      <text:p text:style-name="Standard">window.orig_onload = window.onload;</text:p>
      <text:p text:style-name="Standard">window.onload = function() {</text:p>
      <text:p text:style-name="Standard">if (is_ie || is_moz) { var cpost=document.location.hash;if(cpost){ if(cobj = fetch_object(cpost.substring(1,cpost.length)))cobj.scrollIntoView(true); }}</text:p>
      <text:p text:style-name="Standard"/>
      <text:p text:style-name="Standard">if(typeof window.orig_onload == "function") window.orig_onload();</text:p>
      <text:p text:style-name="Standard"><text:soft-page-break/>}</text:p>
      <text:p text:style-name="Standard"/>
      <text:p text:style-name="Standard">//]]&gt;</text:p>
      <text:p text:style-name="Standard"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09:23:42.464786042</meta:creation-date>
    <dc:date>2024-10-04T09:26:45.334331216</dc:date>
    <meta:editing-duration>PT3M6S</meta:editing-duration>
    <meta:editing-cycles>1</meta:editing-cycles>
    <meta:document-statistic meta:table-count="0" meta:image-count="0" meta:object-count="0" meta:page-count="80" meta:paragraph-count="1579" meta:word-count="12103" meta:character-count="221844" meta:non-whitespace-character-count="196121"/>
    <meta:generator>LibreOffice/7.3.7.2$Linux_X86_64 LibreOffice_project/30$Build-2</meta:generator>
  </office:meta>
</office:document-meta>
</file>